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1.1854in"/>
    </style:style>
    <style:style style:name="Table1.B" style:family="table-column">
      <style:table-column-properties style:column-width="2.8215in"/>
    </style:style>
    <style:style style:name="Table1.C" style:family="table-column">
      <style:table-column-properties style:column-width="3.143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3"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6.7in" fo:margin-left="-0.075in" fo:margin-top="0in" fo:margin-bottom="0in" table:align="left" style:writing-mode="lr-tb"/>
    </style:style>
    <style:style style:name="Table2.A" style:family="table-column">
      <style:table-column-properties style:column-width="1.1292in"/>
    </style:style>
    <style:style style:name="Table2.B" style:family="table-column">
      <style:table-column-properties style:column-width="2.8361in"/>
    </style:style>
    <style:style style:name="Table2.C" style:family="table-column">
      <style:table-column-properties style:column-width="2.7347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3"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82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381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82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381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45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006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4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00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7486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305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5.2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756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8681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42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4.3201in" fo:margin-left="-0.075in" fo:margin-top="0in" fo:margin-bottom="0in" table:align="left" style:writing-mode="lr-tb"/>
    </style:style>
    <style:style style:name="Table10.A" style:family="table-column">
      <style:table-column-properties style:column-width="0.7597in"/>
    </style:style>
    <style:style style:name="Table10.B" style:family="table-column">
      <style:table-column-properties style:column-width="2.2799in"/>
    </style:style>
    <style:style style:name="Table10.C" style:family="table-column">
      <style:table-column-properties style:column-width="1.2806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5"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4.825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38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4146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2.9715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82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381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2.8618in" fo:margin-left="-0.075in" fo:margin-top="0in" fo:margin-bottom="0in" table:align="left" style:writing-mode="lr-tb"/>
    </style:style>
    <style:style style:name="Table14.A" style:family="table-column">
      <style:table-column-properties style:column-width="0.4361in"/>
    </style:style>
    <style:style style:name="Table14.B" style:family="table-column">
      <style:table-column-properties style:column-width="0.841in"/>
    </style:style>
    <style:style style:name="Table14.C" style:family="table-column">
      <style:table-column-properties style:column-width="1.5847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6"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75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316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9757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5326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75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30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1215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2.6785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2"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825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381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none"/>
    </style:style>
    <style:style style:name="P1" style:family="paragraph" style:parent-style-name="Text_20_body">
      <style:paragraph-properties fo:margin-left="0in" fo:margin-right="0in" fo:text-indent="0in" style:auto-text-indent="false"/>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style:style>
    <style:style style:name="P5" style:family="paragraph" style:parent-style-name="Standard">
      <style:paragraph-properties fo:margin-left="0in" fo:margin-right="0in" fo:text-indent="0in" style:auto-text-indent="false"/>
      <style:text-properties style:font-name="Times New Roman" fo:font-size="18pt" style:font-size-asian="18pt"/>
    </style:style>
    <style:style style:name="P6" style:family="paragraph" style:parent-style-name="Standard">
      <style:paragraph-properties fo:margin-left="0in" fo:margin-right="0in" fo:text-indent="0in" style:auto-text-indent="false"/>
      <style:text-properties style:font-name="Times New Roman" fo:font-size="8.5pt" fo:font-weight="bold" style:font-size-asian="8.5pt" style:font-weight-asian="bold"/>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orphans="2" fo:widows="2" fo:text-indent="0in" style:auto-text-indent="false"/>
    </style:style>
    <style:style style:name="P9" style:family="paragraph" style:parent-style-name="Standard">
      <style:paragraph-properties fo:margin-left="0in" fo:margin-right="0in" fo:orphans="2" fo:widows="2" fo:text-indent="0in" style:auto-text-indent="false">
        <style:tab-stops/>
      </style:paragraph-properties>
    </style:style>
    <style:style style:name="P10" style:family="paragraph" style:parent-style-name="Standard">
      <style:paragraph-properties fo:margin-left="0in" fo:margin-right="0in" fo:orphans="0" fo:widows="0"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P14" style:family="paragraph" style:parent-style-name="Heading_20_2">
      <style:paragraph-properties fo:margin-left="0in" fo:margin-right="0in" fo:text-indent="0in" style:auto-text-indent="false"/>
    </style:style>
    <style:style style:name="P15"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8.5pt" fo:font-weight="bold" style:font-size-asian="8.5pt" style:font-weight-asian="bold"/>
    </style:style>
    <style:style style:name="T7" style:family="text">
      <style:text-properties style:font-name="Times New Roman" fo:font-size="8.5pt" style:font-size-asian="8.5pt"/>
    </style:style>
    <style:style style:name="T8" style:family="text">
      <style:text-properties style:font-name="Times New Roman" style:font-name-asian="Times New Roman1" style:font-name-complex="Times New Roman1"/>
    </style:style>
    <style:style style:name="T9" style:family="text">
      <style:text-properties style:font-name="Times New Roman" fo:font-size="11pt" style:font-size-asian="11pt"/>
    </style:style>
    <style:style style:name="T10" style:family="text">
      <style:text-properties style:use-window-font-color="true" style:font-name="Times New Roman" fo:font-size="10pt" fo:font-weight="bold" style:font-size-asian="10pt" style:font-weight-asian="bold"/>
    </style:style>
    <style:style style:name="T11" style:family="text">
      <style:text-properties style:use-window-font-color="true" style:font-name="Times New Roman" fo:font-size="10pt" style:font-size-asian="10pt"/>
    </style:style>
    <style:style style:name="T12" style:family="text">
      <style:text-properties style:use-window-font-color="true" style:font-name="Times New Roman"/>
    </style:style>
    <style:style style:name="T13" style:family="text">
      <style:text-properties style:use-window-font-color="true" style:font-name="Times New Roman" fo:font-size="9.5pt" style:font-size-asian="9.5pt"/>
    </style:style>
    <style:style style:name="T14" style:family="text">
      <style:text-properties style:use-window-font-color="true" style:font-name="Times New Roman" fo:font-size="9.5pt" fo:font-weight="bold" style:font-size-asian="9.5pt" style:font-weight-asian="bold"/>
    </style:style>
    <style:style style:name="T15"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is material is Open Game Content, and is licensed for public use under the terms of the Open Game License v1.0a.</text:span></text:p>
      <text:p text:style-name="P3"><text:span text:style-name="T2">MONSTERS (B-C)</text:span></text:p>
      <text:p text:style-name="P5"/>
      <text:p text:style-name="P3"><text:span text:style-name="T2">BARGHEST</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7"><text:span text:style-name="T3"><text:s/></text:span></text:p>
          </table:table-cell>
          <table:table-cell table:style-name="Table1.A1" office:value-type="string">
            <text:p text:style-name="P7"><text:span text:style-name="T3">Barghest</text:span></text:p>
          </table:table-cell>
          <table:table-cell table:style-name="Table1.A1" office:value-type="string">
            <text:p text:style-name="P7"><text:span text:style-name="T3">Greater Barghest</text:span></text:p>
          </table:table-cell>
        </table:table-row>
        <table:table-row table:style-name="Table1.1">
          <table:table-cell table:style-name="Table1.A2" office:value-type="string">
            <text:p text:style-name="P7"><text:span text:style-name="T3"><text:s/></text:span></text:p>
          </table:table-cell>
          <table:table-cell table:style-name="Table1.A2" office:value-type="string">
            <text:p text:style-name="P7"><text:span text:style-name="T4">Medium Outsider (Evil, Extraplanar, Lawful, Shapechanger)</text:span></text:p>
          </table:table-cell>
          <table:table-cell table:style-name="Table1.A2" office:value-type="string">
            <text:p text:style-name="P7"><text:span text:style-name="T4">Large Outsider (Evil, Extraplanar, Lawful, Shapechanger) </text:span></text:p>
          </table:table-cell>
        </table:table-row>
        <table:table-row table:style-name="Table1.1">
          <table:table-cell table:style-name="Table1.A2" office:value-type="string">
            <text:p text:style-name="P3"><text:span text:style-name="T3">Hit Dice:</text:span></text:p>
          </table:table-cell>
          <table:table-cell table:style-name="Table1.A2" office:value-type="string">
            <text:p text:style-name="P3"><text:span text:style-name="T4">6d8+6 (33 hp)</text:span></text:p>
          </table:table-cell>
          <table:table-cell table:style-name="Table1.A2" office:value-type="string">
            <text:p text:style-name="P3"><text:span text:style-name="T4">9d8+27 (67 hp)</text:span></text:p>
          </table:table-cell>
        </table:table-row>
        <table:table-row table:style-name="Table1.1">
          <table:table-cell table:style-name="Table1.A2" office:value-type="string">
            <text:p text:style-name="P3"><text:span text:style-name="T3">Initiative:</text:span></text:p>
          </table:table-cell>
          <table:table-cell table:style-name="Table1.A2" office:value-type="string">
            <text:p text:style-name="P3"><text:span text:style-name="T4">+6</text:span></text:p>
          </table:table-cell>
          <table:table-cell table:style-name="Table1.A2" office:value-type="string">
            <text:p text:style-name="P3"><text:span text:style-name="T4">+6</text:span></text:p>
          </table:table-cell>
        </table:table-row>
        <table:table-row table:style-name="Table1.1">
          <table:table-cell table:style-name="Table1.A2" office:value-type="string">
            <text:p text:style-name="P3"><text:span text:style-name="T3">Speed:</text:span></text:p>
          </table:table-cell>
          <table:table-cell table:style-name="Table1.A2" office:value-type="string">
            <text:p text:style-name="P3"><text:span text:style-name="T4">30 ft. (6 squares)</text:span></text:p>
          </table:table-cell>
          <table:table-cell table:style-name="Table1.A2" office:value-type="string">
            <text:p text:style-name="P3"><text:span text:style-name="T4">40 ft. (8 squares)</text:span></text:p>
          </table:table-cell>
        </table:table-row>
        <table:table-row table:style-name="Table1.1">
          <table:table-cell table:style-name="Table1.A2" office:value-type="string">
            <text:p text:style-name="P3"><text:span text:style-name="T3">Armor Class:</text:span></text:p>
          </table:table-cell>
          <table:table-cell table:style-name="Table1.A2" office:value-type="string">
            <text:p text:style-name="P3"><text:span text:style-name="T4">18 (+2 Dex, +6 natural), touch 12, flat-footed 16</text:span></text:p>
          </table:table-cell>
          <table:table-cell table:style-name="Table1.A2" office:value-type="string">
            <text:p text:style-name="P3"><text:span text:style-name="T4">20 (–1 size, +2 Dex, +9 natural), touch 11, flat-footed 18</text:span></text:p>
          </table:table-cell>
        </table:table-row>
        <table:table-row table:style-name="Table1.1">
          <table:table-cell table:style-name="Table1.A2" office:value-type="string">
            <text:p text:style-name="P3"><text:span text:style-name="T3">Base Attack/Grapple:</text:span></text:p>
          </table:table-cell>
          <table:table-cell table:style-name="Table1.A2" office:value-type="string">
            <text:p text:style-name="P3"><text:span text:style-name="T4">+6/+9 </text:span></text:p>
          </table:table-cell>
          <table:table-cell table:style-name="Table1.A2" office:value-type="string">
            <text:p text:style-name="P3"><text:span text:style-name="T4">+9/+18</text:span></text:p>
          </table:table-cell>
        </table:table-row>
        <table:table-row table:style-name="Table1.1">
          <table:table-cell table:style-name="Table1.A2" office:value-type="string">
            <text:p text:style-name="P3"><text:span text:style-name="T3">Attack:</text:span></text:p>
          </table:table-cell>
          <table:table-cell table:style-name="Table1.A2" office:value-type="string">
            <text:p text:style-name="P3"><text:span text:style-name="T4">Bite +9 melee (1d6+3))</text:span></text:p>
          </table:table-cell>
          <table:table-cell table:style-name="Table1.A2" office:value-type="string">
            <text:p text:style-name="P3"><text:span text:style-name="T4">Bite +13 melee (1d8+5</text:span></text:p>
          </table:table-cell>
        </table:table-row>
        <table:table-row table:style-name="Table1.1">
          <table:table-cell table:style-name="Table1.A2" office:value-type="string">
            <text:p text:style-name="P3"><text:span text:style-name="T3">Full Attack:</text:span></text:p>
          </table:table-cell>
          <table:table-cell table:style-name="Table1.A2" office:value-type="string">
            <text:p text:style-name="P3"><text:span text:style-name="T4">Bite +9 melee (1d6+3) and 2 claws +4 melee (1d4+1)</text:span></text:p>
          </table:table-cell>
          <table:table-cell table:style-name="Table1.A2" office:value-type="string">
            <text:p text:style-name="P3"><text:span text:style-name="T4">Bite +13 melee (1d8+5) and 2 claws +8 melee (1d6+2)</text:span></text:p>
          </table:table-cell>
        </table:table-row>
        <table:table-row table:style-name="Table1.1">
          <table:table-cell table:style-name="Table1.A2" office:value-type="string">
            <text:p text:style-name="P3"><text:span text:style-name="T3">Space/Reach:</text:span></text:p>
          </table:table-cell>
          <table:table-cell table:style-name="Table1.A2" office:value-type="string">
            <text:p text:style-name="P3"><text:span text:style-name="T4">5 ft./5 ft.</text:span></text:p>
          </table:table-cell>
          <table:table-cell table:style-name="Table1.A2" office:value-type="string">
            <text:p text:style-name="P3"><text:span text:style-name="T4">10 ft./5 ft.</text:span></text:p>
          </table:table-cell>
        </table:table-row>
        <table:table-row table:style-name="Table1.1">
          <table:table-cell table:style-name="Table1.A2" office:value-type="string">
            <text:p text:style-name="P3"><text:span text:style-name="T3">Special Attacks:</text:span></text:p>
          </table:table-cell>
          <table:table-cell table:style-name="Table1.A2" office:value-type="string">
            <text:p text:style-name="P3"><text:span text:style-name="T4">Spell-like abilities, feed</text:span></text:p>
          </table:table-cell>
          <table:table-cell table:style-name="Table1.A2" office:value-type="string">
            <text:p text:style-name="P3"><text:span text:style-name="T4">Spell-like abilities, feed</text:span></text:p>
          </table:table-cell>
        </table:table-row>
        <table:table-row table:style-name="Table1.1">
          <table:table-cell table:style-name="Table1.A2" office:value-type="string">
            <text:p text:style-name="P3"><text:span text:style-name="T3">Special Qualities:</text:span></text:p>
          </table:table-cell>
          <table:table-cell table:style-name="Table1.A2" office:value-type="string">
            <text:p text:style-name="P3"><text:span text:style-name="T4">Change shape, damage reduction 5/magic, darkvision 60 ft., scent</text:span></text:p>
          </table:table-cell>
          <table:table-cell table:style-name="Table1.A2" office:value-type="string">
            <text:p text:style-name="P3"><text:span text:style-name="T4">Change shape, damage reduction 10/magic, darkvision 60 ft., scent</text:span></text:p>
          </table:table-cell>
        </table:table-row>
        <table:table-row table:style-name="Table1.1">
          <table:table-cell table:style-name="Table1.A2" office:value-type="string">
            <text:p text:style-name="P3"><text:span text:style-name="T3">Saves:</text:span></text:p>
          </table:table-cell>
          <table:table-cell table:style-name="Table1.A2" office:value-type="string">
            <text:p text:style-name="P3"><text:span text:style-name="T4">Fort +6, Ref +7, Will +7</text:span></text:p>
          </table:table-cell>
          <table:table-cell table:style-name="Table1.A2" office:value-type="string">
            <text:p text:style-name="P3"><text:span text:style-name="T4">Fort +9, Ref +8, Will +10</text:span></text:p>
          </table:table-cell>
        </table:table-row>
        <table:table-row table:style-name="Table1.1">
          <table:table-cell table:style-name="Table1.A2" office:value-type="string">
            <text:p text:style-name="P3"><text:span text:style-name="T3">Abilities:</text:span></text:p>
          </table:table-cell>
          <table:table-cell table:style-name="Table1.A2" office:value-type="string">
            <text:p text:style-name="P3"><text:span text:style-name="T4">Str 17, Dex 15, Con 13, Int 14, Wis 14, Cha 14</text:span></text:p>
          </table:table-cell>
          <table:table-cell table:style-name="Table1.A2" office:value-type="string">
            <text:p text:style-name="P3"><text:span text:style-name="T4">Str 20, Dex 15, Con 16, Int 18, Wis 18, Cha 18</text:span></text:p>
          </table:table-cell>
        </table:table-row>
        <table:table-row table:style-name="Table1.1">
          <table:table-cell table:style-name="Table1.A2" office:value-type="string">
            <text:p text:style-name="P3"><text:span text:style-name="T3">Skills:</text:span></text:p>
          </table:table-cell>
          <table:table-cell table:style-name="Table1.A2" office:value-type="string">
            <text:p text:style-name="P3"><text:span text:style-name="T4">Bluff +11, Diplomacy +6, Disguise +2 (+4 acting), Hide +11*, Intimidate +13, Jump +12, Listen +11, Move Silently +10, Search +11, Sense Motive +11, Spot +11, Survival +11 (+13 following tracks)</text:span></text:p>
          </table:table-cell>
          <table:table-cell table:style-name="Table1.A2" office:value-type="string">
            <text:p text:style-name="P3"><text:span text:style-name="T4">Bluff +16, Climb +17, Concentration +15, Diplomacy +8, Disguise +4 (+6 acting), Hide +10*, Intimidate +18, Jump +21, Listen +16, Move Silently +14, Sense Motive +16, Spot +16 Survival +16 (+18 following tracks), Tumble +16</text:span></text:p>
          </table:table-cell>
        </table:table-row>
        <table:table-row table:style-name="Table1.1">
          <table:table-cell table:style-name="Table1.A2" office:value-type="string">
            <text:p text:style-name="P3"><text:span text:style-name="T3">Feats:</text:span></text:p>
          </table:table-cell>
          <table:table-cell table:style-name="Table1.A2" office:value-type="string">
            <text:p text:style-name="P3"><text:span text:style-name="T4">Combat Reflexes, Improved Initiative, Track</text:span></text:p>
          </table:table-cell>
          <table:table-cell table:style-name="Table1.A2" office:value-type="string">
            <text:p text:style-name="P3"><text:span text:style-name="T4">Combat Casting, Combat Reflexes, Improved Initiative, Track</text:span></text:p>
          </table:table-cell>
        </table:table-row>
        <table:table-row table:style-name="Table1.1">
          <table:table-cell table:style-name="Table1.A2" office:value-type="string">
            <text:p text:style-name="P3"><text:span text:style-name="T10">Environment</text:span></text:p>
          </table:table-cell>
          <table:table-cell table:style-name="Table1.A2" office:value-type="string">
            <text:p text:style-name="P3"><text:span text:style-name="T11">An evil-aligned plane</text:span></text:p>
          </table:table-cell>
          <table:table-cell table:style-name="Table1.A2" office:value-type="string">
            <text:p text:style-name="P3"><text:span text:style-name="T11">An evil-aligned plane</text:span></text:p>
          </table:table-cell>
        </table:table-row>
        <table:table-row table:style-name="Table1.1">
          <table:table-cell table:style-name="Table1.A2" office:value-type="string">
            <text:p text:style-name="P3"><text:span text:style-name="T3">Organization:</text:span></text:p>
          </table:table-cell>
          <table:table-cell table:style-name="Table1.A2" office:value-type="string">
            <text:p text:style-name="P3"><text:span text:style-name="T4">Solitary or pack (3–6)</text:span></text:p>
          </table:table-cell>
          <table:table-cell table:style-name="Table1.A2" office:value-type="string">
            <text:p text:style-name="P3"><text:span text:style-name="T4">Solitary or pack (3–6)</text:span></text:p>
          </table:table-cell>
        </table:table-row>
        <table:table-row table:style-name="Table1.1">
          <table:table-cell table:style-name="Table1.A2" office:value-type="string">
            <text:p text:style-name="P3"><text:span text:style-name="T6">Challenge Rating:</text:span></text:p>
          </table:table-cell>
          <table:table-cell table:style-name="Table1.A2" office:value-type="string">
            <text:p text:style-name="P3"><text:span text:style-name="T7">4</text:span></text:p>
          </table:table-cell>
          <table:table-cell table:style-name="Table1.A2" office:value-type="string">
            <text:p text:style-name="P3"><text:span text:style-name="T7">5</text:span></text:p>
          </table:table-cell>
        </table:table-row>
        <table:table-row table:style-name="Table1.1">
          <table:table-cell table:style-name="Table1.A2" office:value-type="string">
            <text:p text:style-name="P3"><text:span text:style-name="T3">Treasure:</text:span></text:p>
          </table:table-cell>
          <table:table-cell table:style-name="Table1.A2" office:value-type="string">
            <text:p text:style-name="P3"><text:span text:style-name="T4">Double standard</text:span></text:p>
          </table:table-cell>
          <table:table-cell table:style-name="Table1.A2" office:value-type="string">
            <text:p text:style-name="P3"><text:span text:style-name="T4">Double standard</text:span></text:p>
          </table:table-cell>
        </table:table-row>
        <table:table-row table:style-name="Table1.1">
          <table:table-cell table:style-name="Table1.A2" office:value-type="string">
            <text:p text:style-name="P3"><text:span text:style-name="T3">Alignment:</text:span></text:p>
          </table:table-cell>
          <table:table-cell table:style-name="Table1.A2" office:value-type="string">
            <text:p text:style-name="P3"><text:span text:style-name="T4">Always lawful evil</text:span></text:p>
          </table:table-cell>
          <table:table-cell table:style-name="Table1.A2" office:value-type="string">
            <text:p text:style-name="P3"><text:span text:style-name="T4">Always lawful evil</text:span></text:p>
          </table:table-cell>
        </table:table-row>
        <table:table-row table:style-name="Table1.1">
          <table:table-cell table:style-name="Table1.A2" office:value-type="string">
            <text:p text:style-name="P3"><text:span text:style-name="T3">Advancement:</text:span></text:p>
          </table:table-cell>
          <table:table-cell table:style-name="Table1.A2" office:value-type="string">
            <text:p text:style-name="P3"><text:span text:style-name="T4">Special (see below)</text:span></text:p>
          </table:table-cell>
          <table:table-cell table:style-name="Table1.A2" office:value-type="string">
            <text:p text:style-name="P3"><text:span text:style-name="T4">Special (see below)</text:span></text:p>
          </table:table-cell>
        </table:table-row>
        <table:table-row table:style-name="Table1.1">
          <table:table-cell table:style-name="Table1.A23" office:value-type="string">
            <text:p text:style-name="P7"><text:span text:style-name="T3">Level Adjustment:</text:span></text:p>
          </table:table-cell>
          <table:table-cell table:style-name="Table1.A23" office:value-type="string">
            <text:p text:style-name="P7"><text:span text:style-name="T4">—</text:span></text:p>
          </table:table-cell>
          <table:table-cell table:style-name="Table1.A23" office:value-type="string">
            <text:p text:style-name="P7"><text:span text:style-name="T4">—</text:span></text:p>
          </table:table-cell>
        </table:table-row>
      </table:table>
      <text:p text:style-name="P3"><text:span text:style-name="T4">A barghest is a lupine fiend that can take the shape of a wolf or a goblin. In its natural form, it resembles a goblin–wolf hybrid with terrible jaws and sharp claws. As whelps, barghests are nearly indistinguishable from wolves, except for their size and claws. As they grow larger and stronger, their skin darkens to bluishred and eventually becomes blue altogether.</text:span></text:p>
      <text:p text:style-name="P3"><text:span text:style-name="T4">A full-grown barghest is about 6 feet long and weighs 180 pounds. A barghest’s eyes glow orange when the creature becomes excited.</text:span></text:p>
      <text:p text:style-name="P3"><text:span text:style-name="T4">Barghests speak Goblin, Worg, and Infernal.</text:span></text:p>
      <text:p text:style-name="P3"><text:span text:style-name="T1">COMBAT</text:span></text:p>
      <text:p text:style-name="P3"><text:span text:style-name="T4">Barghests can claw and bite, no matter what their form, and usually disdain weapons. Though they love killing, they have little stomach for direct combat and attack from ambush whenever possible. Barghests start a combat by using </text:span><text:span text:style-name="T5">crushing despair </text:span><text:span text:style-name="T4">and </text:span><text:span text:style-name="T5">charm monster </text:span><text:span text:style-name="T4">to keep opponents off balance. They try to stay away from the enemy’s main strength.</text:span></text:p>
      <text:p text:style-name="P3"><text:span text:style-name="T4">A barghest’s natural weapons, as well as any weapons it wields, are treated as evil-aligned and lawful-aligned for the purpose of overcoming damage reduction. Its natural weapons are treated as magic weapons for the purpose of overcoming damage reduction.</text:span></text:p>
      <text:p text:style-name="P3"><text:span text:style-name="T3">Spell-Like Abilities:</text:span><text:span text:style-name="T4"> At will—</text:span><text:span text:style-name="T5">blink, levitate, misdirection </text:span><text:span text:style-name="T4">(DC 14), </text:span><text:span text:style-name="T5">rage </text:span><text:span text:style-name="T4">(DC 15); 1/day—</text:span><text:span text:style-name="T5">charm monster </text:span><text:span text:style-name="T4">(DC 16), </text:span><text:span text:style-name="T5">crushing despair </text:span><text:span text:style-name="T4">(DC 16), </text:span><text:span text:style-name="T5">dimension door. </text:span><text:span text:style-name="T4">Caster level equals the barghest’s HD.</text:span></text:p>
      <text:p text:style-name="P1"><text:span text:style-name="T4">The save DCs are Charisma-based.</text:span></text:p>
      <text:p text:style-name="P3"><text:span text:style-name="T3">Feed (Su):</text:span><text:span text:style-name="T4"> When a barghest slays a humanoid opponent, it can feed on the corpse, devouring both flesh and life force, as a full-round action. Feeding destroys the victim’s body and prevents any form of raising or resurrection that requires part of the corpse. There is a 50% chance that a </text:span><text:span text:style-name="T5">wish, miracle, </text:span><text:span text:style-name="T4">or </text:span><text:span text:style-name="T5">true resurrection </text:span><text:span text:style-name="T4">spell can restore a devoured victim to life. Check once for each destroyed creature. If the check fails, the creature cannot be brought back to life by mortal magic.</text:span></text:p>
      <text:p text:style-name="P3"><text:span text:style-name="T4">A barghest advances in Hit Dice by consuming corpses in this fashion. For every three suitable corpses a barghest devours, it gains 1 Hit Die, and its Strength, Constitution, and natural armor increase by +1. Its attack bonus and saves improve as normal for an outsider of its Hit Dice, and it gains skill points, feats, and ability score improvements normally.</text:span></text:p>
      <text:p text:style-name="P3"><text:span text:style-name="T4">The barghest only advances by consuming the corpses of creatures whose Hit Dice or levels are equal to or greater than its own current total. A barghest that reaches 9 Hit Dice through feeding immediately becomes a greater barghest upon completion of the act.</text:span></text:p>
      <text:p text:style-name="P3"><text:span text:style-name="T3">Change Shape (Su):</text:span><text:span text:style-name="T4"> A barghest can assume the shape of a goblin or a wolf as a standard action. In goblin form, a barghest cannot use its natural weapons but can wield weapons and wear armor. In wolf form, a barghest loses its claw attacks but retains its bite attack.</text:span></text:p>
      <text:p text:style-name="P3"><text:span text:style-name="T3">Pass Without Trace (Ex):</text:span><text:span text:style-name="T4"> A barghest in wolf form can use pass without trace (as the spell) as a free action.</text:span></text:p>
      <text:p text:style-name="P3"><text:span text:style-name="T3">Skills:</text:span><text:span text:style-name="T4"> *A barghest in wolf form gains a +4 circumstance bonus on Hide checks.</text:span></text:p>
      <text:p text:style-name="P4"/>
      <text:p text:style-name="P3"><text:span text:style-name="T1">GREATER BARGHEST</text:span></text:p>
      <text:p text:style-name="P3"><text:span text:style-name="T4">A barghest that reaches 9 Hit Dice through feeding becomes a greater barghest. These creatures can change shape into a goblinlike creature of Large size (about 8 feet tall and 400 pounds) or a dire wolf. In goblin form, a greater barghest cannot use its natural weapons but can wield weapons and wear armor. In dire wolf form, a greater barghest loses its claw attacks but retains its bite attack.</text:span></text:p>
      <text:p text:style-name="P3"><text:span text:style-name="T4">A greater barghest can reach a maximum of 18 Hit Dice through feeding.</text:span></text:p>
      <text:p text:style-name="P3"><text:span text:style-name="T3">Spell-Like Abilities:</text:span><text:span text:style-name="T4"> In addition to the spelllike abilities all barghests possess, a greater barghest gains the following abilities. At will—</text:span><text:span text:style-name="T5">invisibility sphere; </text:span><text:span text:style-name="T4">1/day—</text:span><text:span text:style-name="T5">mass bull’s strength</text:span><text:span text:style-name="T4">, </text:span><text:span text:style-name="T5">mass enlarge. </text:span><text:span text:style-name="T4">Caster level equals the greater barghest’s HD.</text:span></text:p>
      <text:p text:style-name="P3"><text:span text:style-name="T1">COMBAT</text:span></text:p>
      <text:p text:style-name="P3"><text:span text:style-name="T4">Occasionally, a greater barghest uses a magic two-handed weapon in combat instead of its claws, giving it multiple attacks (attack bonus +13/+8). It can also make one bite attack (attack bonus +8) each round. The save DC against a greater barghest’s spell-like abilities is 14 + spell level.</text:span></text:p>
      <text:p text:style-name="P5"/>
      <text:p text:style-name="P3"><text:span text:style-name="T2">BASILISK</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3"><text:s/></text:span></text:p>
          </table:table-cell>
          <table:table-cell table:style-name="Table2.A1" office:value-type="string">
            <text:p text:style-name="P7"><text:span text:style-name="T3">Basilisk</text:span></text:p>
          </table:table-cell>
          <table:table-cell table:style-name="Table2.A1" office:value-type="string">
            <text:p text:style-name="P9"><text:span text:style-name="T10">Abyssal Greater Basilisk</text:span></text:p>
          </table:table-cell>
        </table:table-row>
        <table:table-row table:style-name="Table2.1">
          <table:table-cell table:style-name="Table2.A2" office:value-type="string">
            <text:p text:style-name="P7"><text:span text:style-name="T3"><text:s/></text:span></text:p>
          </table:table-cell>
          <table:table-cell table:style-name="Table2.A2" office:value-type="string">
            <text:p text:style-name="P7"><text:span text:style-name="T4">Medium Magical Beast</text:span></text:p>
          </table:table-cell>
          <table:table-cell table:style-name="Table2.A2" office:value-type="string">
            <text:p text:style-name="P7"><text:span text:style-name="T11">Large Outsider (Augmented Magical Beast, Extraplanar)</text:span></text:p>
          </table:table-cell>
        </table:table-row>
        <table:table-row table:style-name="Table2.1">
          <table:table-cell table:style-name="Table2.A2" office:value-type="string">
            <text:p text:style-name="P3"><text:span text:style-name="T3">Hit Dice:</text:span></text:p>
          </table:table-cell>
          <table:table-cell table:style-name="Table2.A2" office:value-type="string">
            <text:p text:style-name="P3"><text:span text:style-name="T4">6d10+12 (45 hp)</text:span></text:p>
          </table:table-cell>
          <table:table-cell table:style-name="Table2.A2" office:value-type="string">
            <text:p text:style-name="P3"><text:span text:style-name="T11">18d10+90 (189 hp)</text:span></text:p>
          </table:table-cell>
        </table:table-row>
        <table:table-row table:style-name="Table2.1">
          <table:table-cell table:style-name="Table2.A2" office:value-type="string">
            <text:p text:style-name="P3"><text:span text:style-name="T3">Initiative:</text:span></text:p>
          </table:table-cell>
          <table:table-cell table:style-name="Table2.A2" office:value-type="string">
            <text:p text:style-name="P3"><text:span text:style-name="T4">–1</text:span></text:p>
          </table:table-cell>
          <table:table-cell table:style-name="Table2.A2" office:value-type="string">
            <text:p text:style-name="P3"><text:span text:style-name="T11">–1</text:span></text:p>
          </table:table-cell>
        </table:table-row>
        <table:table-row table:style-name="Table2.1">
          <table:table-cell table:style-name="Table2.A2" office:value-type="string">
            <text:p text:style-name="P3"><text:span text:style-name="T3">Speed:</text:span></text:p>
          </table:table-cell>
          <table:table-cell table:style-name="Table2.A2" office:value-type="string">
            <text:p text:style-name="P3"><text:span text:style-name="T4">20 ft. (4 squares)</text:span></text:p>
          </table:table-cell>
          <table:table-cell table:style-name="Table2.A2" office:value-type="string">
            <text:p text:style-name="P3"><text:span text:style-name="T11">20 ft. (4 squares)</text:span></text:p>
          </table:table-cell>
        </table:table-row>
        <table:table-row table:style-name="Table2.1">
          <table:table-cell table:style-name="Table2.A2" office:value-type="string">
            <text:p text:style-name="P3"><text:span text:style-name="T3">Armor Class:</text:span></text:p>
          </table:table-cell>
          <table:table-cell table:style-name="Table2.A2" office:value-type="string">
            <text:p text:style-name="P3"><text:span text:style-name="T4">16 (–1 Dex, +7 natural), touch 9, flat-footed 16</text:span></text:p>
          </table:table-cell>
          <table:table-cell table:style-name="Table2.A2" office:value-type="string">
            <text:p text:style-name="P3"><text:span text:style-name="T11">17 (–1 Dex, –1 size, +9 natural) touch 8, flat-footed 17</text:span></text:p>
          </table:table-cell>
        </table:table-row>
        <table:table-row table:style-name="Table2.1">
          <table:table-cell table:style-name="Table2.A2" office:value-type="string">
            <text:p text:style-name="P3"><text:span text:style-name="T3">Base Attack/Grapple:</text:span></text:p>
          </table:table-cell>
          <table:table-cell table:style-name="Table2.A2" office:value-type="string">
            <text:p text:style-name="P3"><text:span text:style-name="T4">+6/+8</text:span></text:p>
          </table:table-cell>
          <table:table-cell table:style-name="Table2.A2" office:value-type="string">
            <text:p text:style-name="P3"><text:span text:style-name="T11">+18/+29</text:span></text:p>
          </table:table-cell>
        </table:table-row>
        <table:table-row table:style-name="Table2.1">
          <table:table-cell table:style-name="Table2.A2" office:value-type="string">
            <text:p text:style-name="P3"><text:span text:style-name="T3">Attack:</text:span></text:p>
          </table:table-cell>
          <table:table-cell table:style-name="Table2.A2" office:value-type="string">
            <text:p text:style-name="P3"><text:span text:style-name="T4">Bite +8 melee (1d8+3)</text:span></text:p>
          </table:table-cell>
          <table:table-cell table:style-name="Table2.A2" office:value-type="string">
            <text:p text:style-name="P3"><text:span text:style-name="T11">Bite +25 melee (2d8+10)</text:span></text:p>
          </table:table-cell>
        </table:table-row>
        <text:soft-page-break/>
        <table:table-row table:style-name="Table2.1">
          <table:table-cell table:style-name="Table2.A2" office:value-type="string">
            <text:p text:style-name="P3"><text:span text:style-name="T3">Full Attack:</text:span></text:p>
          </table:table-cell>
          <table:table-cell table:style-name="Table2.A2" office:value-type="string">
            <text:p text:style-name="P3"><text:span text:style-name="T4">Bite +8 melee (1d8+3)</text:span></text:p>
          </table:table-cell>
          <table:table-cell table:style-name="Table2.A2" office:value-type="string">
            <text:p text:style-name="P3"><text:span text:style-name="T11">Bite +25 melee (2d8+10)</text:span></text:p>
          </table:table-cell>
        </table:table-row>
        <table:table-row table:style-name="Table2.1">
          <table:table-cell table:style-name="Table2.A2" office:value-type="string">
            <text:p text:style-name="P3"><text:span text:style-name="T3">Space/Reach:</text:span></text:p>
          </table:table-cell>
          <table:table-cell table:style-name="Table2.A2" office:value-type="string">
            <text:p text:style-name="P3"><text:span text:style-name="T4">5 ft./5 ft.</text:span></text:p>
          </table:table-cell>
          <table:table-cell table:style-name="Table2.A2" office:value-type="string">
            <text:p text:style-name="P3"><text:span text:style-name="T11">10 ft./5 ft.</text:span></text:p>
          </table:table-cell>
        </table:table-row>
        <table:table-row table:style-name="Table2.1">
          <table:table-cell table:style-name="Table2.A2" office:value-type="string">
            <text:p text:style-name="P3"><text:span text:style-name="T3">Special Attacks:</text:span></text:p>
          </table:table-cell>
          <table:table-cell table:style-name="Table2.A2" office:value-type="string">
            <text:p text:style-name="P3"><text:span text:style-name="T4">Petrifying gaze</text:span></text:p>
          </table:table-cell>
          <table:table-cell table:style-name="Table2.A2" office:value-type="string">
            <text:p text:style-name="P3"><text:span text:style-name="T11">Petrifying gaze, smite good </text:span></text:p>
          </table:table-cell>
        </table:table-row>
        <table:table-row table:style-name="Table2.1">
          <table:table-cell table:style-name="Table2.A2" office:value-type="string">
            <text:p text:style-name="P3"><text:span text:style-name="T3">Special Qualities:</text:span></text:p>
          </table:table-cell>
          <table:table-cell table:style-name="Table2.A2" office:value-type="string">
            <text:p text:style-name="P3"><text:span text:style-name="T4">Darkvision 60 ft., low-light vision</text:span></text:p>
          </table:table-cell>
          <table:table-cell table:style-name="Table2.A2" office:value-type="string">
            <text:p text:style-name="P3"><text:span text:style-name="T11">Resistance to cold 10 and fire 10, damage reduction 10/magic, darkvision 60 ft., low-light vision, spell resistance 23</text:span></text:p>
          </table:table-cell>
        </table:table-row>
        <table:table-row table:style-name="Table2.1">
          <table:table-cell table:style-name="Table2.A2" office:value-type="string">
            <text:p text:style-name="P3"><text:span text:style-name="T3">Saves:</text:span></text:p>
          </table:table-cell>
          <table:table-cell table:style-name="Table2.A2" office:value-type="string">
            <text:p text:style-name="P3"><text:span text:style-name="T4">Fort +9, Ref +4, Will +3</text:span></text:p>
          </table:table-cell>
          <table:table-cell table:style-name="Table2.A2" office:value-type="string">
            <text:p text:style-name="P3"><text:span text:style-name="T11">Fort +18, Ref +12, Will +8</text:span></text:p>
          </table:table-cell>
        </table:table-row>
        <table:table-row table:style-name="Table2.1">
          <table:table-cell table:style-name="Table2.A2" office:value-type="string">
            <text:p text:style-name="P3"><text:span text:style-name="T3">Abilities:</text:span></text:p>
          </table:table-cell>
          <table:table-cell table:style-name="Table2.A2" office:value-type="string">
            <text:p text:style-name="P3"><text:span text:style-name="T4">Str 15, Dex 8, Con 15, Int 2, Wis 12, Cha 11</text:span></text:p>
          </table:table-cell>
          <table:table-cell table:style-name="Table2.A2" office:value-type="string">
            <text:p text:style-name="P3"><text:span text:style-name="T11">Str 24, Dex 8, Con 21, Int 3, Wis 10, Cha 15</text:span></text:p>
          </table:table-cell>
        </table:table-row>
        <table:table-row table:style-name="Table2.1">
          <table:table-cell table:style-name="Table2.A2" office:value-type="string">
            <text:p text:style-name="P3"><text:span text:style-name="T3">Skills:</text:span></text:p>
          </table:table-cell>
          <table:table-cell table:style-name="Table2.A2" office:value-type="string">
            <text:p text:style-name="P3"><text:span text:style-name="T4">Hide +0*, Listen +7, Spot +7</text:span></text:p>
          </table:table-cell>
          <table:table-cell table:style-name="Table2.A2" office:value-type="string">
            <text:p text:style-name="P3"><text:span text:style-name="T11">Hide +0*, Listen +10, Spot +10</text:span></text:p>
          </table:table-cell>
        </table:table-row>
        <table:table-row table:style-name="Table2.1">
          <table:table-cell table:style-name="Table2.A2" office:value-type="string">
            <text:p text:style-name="P3"><text:span text:style-name="T3">Feats:</text:span></text:p>
          </table:table-cell>
          <table:table-cell table:style-name="Table2.A2" office:value-type="string">
            <text:p text:style-name="P3"><text:span text:style-name="T4">Alertness, Blind-Fight, Great Fortitude</text:span></text:p>
          </table:table-cell>
          <table:table-cell table:style-name="Table2.A2" office:value-type="string">
            <text:p text:style-name="P3"><text:span text:style-name="T11">Alertness, Blind-Fight, Great Fortitude, Iron Will, Improved Natural Attack (bite), Lightning Reflexes, Weapon Focus (bite)</text:span></text:p>
          </table:table-cell>
        </table:table-row>
        <text:soft-page-break/>
        <table:table-row table:style-name="Table2.1">
          <table:table-cell table:style-name="Table2.A2" office:value-type="string">
            <text:p text:style-name="P3"><text:span text:style-name="T3">Environment:</text:span></text:p>
          </table:table-cell>
          <table:table-cell table:style-name="Table2.A2" office:value-type="string">
            <text:p text:style-name="P3"><text:span text:style-name="T4">Warm deserts</text:span></text:p>
          </table:table-cell>
          <table:table-cell table:style-name="Table2.A2" office:value-type="string">
            <text:p text:style-name="P3"><text:span text:style-name="T11">A chaotic evil plane</text:span></text:p>
          </table:table-cell>
        </table:table-row>
        <table:table-row table:style-name="Table2.1">
          <table:table-cell table:style-name="Table2.A2" office:value-type="string">
            <text:p text:style-name="P1"><text:span text:style-name="T3">Organization:</text:span></text:p>
          </table:table-cell>
          <table:table-cell table:style-name="Table2.A2" office:value-type="string">
            <text:p text:style-name="P1"><text:span text:style-name="T4">Solitary or colony (3–6)</text:span></text:p>
          </table:table-cell>
          <table:table-cell table:style-name="Table2.A2" office:value-type="string">
            <text:p text:style-name="P10"><text:span text:style-name="T11">Solitary or colony (3–6)</text:span></text:p>
          </table:table-cell>
        </table:table-row>
        <table:table-row table:style-name="Table2.1">
          <table:table-cell table:style-name="Table2.A2" office:value-type="string">
            <text:p text:style-name="P3"><text:span text:style-name="T3">Challenge Rating:</text:span></text:p>
          </table:table-cell>
          <table:table-cell table:style-name="Table2.A2" office:value-type="string">
            <text:p text:style-name="P3"><text:span text:style-name="T4">5</text:span></text:p>
          </table:table-cell>
          <table:table-cell table:style-name="Table2.A2" office:value-type="string">
            <text:p text:style-name="P3"><text:span text:style-name="T11">12</text:span></text:p>
          </table:table-cell>
        </table:table-row>
        <table:table-row table:style-name="Table2.1">
          <table:table-cell table:style-name="Table2.A2" office:value-type="string">
            <text:p text:style-name="P3"><text:span text:style-name="T3">Treasure:</text:span></text:p>
          </table:table-cell>
          <table:table-cell table:style-name="Table2.A2" office:value-type="string">
            <text:p text:style-name="P3"><text:span text:style-name="T4">None</text:span></text:p>
          </table:table-cell>
          <table:table-cell table:style-name="Table2.A2" office:value-type="string">
            <text:p text:style-name="P3"><text:span text:style-name="T11">Standard</text:span></text:p>
          </table:table-cell>
        </table:table-row>
        <table:table-row table:style-name="Table2.1">
          <table:table-cell table:style-name="Table2.A2" office:value-type="string">
            <text:p text:style-name="P3"><text:span text:style-name="T3">Alignment:</text:span></text:p>
          </table:table-cell>
          <table:table-cell table:style-name="Table2.A2" office:value-type="string">
            <text:p text:style-name="P3"><text:span text:style-name="T4">Always neutral</text:span></text:p>
          </table:table-cell>
          <table:table-cell table:style-name="Table2.A2" office:value-type="string">
            <text:p text:style-name="P3"><text:span text:style-name="T11">Always chaotic evil</text:span></text:p>
          </table:table-cell>
        </table:table-row>
        <table:table-row table:style-name="Table2.1">
          <table:table-cell table:style-name="Table2.A2" office:value-type="string">
            <text:p text:style-name="P3"><text:span text:style-name="T3">Advancement:</text:span></text:p>
          </table:table-cell>
          <table:table-cell table:style-name="Table2.A2" office:value-type="string">
            <text:p text:style-name="P3"><text:span text:style-name="T4">7–10 HD (Medium); 11–18 HD (Large)</text:span></text:p>
          </table:table-cell>
          <table:table-cell table:style-name="Table2.A2" office:value-type="string">
            <text:p text:style-name="P3"><text:span text:style-name="T11">—</text:span></text:p>
          </table:table-cell>
        </table:table-row>
        <table:table-row table:style-name="Table2.1">
          <table:table-cell table:style-name="Table2.A23" office:value-type="string">
            <text:p text:style-name="P7"><text:span text:style-name="T3">Level Adjustment:</text:span></text:p>
          </table:table-cell>
          <table:table-cell table:style-name="Table2.A23" office:value-type="string">
            <text:p text:style-name="P7"><text:span text:style-name="T4">—</text:span></text:p>
          </table:table-cell>
          <table:table-cell table:style-name="Table2.A23" office:value-type="string">
            <text:p text:style-name="P7"><text:span text:style-name="T11">—</text:span></text:p>
          </table:table-cell>
        </table:table-row>
      </table:table>
      <text:p text:style-name="P3"><text:span text:style-name="T4">A basilisk is a reptilian monster that petrifies living creatures with a mere gaze. A basilisk usually has a dull brown body with a yellowish underbelly. Some specimens sport a short, curved horn atop the nose. An adult basilisk’s body grows to about 6 feet long, not including its tail, which can reach an additional length of 5 to 7 feet. The creature weighs about 300 pounds.</text:span></text:p>
      <text:p text:style-name="P3"><text:span text:style-name="T1">COMBAT</text:span></text:p>
      <text:p text:style-name="P3"><text:span text:style-name="T4">A basilisk relies on its gaze attack, biting only when opponents come within reach. Though it has eight legs, its slow metabolism renders it relatively sluggish, so it does not expend energy unnecessarily. Intruders who flee a basilisk rather than fight can expect, at best, a halfhearted pursuit. These creatures tend to spend most of their time lying in wait for prey, which includes small mammals, birds, reptiles, and similar creatures.</text:span></text:p>
      <text:p text:style-name="P3"><text:span text:style-name="T3">Petrifying Gaze (Su):</text:span><text:span text:style-name="T4"> Turn to stone permanently, range 30 feet; Fortitude DC 13 negates. The save DC is Charisma-based.</text:span></text:p>
      <text:p text:style-name="P3"><text:span text:style-name="T3">Skills:</text:span><text:span text:style-name="T4"> *The basilisk’s dull coloration and its ability to remain motionless for long periods of time grant it a +4 racial bonus on Hide checks in natural settings.</text:span></text:p>
      <text:p text:style-name="P11"/>
      <text:p text:style-name="P8"><text:span text:style-name="T12">ABYSSAL GREATER BASILISK</text:span></text:p>
      <text:p text:style-name="P15"><text:span text:style-name="T8">COMBAT</text:span></text:p>
      <text:p text:style-name="P8"><text:span text:style-name="T13">The save DC for the abyssal greater basilisk’s petrifying gaze (DC 21) is adjusted for its greater Hit Dice and higher Charisma score.</text:span></text:p>
      <text:p text:style-name="P8"><text:span text:style-name="T13">An abyssal greater basilisk’s natural weapons are treated as magic weapons for the purpose of overcoming damage reduction.</text:span></text:p>
      <text:p text:style-name="P8"><text:span text:style-name="T14">Smite Good (Su): </text:span><text:span text:style-name="T13">Once per day an abyssal greater basilisk can make a normal melee attack to deal an extra 18 points of damage against a good foe.</text:span></text:p>
      <text:p text:style-name="P5"/>
      <text:p text:style-name="P3"><text:span text:style-name="T2">BEHIR</text:span></text:p>
      <table:table table:name="Table3" table:style-name="Table3">
        <table:table-column table:style-name="Table3.A"/>
        <table:table-column table:style-name="Table3.B"/>
        <text:soft-page-break/>
        <table:table-row table:style-name="Table3.1">
          <table:table-cell table:style-name="Table3.A1" office:value-type="string">
            <text:p text:style-name="P7"><text:span text:style-name="T3"><text:s/></text:span></text:p>
          </table:table-cell>
          <table:table-cell table:style-name="Table3.A1" office:value-type="string">
            <text:p text:style-name="P7"><text:span text:style-name="T4">Huge Magical Beast</text:span></text:p>
          </table:table-cell>
        </table:table-row>
        <table:table-row table:style-name="Table3.1">
          <table:table-cell table:style-name="Table3.A2" office:value-type="string">
            <text:p text:style-name="P7"><text:span text:style-name="T3">Hit Dice:</text:span></text:p>
          </table:table-cell>
          <table:table-cell table:style-name="Table3.A2" office:value-type="string">
            <text:p text:style-name="P7"><text:span text:style-name="T4">9d10+45 (94 hp)</text:span></text:p>
          </table:table-cell>
        </table:table-row>
        <table:table-row table:style-name="Table3.1">
          <table:table-cell table:style-name="Table3.A2" office:value-type="string">
            <text:p text:style-name="P3"><text:span text:style-name="T3">Initiative:</text:span></text:p>
          </table:table-cell>
          <table:table-cell table:style-name="Table3.A2" office:value-type="string">
            <text:p text:style-name="P3"><text:span text:style-name="T4">+1</text:span></text:p>
          </table:table-cell>
        </table:table-row>
        <table:table-row table:style-name="Table3.1">
          <table:table-cell table:style-name="Table3.A2" office:value-type="string">
            <text:p text:style-name="P3"><text:span text:style-name="T3">Speed:</text:span></text:p>
          </table:table-cell>
          <table:table-cell table:style-name="Table3.A2" office:value-type="string">
            <text:p text:style-name="P3"><text:span text:style-name="T4">40 ft. (8 squares), climb 15 ft.</text:span></text:p>
          </table:table-cell>
        </table:table-row>
        <table:table-row table:style-name="Table3.1">
          <table:table-cell table:style-name="Table3.A2" office:value-type="string">
            <text:p text:style-name="P3"><text:span text:style-name="T3">Armor Class:</text:span></text:p>
          </table:table-cell>
          <table:table-cell table:style-name="Table3.A2" office:value-type="string">
            <text:p text:style-name="P3"><text:span text:style-name="T4">20 (–2 size, +1 Dex, +11 natural), touch 9, flat-footed 19</text:span></text:p>
          </table:table-cell>
        </table:table-row>
        <table:table-row table:style-name="Table3.1">
          <table:table-cell table:style-name="Table3.A2" office:value-type="string">
            <text:p text:style-name="P3"><text:span text:style-name="T3">Base Attack/Grapple:</text:span></text:p>
          </table:table-cell>
          <table:table-cell table:style-name="Table3.A2" office:value-type="string">
            <text:p text:style-name="P3"><text:span text:style-name="T4">+9/+25</text:span></text:p>
          </table:table-cell>
        </table:table-row>
        <table:table-row table:style-name="Table3.1">
          <table:table-cell table:style-name="Table3.A2" office:value-type="string">
            <text:p text:style-name="P3"><text:span text:style-name="T3">Attack:</text:span></text:p>
          </table:table-cell>
          <table:table-cell table:style-name="Table3.A2" office:value-type="string">
            <text:p text:style-name="P3"><text:span text:style-name="T4">Bite +15 melee (2d4+12)</text:span></text:p>
          </table:table-cell>
        </table:table-row>
        <table:table-row table:style-name="Table3.1">
          <table:table-cell table:style-name="Table3.A2" office:value-type="string">
            <text:p text:style-name="P3"><text:span text:style-name="T3">Full Attack:</text:span></text:p>
          </table:table-cell>
          <table:table-cell table:style-name="Table3.A2" office:value-type="string">
            <text:p text:style-name="P3"><text:span text:style-name="T4">Bite +15 melee (2d4+12)</text:span></text:p>
          </table:table-cell>
        </table:table-row>
        <table:table-row table:style-name="Table3.1">
          <table:table-cell table:style-name="Table3.A2" office:value-type="string">
            <text:p text:style-name="P3"><text:span text:style-name="T3">Space/Reach:</text:span></text:p>
          </table:table-cell>
          <table:table-cell table:style-name="Table3.A2" office:value-type="string">
            <text:p text:style-name="P3"><text:span text:style-name="T4">15 ft./10 ft.</text:span></text:p>
          </table:table-cell>
        </table:table-row>
        <table:table-row table:style-name="Table3.1">
          <table:table-cell table:style-name="Table3.A2" office:value-type="string">
            <text:p text:style-name="P3"><text:span text:style-name="T3">Special Attacks:</text:span></text:p>
          </table:table-cell>
          <table:table-cell table:style-name="Table3.A2" office:value-type="string">
            <text:p text:style-name="P3"><text:span text:style-name="T4">Breath weapon, constrict 2d8+8, improved grab, rake 1d4+4, swallow whole</text:span></text:p>
          </table:table-cell>
        </table:table-row>
        <table:table-row table:style-name="Table3.1">
          <table:table-cell table:style-name="Table3.A2" office:value-type="string">
            <text:p text:style-name="P3"><text:span text:style-name="T3">Special Qualities:</text:span></text:p>
          </table:table-cell>
          <table:table-cell table:style-name="Table3.A2" office:value-type="string">
            <text:p text:style-name="P3"><text:span text:style-name="T4">Can’t be tripped, darkvision 60 ft., immunity to electricity, low-light vision, scent</text:span></text:p>
          </table:table-cell>
        </table:table-row>
        <table:table-row table:style-name="Table3.1">
          <table:table-cell table:style-name="Table3.A2" office:value-type="string">
            <text:p text:style-name="P3"><text:span text:style-name="T3">Saves:</text:span></text:p>
          </table:table-cell>
          <table:table-cell table:style-name="Table3.A2" office:value-type="string">
            <text:p text:style-name="P3"><text:span text:style-name="T4">Fort +11, Ref +7, Will +5</text:span></text:p>
          </table:table-cell>
        </table:table-row>
        <table:table-row table:style-name="Table3.1">
          <table:table-cell table:style-name="Table3.A2" office:value-type="string">
            <text:p text:style-name="P3"><text:span text:style-name="T3">Abilities:</text:span></text:p>
          </table:table-cell>
          <table:table-cell table:style-name="Table3.A2" office:value-type="string">
            <text:p text:style-name="P3"><text:span text:style-name="T4">Str 26, Dex 13, Con 21, Int 7, Wis 14, Cha 12</text:span></text:p>
          </table:table-cell>
        </table:table-row>
        <table:table-row table:style-name="Table3.1">
          <table:table-cell table:style-name="Table3.A2" office:value-type="string">
            <text:p text:style-name="P3"><text:span text:style-name="T3">Skills:</text:span></text:p>
          </table:table-cell>
          <table:table-cell table:style-name="Table3.A2" office:value-type="string">
            <text:p text:style-name="P3"><text:span text:style-name="T4">Climb +16, Hide +5, Listen +4, Spot +4, Survival +2</text:span></text:p>
          </table:table-cell>
        </table:table-row>
        <table:table-row table:style-name="Table3.1">
          <table:table-cell table:style-name="Table3.A2" office:value-type="string">
            <text:p text:style-name="P3"><text:span text:style-name="T3">Feats:</text:span></text:p>
          </table:table-cell>
          <table:table-cell table:style-name="Table3.A2" office:value-type="string">
            <text:p text:style-name="P3"><text:span text:style-name="T4">Alertness, Cleave, Power Attack, Track</text:span></text:p>
          </table:table-cell>
        </table:table-row>
        <table:table-row table:style-name="Table3.1">
          <table:table-cell table:style-name="Table3.A2" office:value-type="string">
            <text:p text:style-name="P3"><text:span text:style-name="T3">Environment:</text:span></text:p>
          </table:table-cell>
          <table:table-cell table:style-name="Table3.A2" office:value-type="string">
            <text:p text:style-name="P3"><text:span text:style-name="T4">Warm hills</text:span></text:p>
          </table:table-cell>
        </table:table-row>
        <table:table-row table:style-name="Table3.1">
          <table:table-cell table:style-name="Table3.A2" office:value-type="string">
            <text:p text:style-name="P3"><text:span text:style-name="T3">Organization:</text:span></text:p>
          </table:table-cell>
          <table:table-cell table:style-name="Table3.A2" office:value-type="string">
            <text:p text:style-name="P3"><text:span text:style-name="T4">Solitary or pair</text:span></text:p>
          </table:table-cell>
        </table:table-row>
        <table:table-row table:style-name="Table3.1">
          <table:table-cell table:style-name="Table3.A2" office:value-type="string">
            <text:p text:style-name="P3"><text:span text:style-name="T3">Challenge Rating:</text:span></text:p>
          </table:table-cell>
          <table:table-cell table:style-name="Table3.A2" office:value-type="string">
            <text:p text:style-name="P3"><text:span text:style-name="T4">8</text:span></text:p>
          </table:table-cell>
        </table:table-row>
        <table:table-row table:style-name="Table3.1">
          <table:table-cell table:style-name="Table3.A2" office:value-type="string">
            <text:p text:style-name="P3"><text:span text:style-name="T3">Treasure:</text:span></text:p>
          </table:table-cell>
          <table:table-cell table:style-name="Table3.A2" office:value-type="string">
            <text:p text:style-name="P3"><text:span text:style-name="T4">Standard</text:span></text:p>
          </table:table-cell>
        </table:table-row>
        <table:table-row table:style-name="Table3.1">
          <table:table-cell table:style-name="Table3.A2" office:value-type="string">
            <text:p text:style-name="P3"><text:span text:style-name="T3">Alignment:</text:span></text:p>
          </table:table-cell>
          <table:table-cell table:style-name="Table3.A2" office:value-type="string">
            <text:p text:style-name="P3"><text:span text:style-name="T4">Often neutral</text:span></text:p>
          </table:table-cell>
        </table:table-row>
        <table:table-row table:style-name="Table3.1">
          <table:table-cell table:style-name="Table3.A2" office:value-type="string">
            <text:p text:style-name="P3"><text:span text:style-name="T3">Advancement:</text:span></text:p>
          </table:table-cell>
          <table:table-cell table:style-name="Table3.A2" office:value-type="string">
            <text:p text:style-name="P3"><text:span text:style-name="T4">10–13 HD (Huge); 14–27 HD (Gargantuan)</text:span></text:p>
          </table:table-cell>
        </table:table-row>
        <table:table-row table:style-name="Table3.1">
          <table:table-cell table:style-name="Table3.A22" office:value-type="string">
            <text:p text:style-name="P7"><text:span text:style-name="T3">Level Adjustment:</text:span></text:p>
          </table:table-cell>
          <table:table-cell table:style-name="Table3.A22" office:value-type="string">
            <text:p text:style-name="P7"><text:span text:style-name="T4">—</text:span></text:p>
          </table:table-cell>
        </table:table-row>
      </table:table>
      <text:p text:style-name="P3"><text:span text:style-name="T4">The behir is a serpentine monster that can slither like a snake or use its dozen legs to move with considerable speed. A behir is about 40 feet long and weighs about 4,000 pounds. It can fold its limbs close to its long, narrow body and slither in snake fashion if it desires. The coloration of behirs ranges from ultramarine to deep blue with bands of gray-brown. The belly is pale blue. The two large horns curving back over the head look dangerous but are actually used for preening the creature’s scales, not for fighting.</text:span></text:p>
      <text:p text:style-name="P3"><text:span text:style-name="T4">Behirs speak Common.</text:span></text:p>
      <text:p text:style-name="P3"><text:span text:style-name="T1">COMBAT</text:span></text:p>
      <text:p text:style-name="P3"><text:span text:style-name="T4">A behir usually bites and grabs its prey first, then either swallows or constricts the opponent. It can employ its claws only against foes caught in its coils. If beset by a large number of foes, it uses its breath weapon.</text:span></text:p>
      <text:p text:style-name="P3"><text:span text:style-name="T3">Breath Weapon (Su):</text:span><text:span text:style-name="T4"> 20-foot line, once every 10 rounds, damage 7d6 electricity, Reflex DC 19 half. The save DC is Constitution-based.</text:span></text:p>
      <text:p text:style-name="P3"><text:span text:style-name="T3">Constrict (Ex):</text:span><text:span text:style-name="T4"> A behir deals 2d8+8 points of damage with a successful grapple check. It can make six rake attacks against a grappled foe as well.</text:span></text:p>
      <text:p text:style-name="P3"><text:span text:style-name="T3">Improved Grab (Ex):</text:span><text:span text:style-name="T4"> To use this ability, a behir must hit a creature of any size with its bite attack. It can then attempt to start a grapple as a free action without provoking an attack of opportunity.</text:span></text:p>
      <text:p text:style-name="P1"><text:span text:style-name="T4">If it wins the grapple check, it it establishes a hold and can attempt to constrict the opponent or swallow the opponent in the following round.</text:span></text:p>
      <text:p text:style-name="P3"><text:span text:style-name="T3">Rake (Ex):</text:span><text:span text:style-name="T4"> Six claws, attack bonus +15 melee, damage 1d4+4.</text:span></text:p>
      <text:p text:style-name="P3"><text:span text:style-name="T3">Swallow Whole (Ex): </text:span><text:span text:style-name="T4">A behir can try to swallow a grabbed Medium or smaller opponent by making a successful grapple check.</text:span></text:p>
      <text:p text:style-name="P3"><text:span text:style-name="T4">A behir that swallows an opponent can use its Cleave feat to bite and grab another opponent.</text:span></text:p>
      <text:p text:style-name="P3"><text:span text:style-name="T4">A swallowed creature takes 2d8+8 points of bludgeoning damage and 8 points of acid damage per round from the behir’s gizzard. A swallowed creature can cut its way out by using a light slashing or piercing weapon to deal 25 points of damage to the gizzard (AC 15). Once the creature exits, muscular action closes the hole; another swallowed opponent must cut its own way out.</text:span></text:p>
      <text:p text:style-name="P3"><text:span text:style-name="T4">A behir’s gizzard can hold 2 Medium, 8 Small, 32 Tiny, or 128 Diminutive or smaller opponents.</text:span></text:p>
      <text:p text:style-name="P3"><text:span text:style-name="T3">Skills: </text:span><text:span text:style-name="T4">Behirs have a +8 racial bonus on Climb checks and can always choose to take 10 on Climb checks, even if rushed or threatened.</text:span></text:p>
      <text:p text:style-name="P5"/>
      <text:h text:style-name="P14" text:outline-level="2"><text:span text:style-name="T2">BELKER</text:span></text:h>
      <table:table table:name="Table4" table:style-name="Table4">
        <table:table-column table:style-name="Table4.A"/>
        <table:table-column table:style-name="Table4.B"/>
        <table:table-row table:style-name="Table4.1">
          <table:table-cell table:style-name="Table4.A1" office:value-type="string">
            <text:p text:style-name="P7"><text:span text:style-name="T3"><text:s/></text:span></text:p>
          </table:table-cell>
          <table:table-cell table:style-name="Table4.A1" office:value-type="string">
            <text:p text:style-name="P7"><text:span text:style-name="T4">Large Elemental (Air, Extraplanar)</text:span></text:p>
          </table:table-cell>
        </table:table-row>
        <table:table-row table:style-name="Table4.1">
          <table:table-cell table:style-name="Table4.A2" office:value-type="string">
            <text:p text:style-name="P7"><text:span text:style-name="T3">Hit Dice:</text:span></text:p>
          </table:table-cell>
          <table:table-cell table:style-name="Table4.A2" office:value-type="string">
            <text:p text:style-name="P7"><text:span text:style-name="T4">7d8+7 (38 hp)</text:span></text:p>
          </table:table-cell>
        </table:table-row>
        <table:table-row table:style-name="Table4.1">
          <table:table-cell table:style-name="Table4.A2" office:value-type="string">
            <text:p text:style-name="P3"><text:span text:style-name="T3">Initiative:</text:span></text:p>
          </table:table-cell>
          <table:table-cell table:style-name="Table4.A2" office:value-type="string">
            <text:p text:style-name="P3"><text:span text:style-name="T4">+5</text:span></text:p>
          </table:table-cell>
        </table:table-row>
        <table:table-row table:style-name="Table4.1">
          <table:table-cell table:style-name="Table4.A2" office:value-type="string">
            <text:p text:style-name="P3"><text:span text:style-name="T3">Speed:</text:span></text:p>
          </table:table-cell>
          <table:table-cell table:style-name="Table4.A2" office:value-type="string">
            <text:p text:style-name="P3"><text:span text:style-name="T4">30 ft. (6 squares), fly 50 ft. (perfect)</text:span></text:p>
          </table:table-cell>
        </table:table-row>
        <table:table-row table:style-name="Table4.1">
          <table:table-cell table:style-name="Table4.A2" office:value-type="string">
            <text:p text:style-name="P3"><text:span text:style-name="T3">Armor Class:</text:span></text:p>
          </table:table-cell>
          <table:table-cell table:style-name="Table4.A2" office:value-type="string">
            <text:p text:style-name="P3"><text:span text:style-name="T4">22 (–1 size, +5 Dex, +8 natural), touch 14, flat-footed 17</text:span></text:p>
          </table:table-cell>
        </table:table-row>
        <table:table-row table:style-name="Table4.1">
          <table:table-cell table:style-name="Table4.A2" office:value-type="string">
            <text:p text:style-name="P3"><text:span text:style-name="T3">Base Attack/Grapple:</text:span></text:p>
          </table:table-cell>
          <table:table-cell table:style-name="Table4.A2" office:value-type="string">
            <text:p text:style-name="P3"><text:span text:style-name="T4">+5/+11</text:span></text:p>
          </table:table-cell>
        </table:table-row>
        <table:table-row table:style-name="Table4.1">
          <table:table-cell table:style-name="Table4.A2" office:value-type="string">
            <text:p text:style-name="P3"><text:span text:style-name="T3">Attack:</text:span></text:p>
          </table:table-cell>
          <table:table-cell table:style-name="Table4.A2" office:value-type="string">
            <text:p text:style-name="P3"><text:span text:style-name="T4">Wing +9 melee (1d6+2)</text:span></text:p>
          </table:table-cell>
        </table:table-row>
        <table:table-row table:style-name="Table4.1">
          <table:table-cell table:style-name="Table4.A2" office:value-type="string">
            <text:p text:style-name="P3"><text:span text:style-name="T3">Full Attack:</text:span></text:p>
          </table:table-cell>
          <table:table-cell table:style-name="Table4.A2" office:value-type="string">
            <text:p text:style-name="P3"><text:span text:style-name="T4">2 wings +9 melee (1d6+2) and bite +4 melee (1d4+1) and 2 claws +4 melee (1d3+1)</text:span></text:p>
          </table:table-cell>
        </table:table-row>
        <table:table-row table:style-name="Table4.1">
          <table:table-cell table:style-name="Table4.A2" office:value-type="string">
            <text:p text:style-name="P3"><text:span text:style-name="T3">Space/Reach:</text:span></text:p>
          </table:table-cell>
          <table:table-cell table:style-name="Table4.A2" office:value-type="string">
            <text:p text:style-name="P3"><text:span text:style-name="T4">10 ft./10 ft.</text:span></text:p>
          </table:table-cell>
        </table:table-row>
        <table:table-row table:style-name="Table4.1">
          <table:table-cell table:style-name="Table4.A2" office:value-type="string">
            <text:p text:style-name="P3"><text:span text:style-name="T3">Special Attacks:</text:span></text:p>
          </table:table-cell>
          <table:table-cell table:style-name="Table4.A2" office:value-type="string">
            <text:p text:style-name="P3"><text:span text:style-name="T4">Smoke claws</text:span></text:p>
          </table:table-cell>
        </table:table-row>
        <table:table-row table:style-name="Table4.1">
          <table:table-cell table:style-name="Table4.A2" office:value-type="string">
            <text:p text:style-name="P3"><text:span text:style-name="T3">Special Qualities:</text:span></text:p>
          </table:table-cell>
          <table:table-cell table:style-name="Table4.A2" office:value-type="string">
            <text:p text:style-name="P3"><text:span text:style-name="T4">Darkvision 60 ft., elemental traits, smoke form</text:span></text:p>
          </table:table-cell>
        </table:table-row>
        <table:table-row table:style-name="Table4.1">
          <table:table-cell table:style-name="Table4.A2" office:value-type="string">
            <text:p text:style-name="P3"><text:span text:style-name="T3">Saves:</text:span></text:p>
          </table:table-cell>
          <table:table-cell table:style-name="Table4.A2" office:value-type="string">
            <text:p text:style-name="P3"><text:span text:style-name="T4">Fort +3, Ref +10, Will +2</text:span></text:p>
          </table:table-cell>
        </table:table-row>
        <table:table-row table:style-name="Table4.1">
          <table:table-cell table:style-name="Table4.A2" office:value-type="string">
            <text:p text:style-name="P3"><text:span text:style-name="T3">Abilities:</text:span></text:p>
          </table:table-cell>
          <table:table-cell table:style-name="Table4.A2" office:value-type="string">
            <text:p text:style-name="P3"><text:span text:style-name="T4">Str 14, Dex 21, Con 13, Int 6, Wis 11, Cha 11</text:span></text:p>
          </table:table-cell>
        </table:table-row>
        <text:soft-page-break/>
        <table:table-row table:style-name="Table4.1">
          <table:table-cell table:style-name="Table4.A2" office:value-type="string">
            <text:p text:style-name="P3"><text:span text:style-name="T3">Skills:</text:span></text:p>
          </table:table-cell>
          <table:table-cell table:style-name="Table4.A2" office:value-type="string">
            <text:p text:style-name="P3"><text:span text:style-name="T4">Listen +7, Move Silently +9, Spot +7</text:span></text:p>
          </table:table-cell>
        </table:table-row>
        <table:table-row table:style-name="Table4.1">
          <table:table-cell table:style-name="Table4.A2" office:value-type="string">
            <text:p text:style-name="P3"><text:span text:style-name="T3">Feats:</text:span></text:p>
          </table:table-cell>
          <table:table-cell table:style-name="Table4.A2" office:value-type="string">
            <text:p text:style-name="P3"><text:span text:style-name="T4">Alertness, Multiattack, Weapon Finesse</text:span></text:p>
          </table:table-cell>
        </table:table-row>
        <table:table-row table:style-name="Table4.1">
          <table:table-cell table:style-name="Table4.A2" office:value-type="string">
            <text:p text:style-name="P3"><text:span text:style-name="T3">Environment:</text:span></text:p>
          </table:table-cell>
          <table:table-cell table:style-name="Table4.A2" office:value-type="string">
            <text:p text:style-name="P3"><text:span text:style-name="T4">Elemental Plane of Air</text:span></text:p>
          </table:table-cell>
        </table:table-row>
        <table:table-row table:style-name="Table4.1">
          <table:table-cell table:style-name="Table4.A2" office:value-type="string">
            <text:p text:style-name="P3"><text:span text:style-name="T3">Organization:</text:span></text:p>
          </table:table-cell>
          <table:table-cell table:style-name="Table4.A2" office:value-type="string">
            <text:p text:style-name="P3"><text:span text:style-name="T4">Solitary, pair, or clutch (3–4)</text:span></text:p>
          </table:table-cell>
        </table:table-row>
        <table:table-row table:style-name="Table4.1">
          <table:table-cell table:style-name="Table4.A2" office:value-type="string">
            <text:p text:style-name="P3"><text:span text:style-name="T3">Challenge Rating:</text:span></text:p>
          </table:table-cell>
          <table:table-cell table:style-name="Table4.A2" office:value-type="string">
            <text:p text:style-name="P3"><text:span text:style-name="T4">6</text:span></text:p>
          </table:table-cell>
        </table:table-row>
        <table:table-row table:style-name="Table4.1">
          <table:table-cell table:style-name="Table4.A2" office:value-type="string">
            <text:p text:style-name="P3"><text:span text:style-name="T3">Treasure:</text:span></text:p>
          </table:table-cell>
          <table:table-cell table:style-name="Table4.A2" office:value-type="string">
            <text:p text:style-name="P3"><text:span text:style-name="T4">None</text:span></text:p>
          </table:table-cell>
        </table:table-row>
        <table:table-row table:style-name="Table4.1">
          <table:table-cell table:style-name="Table4.A2" office:value-type="string">
            <text:p text:style-name="P3"><text:span text:style-name="T3">Alignment:</text:span></text:p>
          </table:table-cell>
          <table:table-cell table:style-name="Table4.A2" office:value-type="string">
            <text:p text:style-name="P3"><text:span text:style-name="T4">Usually neutral evil</text:span></text:p>
          </table:table-cell>
        </table:table-row>
        <table:table-row table:style-name="Table4.1">
          <table:table-cell table:style-name="Table4.A2" office:value-type="string">
            <text:p text:style-name="P3"><text:span text:style-name="T3">Advancement:</text:span></text:p>
          </table:table-cell>
          <table:table-cell table:style-name="Table4.A2" office:value-type="string">
            <text:p text:style-name="P3"><text:span text:style-name="T4">8–10 HD (Large); 11–21 HD (Huge)</text:span></text:p>
          </table:table-cell>
        </table:table-row>
        <table:table-row table:style-name="Table4.1">
          <table:table-cell table:style-name="Table4.A22" office:value-type="string">
            <text:p text:style-name="P7"><text:span text:style-name="T3">Level Adjustment:</text:span></text:p>
          </table:table-cell>
          <table:table-cell table:style-name="Table4.A22" office:value-type="string">
            <text:p text:style-name="P7"><text:span text:style-name="T4">—</text:span></text:p>
          </table:table-cell>
        </table:table-row>
      </table:table>
      <text:p text:style-name="P3"><text:span text:style-name="T4">Belkers are creatures from the Plane of Air. They are composed primarily of smoke. Although undeniably evil, they are very reclusive and usually have no interest in the affairs of others. A belker’s winged shape makes it look distinctly demonic. It is about 7 feet long and weighs about 8 pounds.</text:span></text:p>
      <text:p text:style-name="P3"><text:span text:style-name="T4">Belkers speak Auran.</text:span></text:p>
      <text:p text:style-name="P3"><text:span text:style-name="T1">COMBAT</text:span></text:p>
      <text:p text:style-name="P3"><text:span text:style-name="T4">In most cases, a belker fights with its nasty claws and painful bite.</text:span></text:p>
      <text:p text:style-name="P3"><text:span text:style-name="T3">Smoke Claws (Ex):</text:span><text:span text:style-name="T4"> A belker in smoke form (see below) can engulf opponents by moving on top of them. It fills the air around one Medium or smaller opponent without provoking an attack of opportunity. The target must succeed on a DC 14 Fortitude save or inhale part of the creature. The save DC is Constitution-based. Smoke inside the victim solidifies into a claw and begins to rip at the surrounding organs, dealing 3d4 points of damage per round. An affected creature can attempt another Fortitude save each subsequent round to cough out the semivaporous menace.</text:span></text:p>
      <text:p text:style-name="P3"><text:span text:style-name="T3">Smoke Form (Su):</text:span><text:span text:style-name="T4"> Most of the time a belker is more or less solid, but at will it can assume smoke form. It can switch forms once per round as a free action and can spend up to 20 rounds per day in smoke form. A belker in smoke form can fly at a speed of 50 feet (perfect). The ability is otherwise similar to a </text:span><text:span text:style-name="T5">gaseous form </text:span><text:span text:style-name="T4">spell (caster level 7th).</text:span></text:p>
      <text:p text:style-name="P3"><text:span text:style-name="T3">Skills:</text:span><text:span text:style-name="T4"> Belkers have a +4 racial bonus on Move Silently checks.</text:span></text:p>
      <text:p text:style-name="P5"/>
      <text:p text:style-name="P3"><text:span text:style-name="T2">BLINK DOG</text:span></text:p>
      <table:table table:name="Table5" table:style-name="Table5">
        <table:table-column table:style-name="Table5.A"/>
        <table:table-column table:style-name="Table5.B"/>
        <text:soft-page-break/>
        <table:table-row table:style-name="Table5.1">
          <table:table-cell table:style-name="Table5.A1" office:value-type="string">
            <text:p text:style-name="P7"><text:span text:style-name="T3"><text:s/></text:span></text:p>
          </table:table-cell>
          <table:table-cell table:style-name="Table5.A1" office:value-type="string">
            <text:p text:style-name="P7"><text:span text:style-name="T4">Medium Magical Beast</text:span></text:p>
          </table:table-cell>
        </table:table-row>
        <table:table-row table:style-name="Table5.1">
          <table:table-cell table:style-name="Table5.A2" office:value-type="string">
            <text:p text:style-name="P7"><text:span text:style-name="T3">Hit Dice:</text:span></text:p>
          </table:table-cell>
          <table:table-cell table:style-name="Table5.A2" office:value-type="string">
            <text:p text:style-name="P7"><text:span text:style-name="T4">4d10 (22 hp)</text:span></text:p>
          </table:table-cell>
        </table:table-row>
        <table:table-row table:style-name="Table5.1">
          <table:table-cell table:style-name="Table5.A2" office:value-type="string">
            <text:p text:style-name="P3"><text:span text:style-name="T3">Initiative:</text:span></text:p>
          </table:table-cell>
          <table:table-cell table:style-name="Table5.A2" office:value-type="string">
            <text:p text:style-name="P3"><text:span text:style-name="T4">+3</text:span></text:p>
          </table:table-cell>
        </table:table-row>
        <table:table-row table:style-name="Table5.1">
          <table:table-cell table:style-name="Table5.A2" office:value-type="string">
            <text:p text:style-name="P3"><text:span text:style-name="T3">Speed:</text:span></text:p>
          </table:table-cell>
          <table:table-cell table:style-name="Table5.A2" office:value-type="string">
            <text:p text:style-name="P3"><text:span text:style-name="T4">40 ft. (8 squares)</text:span></text:p>
          </table:table-cell>
        </table:table-row>
        <table:table-row table:style-name="Table5.1">
          <table:table-cell table:style-name="Table5.A2" office:value-type="string">
            <text:p text:style-name="P3"><text:span text:style-name="T3">Armor Class:</text:span></text:p>
          </table:table-cell>
          <table:table-cell table:style-name="Table5.A2" office:value-type="string">
            <text:p text:style-name="P3"><text:span text:style-name="T4">16 (+3 Dex, +3 natural), touch 13, flat-footed 13</text:span></text:p>
          </table:table-cell>
        </table:table-row>
        <table:table-row table:style-name="Table5.1">
          <table:table-cell table:style-name="Table5.A2" office:value-type="string">
            <text:p text:style-name="P3"><text:span text:style-name="T3">Base Attack/Grapple:</text:span></text:p>
          </table:table-cell>
          <table:table-cell table:style-name="Table5.A2" office:value-type="string">
            <text:p text:style-name="P3"><text:span text:style-name="T4">+4/+4</text:span></text:p>
          </table:table-cell>
        </table:table-row>
        <table:table-row table:style-name="Table5.1">
          <table:table-cell table:style-name="Table5.A2" office:value-type="string">
            <text:p text:style-name="P3"><text:span text:style-name="T3">Attack:</text:span></text:p>
          </table:table-cell>
          <table:table-cell table:style-name="Table5.A2" office:value-type="string">
            <text:p text:style-name="P3"><text:span text:style-name="T4">Bite +4 melee (1d6)</text:span></text:p>
          </table:table-cell>
        </table:table-row>
        <table:table-row table:style-name="Table5.1">
          <table:table-cell table:style-name="Table5.A2" office:value-type="string">
            <text:p text:style-name="P3"><text:span text:style-name="T3">Full Attack:</text:span></text:p>
          </table:table-cell>
          <table:table-cell table:style-name="Table5.A2" office:value-type="string">
            <text:p text:style-name="P3"><text:span text:style-name="T4">Bite +4 melee (1d6)</text:span></text:p>
          </table:table-cell>
        </table:table-row>
        <table:table-row table:style-name="Table5.1">
          <table:table-cell table:style-name="Table5.A2" office:value-type="string">
            <text:p text:style-name="P3"><text:span text:style-name="T3">Space/Reach:</text:span></text:p>
          </table:table-cell>
          <table:table-cell table:style-name="Table5.A2" office:value-type="string">
            <text:p text:style-name="P3"><text:span text:style-name="T4">5 ft./5 ft.</text:span></text:p>
          </table:table-cell>
        </table:table-row>
        <table:table-row table:style-name="Table5.1">
          <table:table-cell table:style-name="Table5.A2" office:value-type="string">
            <text:p text:style-name="P3"><text:span text:style-name="T3">Special Attacks:</text:span></text:p>
          </table:table-cell>
          <table:table-cell table:style-name="Table5.A2" office:value-type="string">
            <text:p text:style-name="P3"><text:span text:style-name="T3">—</text:span></text:p>
          </table:table-cell>
        </table:table-row>
        <table:table-row table:style-name="Table5.1">
          <table:table-cell table:style-name="Table5.A2" office:value-type="string">
            <text:p text:style-name="P3"><text:span text:style-name="T3">Special Qualities:</text:span></text:p>
          </table:table-cell>
          <table:table-cell table:style-name="Table5.A2" office:value-type="string">
            <text:p text:style-name="P3"><text:span text:style-name="T4">Blink, darkvision 60 ft., dimension door, low-light vision, scent</text:span></text:p>
          </table:table-cell>
        </table:table-row>
        <table:table-row table:style-name="Table5.1">
          <table:table-cell table:style-name="Table5.A2" office:value-type="string">
            <text:p text:style-name="P3"><text:span text:style-name="T3">Saves:</text:span></text:p>
          </table:table-cell>
          <table:table-cell table:style-name="Table5.A2" office:value-type="string">
            <text:p text:style-name="P3"><text:span text:style-name="T4">Fort +4, Ref +7, Will +4</text:span></text:p>
          </table:table-cell>
        </table:table-row>
        <table:table-row table:style-name="Table5.1">
          <table:table-cell table:style-name="Table5.A2" office:value-type="string">
            <text:p text:style-name="P3"><text:span text:style-name="T3">Abilities:</text:span></text:p>
          </table:table-cell>
          <table:table-cell table:style-name="Table5.A2" office:value-type="string">
            <text:p text:style-name="P3"><text:span text:style-name="T4">Str 10, Dex 17, Con 10, Int 10, Wis 13, Cha 11</text:span></text:p>
          </table:table-cell>
        </table:table-row>
        <table:table-row table:style-name="Table5.1">
          <table:table-cell table:style-name="Table5.A2" office:value-type="string">
            <text:p text:style-name="P3"><text:span text:style-name="T3">Skills:</text:span></text:p>
          </table:table-cell>
          <table:table-cell table:style-name="Table5.A2" office:value-type="string">
            <text:p text:style-name="P3"><text:span text:style-name="T4">Hide +3, Listen +5, Sense Motive +3, Spot +5, Survival +4</text:span></text:p>
          </table:table-cell>
        </table:table-row>
        <table:table-row table:style-name="Table5.1">
          <table:table-cell table:style-name="Table5.A2" office:value-type="string">
            <text:p text:style-name="P3"><text:span text:style-name="T3">Feats:</text:span></text:p>
          </table:table-cell>
          <table:table-cell table:style-name="Table5.A2" office:value-type="string">
            <text:p text:style-name="P3"><text:span text:style-name="T4">Iron Will, Run, Track</text:span><text:span text:style-name="T15">B</text:span></text:p>
          </table:table-cell>
        </table:table-row>
        <table:table-row table:style-name="Table5.1">
          <table:table-cell table:style-name="Table5.A2" office:value-type="string">
            <text:p text:style-name="P3"><text:span text:style-name="T3">Environment:</text:span></text:p>
          </table:table-cell>
          <table:table-cell table:style-name="Table5.A2" office:value-type="string">
            <text:p text:style-name="P3"><text:span text:style-name="T4">Temperate plains</text:span></text:p>
          </table:table-cell>
        </table:table-row>
        <table:table-row table:style-name="Table5.1">
          <table:table-cell table:style-name="Table5.A2" office:value-type="string">
            <text:p text:style-name="P3"><text:span text:style-name="T3">Organization:</text:span></text:p>
          </table:table-cell>
          <table:table-cell table:style-name="Table5.A2" office:value-type="string">
            <text:p text:style-name="P3"><text:span text:style-name="T4">Solitary, pair, or pack (7–16)</text:span></text:p>
          </table:table-cell>
        </table:table-row>
        <table:table-row table:style-name="Table5.1">
          <table:table-cell table:style-name="Table5.A2" office:value-type="string">
            <text:p text:style-name="P3"><text:span text:style-name="T3">Challenge Rating:</text:span></text:p>
          </table:table-cell>
          <table:table-cell table:style-name="Table5.A2" office:value-type="string">
            <text:p text:style-name="P3"><text:span text:style-name="T4">2</text:span></text:p>
          </table:table-cell>
        </table:table-row>
        <table:table-row table:style-name="Table5.1">
          <table:table-cell table:style-name="Table5.A2" office:value-type="string">
            <text:p text:style-name="P3"><text:span text:style-name="T3">Treasure:</text:span></text:p>
          </table:table-cell>
          <table:table-cell table:style-name="Table5.A2" office:value-type="string">
            <text:p text:style-name="P3"><text:span text:style-name="T4">None</text:span></text:p>
          </table:table-cell>
        </table:table-row>
        <table:table-row table:style-name="Table5.1">
          <table:table-cell table:style-name="Table5.A2" office:value-type="string">
            <text:p text:style-name="P3"><text:span text:style-name="T3">Alignment:</text:span></text:p>
          </table:table-cell>
          <table:table-cell table:style-name="Table5.A2" office:value-type="string">
            <text:p text:style-name="P3"><text:span text:style-name="T4">Usually lawful good</text:span></text:p>
          </table:table-cell>
        </table:table-row>
        <table:table-row table:style-name="Table5.1">
          <table:table-cell table:style-name="Table5.A2" office:value-type="string">
            <text:p text:style-name="P3"><text:span text:style-name="T3">Advancement:</text:span></text:p>
          </table:table-cell>
          <table:table-cell table:style-name="Table5.A2" office:value-type="string">
            <text:p text:style-name="P3"><text:span text:style-name="T4">5–7 HD (Medium); 8–12 HD (Large)</text:span></text:p>
          </table:table-cell>
        </table:table-row>
        <table:table-row table:style-name="Table5.1">
          <table:table-cell table:style-name="Table5.A22" office:value-type="string">
            <text:p text:style-name="P7"><text:span text:style-name="T3">Level Adjustment:</text:span></text:p>
          </table:table-cell>
          <table:table-cell table:style-name="Table5.A22" office:value-type="string">
            <text:p text:style-name="P7"><text:span text:style-name="T4">+2 (cohort)</text:span></text:p>
          </table:table-cell>
        </table:table-row>
      </table:table>
      <text:p text:style-name="P3"><text:span text:style-name="T4">The blink dog is an intelligent canine that has a limited teleportation ability.</text:span></text:p>
      <text:p text:style-name="P3"><text:span text:style-name="T4">Blink dogs have their own language, a mixture of barks, yaps, whines, and growls that can transmit complex information.</text:span></text:p>
      <text:p text:style-name="P3"><text:span text:style-name="T1">COMBAT</text:span></text:p>
      <text:p text:style-name="P3"><text:span text:style-name="T4">Blink dogs hunt in packs, teleporting in a seemingly random fashion until they surround their prey, allowing some of them to take advantage of flanking.</text:span></text:p>
      <text:p text:style-name="P3"><text:span text:style-name="T3">Blink (Su): </text:span><text:span text:style-name="T4">A blink dog can use </text:span><text:span text:style-name="T5">blink </text:span><text:span text:style-name="T4">as the spell (caster level 8th), and can evoke or end the effect as a free action.</text:span></text:p>
      <text:p text:style-name="P3"><text:span text:style-name="T3">Dimension Door (Su):</text:span><text:span text:style-name="T4"> A blink dog can teleport, as </text:span><text:span text:style-name="T5">dimension door </text:span><text:span text:style-name="T4">(caster level 8th), once per round as a free action. The ability affects only the blink dog, which never appears within a solid object and can act immediately after teleporting.</text:span></text:p>
      <text:p text:style-name="P5"/>
      <text:h text:style-name="P14" text:outline-level="2"><text:span text:style-name="T2">BODAK</text:span></text:h>
      <table:table table:name="Table6" table:style-name="Table6">
        <table:table-column table:style-name="Table6.A"/>
        <table:table-column table:style-name="Table6.B"/>
        <text:soft-page-break/>
        <table:table-row table:style-name="Table6.1">
          <table:table-cell table:style-name="Table6.A1" office:value-type="string">
            <text:p text:style-name="P7"><text:span text:style-name="T3"><text:s/></text:span></text:p>
          </table:table-cell>
          <table:table-cell table:style-name="Table6.A1" office:value-type="string">
            <text:p text:style-name="P7"><text:span text:style-name="T4">Medium Undead (Extraplanar)</text:span></text:p>
          </table:table-cell>
        </table:table-row>
        <table:table-row table:style-name="Table6.1">
          <table:table-cell table:style-name="Table6.A2" office:value-type="string">
            <text:p text:style-name="P7"><text:span text:style-name="T3">Hit Dice:</text:span></text:p>
          </table:table-cell>
          <table:table-cell table:style-name="Table6.A2" office:value-type="string">
            <text:p text:style-name="P7"><text:span text:style-name="T4">9d12 (58 hp)</text:span></text:p>
          </table:table-cell>
        </table:table-row>
        <table:table-row table:style-name="Table6.1">
          <table:table-cell table:style-name="Table6.A2" office:value-type="string">
            <text:p text:style-name="P3"><text:span text:style-name="T3">Initiative:</text:span></text:p>
          </table:table-cell>
          <table:table-cell table:style-name="Table6.A2" office:value-type="string">
            <text:p text:style-name="P3"><text:span text:style-name="T4">+6</text:span></text:p>
          </table:table-cell>
        </table:table-row>
        <table:table-row table:style-name="Table6.1">
          <table:table-cell table:style-name="Table6.A2" office:value-type="string">
            <text:p text:style-name="P3"><text:span text:style-name="T3">Speed:</text:span></text:p>
          </table:table-cell>
          <table:table-cell table:style-name="Table6.A2" office:value-type="string">
            <text:p text:style-name="P3"><text:span text:style-name="T4">20 ft. (4 squares)</text:span></text:p>
          </table:table-cell>
        </table:table-row>
        <table:table-row table:style-name="Table6.1">
          <table:table-cell table:style-name="Table6.A2" office:value-type="string">
            <text:p text:style-name="P3"><text:span text:style-name="T3">Armor Class:</text:span></text:p>
          </table:table-cell>
          <table:table-cell table:style-name="Table6.A2" office:value-type="string">
            <text:p text:style-name="P3"><text:span text:style-name="T4">20 (+2 Dex, +8 natural), touch 12, flat-footed 18</text:span></text:p>
          </table:table-cell>
        </table:table-row>
        <table:table-row table:style-name="Table6.1">
          <table:table-cell table:style-name="Table6.A2" office:value-type="string">
            <text:p text:style-name="P3"><text:span text:style-name="T3">Base Attack/Grapple:</text:span></text:p>
          </table:table-cell>
          <table:table-cell table:style-name="Table6.A2" office:value-type="string">
            <text:p text:style-name="P3"><text:span text:style-name="T4">+4/+5</text:span></text:p>
          </table:table-cell>
        </table:table-row>
        <table:table-row table:style-name="Table6.1">
          <table:table-cell table:style-name="Table6.A2" office:value-type="string">
            <text:p text:style-name="P3"><text:span text:style-name="T3">Attack:</text:span></text:p>
          </table:table-cell>
          <table:table-cell table:style-name="Table6.A2" office:value-type="string">
            <text:p text:style-name="P3"><text:span text:style-name="T4">Slam +6 melee (1d8+1)</text:span></text:p>
          </table:table-cell>
        </table:table-row>
        <table:table-row table:style-name="Table6.1">
          <table:table-cell table:style-name="Table6.A2" office:value-type="string">
            <text:p text:style-name="P3"><text:span text:style-name="T3">Full Attack:</text:span></text:p>
          </table:table-cell>
          <table:table-cell table:style-name="Table6.A2" office:value-type="string">
            <text:p text:style-name="P3"><text:span text:style-name="T4">Slam +6 melee (1d8+1)</text:span></text:p>
          </table:table-cell>
        </table:table-row>
        <table:table-row table:style-name="Table6.1">
          <table:table-cell table:style-name="Table6.A2" office:value-type="string">
            <text:p text:style-name="P3"><text:span text:style-name="T3">Space/Reach:</text:span></text:p>
          </table:table-cell>
          <table:table-cell table:style-name="Table6.A2" office:value-type="string">
            <text:p text:style-name="P3"><text:span text:style-name="T4">5 ft./5 ft.</text:span></text:p>
          </table:table-cell>
        </table:table-row>
        <table:table-row table:style-name="Table6.1">
          <table:table-cell table:style-name="Table6.A2" office:value-type="string">
            <text:p text:style-name="P3"><text:span text:style-name="T3">Special Attacks:</text:span></text:p>
          </table:table-cell>
          <table:table-cell table:style-name="Table6.A2" office:value-type="string">
            <text:p text:style-name="P3"><text:span text:style-name="T4">Death gaze</text:span></text:p>
          </table:table-cell>
        </table:table-row>
        <table:table-row table:style-name="Table6.1">
          <table:table-cell table:style-name="Table6.A2" office:value-type="string">
            <text:p text:style-name="P3"><text:span text:style-name="T3">Special Qualities:</text:span></text:p>
          </table:table-cell>
          <table:table-cell table:style-name="Table6.A2" office:value-type="string">
            <text:p text:style-name="P3"><text:span text:style-name="T4">Damage reduction 10/cold iron, darkvision 60 ft., immunity to electricity, resistance to acid 10 and fire 10, undead traits, vulnerability to sunlight</text:span></text:p>
          </table:table-cell>
        </table:table-row>
        <table:table-row table:style-name="Table6.1">
          <table:table-cell table:style-name="Table6.A2" office:value-type="string">
            <text:p text:style-name="P3"><text:span text:style-name="T3">Saves:</text:span></text:p>
          </table:table-cell>
          <table:table-cell table:style-name="Table6.A2" office:value-type="string">
            <text:p text:style-name="P3"><text:span text:style-name="T4">Fort +3, Ref +5, Will +7</text:span></text:p>
          </table:table-cell>
        </table:table-row>
        <table:table-row table:style-name="Table6.1">
          <table:table-cell table:style-name="Table6.A2" office:value-type="string">
            <text:p text:style-name="P3"><text:span text:style-name="T3">Abilities:</text:span></text:p>
          </table:table-cell>
          <table:table-cell table:style-name="Table6.A2" office:value-type="string">
            <text:p text:style-name="P3"><text:span text:style-name="T4">Str 13, Dex 15, Con —, Int 6, Wis 12, Cha 12</text:span></text:p>
          </table:table-cell>
        </table:table-row>
        <table:table-row table:style-name="Table6.1">
          <table:table-cell table:style-name="Table6.A2" office:value-type="string">
            <text:p text:style-name="P3"><text:span text:style-name="T3">Skills:</text:span></text:p>
          </table:table-cell>
          <table:table-cell table:style-name="Table6.A2" office:value-type="string">
            <text:p text:style-name="P3"><text:span text:style-name="T4">Listen +11, Move Silently +10, Spot +11</text:span></text:p>
          </table:table-cell>
        </table:table-row>
        <table:table-row table:style-name="Table6.1">
          <table:table-cell table:style-name="Table6.A2" office:value-type="string">
            <text:p text:style-name="P3"><text:span text:style-name="T3">Feats:</text:span></text:p>
          </table:table-cell>
          <table:table-cell table:style-name="Table6.A2" office:value-type="string">
            <text:p text:style-name="P3"><text:span text:style-name="T4">Alertness, Dodge, Improved Initiative, Weapon Focus (slam)</text:span></text:p>
          </table:table-cell>
        </table:table-row>
        <table:table-row table:style-name="Table6.1">
          <table:table-cell table:style-name="Table6.A2" office:value-type="string">
            <text:p text:style-name="P3"><text:span text:style-name="T10">Environment:</text:span></text:p>
          </table:table-cell>
          <table:table-cell table:style-name="Table6.A2" office:value-type="string">
            <text:p text:style-name="P3"><text:span text:style-name="T11">A chaotic evil-aligned plane</text:span></text:p>
          </table:table-cell>
        </table:table-row>
        <table:table-row table:style-name="Table6.1">
          <table:table-cell table:style-name="Table6.A2" office:value-type="string">
            <text:p text:style-name="P3"><text:span text:style-name="T3">Organization:</text:span></text:p>
          </table:table-cell>
          <table:table-cell table:style-name="Table6.A2" office:value-type="string">
            <text:p text:style-name="P3"><text:span text:style-name="T4">Solitary or gang (2–4)</text:span></text:p>
          </table:table-cell>
        </table:table-row>
        <table:table-row table:style-name="Table6.1">
          <table:table-cell table:style-name="Table6.A2" office:value-type="string">
            <text:p text:style-name="P3"><text:span text:style-name="T3">Challenge Rating:</text:span></text:p>
          </table:table-cell>
          <table:table-cell table:style-name="Table6.A2" office:value-type="string">
            <text:p text:style-name="P3"><text:span text:style-name="T4">8</text:span></text:p>
          </table:table-cell>
        </table:table-row>
        <table:table-row table:style-name="Table6.1">
          <table:table-cell table:style-name="Table6.A2" office:value-type="string">
            <text:p text:style-name="P3"><text:span text:style-name="T3">Treasure:</text:span></text:p>
          </table:table-cell>
          <table:table-cell table:style-name="Table6.A2" office:value-type="string">
            <text:p text:style-name="P3"><text:span text:style-name="T4">None</text:span></text:p>
          </table:table-cell>
        </table:table-row>
        <table:table-row table:style-name="Table6.1">
          <table:table-cell table:style-name="Table6.A2" office:value-type="string">
            <text:p text:style-name="P3"><text:span text:style-name="T3">Alignment:</text:span></text:p>
          </table:table-cell>
          <table:table-cell table:style-name="Table6.A2" office:value-type="string">
            <text:p text:style-name="P3"><text:span text:style-name="T4">Always chaotic evil</text:span></text:p>
          </table:table-cell>
        </table:table-row>
        <table:table-row table:style-name="Table6.1">
          <table:table-cell table:style-name="Table6.A2" office:value-type="string">
            <text:p text:style-name="P3"><text:span text:style-name="T3">Advancement:</text:span></text:p>
          </table:table-cell>
          <table:table-cell table:style-name="Table6.A2" office:value-type="string">
            <text:p text:style-name="P3"><text:span text:style-name="T4">10–13 HD (Medium); 14–27 HD (Large)</text:span></text:p>
          </table:table-cell>
        </table:table-row>
        <table:table-row table:style-name="Table6.1">
          <table:table-cell table:style-name="Table6.A22" office:value-type="string">
            <text:p text:style-name="P7"><text:span text:style-name="T3">Level Adjustment:</text:span></text:p>
          </table:table-cell>
          <table:table-cell table:style-name="Table6.A22" office:value-type="string">
            <text:p text:style-name="P7"><text:span text:style-name="T4">—</text:span></text:p>
          </table:table-cell>
        </table:table-row>
      </table:table>
      <text:p text:style-name="P3"><text:span text:style-name="T4">Bodaks are the undead remnants of humanoids who have been destroyed by the touch of absolute evil.</text:span></text:p>
      <text:p text:style-name="P3"><text:span text:style-name="T4">A bodak retains fleeting memories of its past life and can speak Common (or some other humanoid language).</text:span></text:p>
      <text:p text:style-name="P3"><text:span text:style-name="T1">COMBAT</text:span></text:p>
      <text:p text:style-name="P3"><text:span text:style-name="T3">Death Gaze (Su):</text:span><text:span text:style-name="T4"> Death, range 30 feet, Fortitude DC 15 negates. Humanoids who die from this attack are transformed into bodaks 24 hours later. The save DC is Charisma-based.</text:span></text:p>
      <text:p text:style-name="P3"><text:span text:style-name="T3">Vulnerability to Sunlight (Ex):</text:span><text:span text:style-name="T4"> Bodaks loathe sunlight, for its merest touch burns their impure flesh. Each round of exposure to the direct rays of the sun deals 1 point of damage to the creature.</text:span></text:p>
      <text:p text:style-name="P5"/>
      <text:p text:style-name="P3"><text:span text:style-name="T2">BRALANI</text:span></text:p>
      <table:table table:name="Table7" table:style-name="Table7">
        <table:table-column table:style-name="Table7.A"/>
        <table:table-column table:style-name="Table7.B"/>
        <text:soft-page-break/>
        <table:table-row table:style-name="Table7.1">
          <table:table-cell table:style-name="Table7.A1" office:value-type="string">
            <text:p text:style-name="P7"><text:span text:style-name="T3"><text:s/></text:span></text:p>
          </table:table-cell>
          <table:table-cell table:style-name="Table7.A1" office:value-type="string">
            <text:p text:style-name="P7"><text:span text:style-name="T4">Medium Outsider (Chaotic, Extraplanar, Good)</text:span></text:p>
          </table:table-cell>
        </table:table-row>
        <table:table-row table:style-name="Table7.1">
          <table:table-cell table:style-name="Table7.A2" office:value-type="string">
            <text:p text:style-name="P7"><text:span text:style-name="T3">Hit Dice:</text:span></text:p>
          </table:table-cell>
          <table:table-cell table:style-name="Table7.A2" office:value-type="string">
            <text:p text:style-name="P7"><text:span text:style-name="T4">6d8+18 (45 hp)</text:span></text:p>
          </table:table-cell>
        </table:table-row>
        <table:table-row table:style-name="Table7.1">
          <table:table-cell table:style-name="Table7.A2" office:value-type="string">
            <text:p text:style-name="P3"><text:span text:style-name="T3">Initiative:</text:span></text:p>
          </table:table-cell>
          <table:table-cell table:style-name="Table7.A2" office:value-type="string">
            <text:p text:style-name="P3"><text:span text:style-name="T4">+8</text:span></text:p>
          </table:table-cell>
        </table:table-row>
        <table:table-row table:style-name="Table7.1">
          <table:table-cell table:style-name="Table7.A2" office:value-type="string">
            <text:p text:style-name="P3"><text:span text:style-name="T3">Speed:</text:span></text:p>
          </table:table-cell>
          <table:table-cell table:style-name="Table7.A2" office:value-type="string">
            <text:p text:style-name="P3"><text:span text:style-name="T4">40 ft. (8 squares), fly 100 ft. (perfect)</text:span></text:p>
          </table:table-cell>
        </table:table-row>
        <table:table-row table:style-name="Table7.1">
          <table:table-cell table:style-name="Table7.A2" office:value-type="string">
            <text:p text:style-name="P3"><text:span text:style-name="T3">Armor Class:</text:span></text:p>
          </table:table-cell>
          <table:table-cell table:style-name="Table7.A2" office:value-type="string">
            <text:p text:style-name="P3"><text:span text:style-name="T4">20 (+4 Dex, +6 natural), touch 14, flat-footed 16</text:span></text:p>
          </table:table-cell>
        </table:table-row>
        <table:table-row table:style-name="Table7.1">
          <table:table-cell table:style-name="Table7.A2" office:value-type="string">
            <text:p text:style-name="P3"><text:span text:style-name="T3">Base Attack/Grapple:</text:span></text:p>
          </table:table-cell>
          <table:table-cell table:style-name="Table7.A2" office:value-type="string">
            <text:p text:style-name="P3"><text:span text:style-name="T4">+6/+10</text:span></text:p>
          </table:table-cell>
        </table:table-row>
        <table:table-row table:style-name="Table7.1">
          <table:table-cell table:style-name="Table7.A2" office:value-type="string">
            <text:p text:style-name="P3"><text:span text:style-name="T3">Attack:</text:span></text:p>
          </table:table-cell>
          <table:table-cell table:style-name="Table7.A2" office:value-type="string">
            <text:p text:style-name="P3"><text:span text:style-name="T5">+1 holy scimitar </text:span><text:span text:style-name="T4">+11 melee (1d6+4/18–20) or </text:span><text:span text:style-name="T5">+1 holy composite longbow </text:span><text:span text:style-name="T4">(+4 Str bonus) +11 ranged (1d8+5/x3) or slam +10 melee (1d6+4)</text:span></text:p>
          </table:table-cell>
        </table:table-row>
        <table:table-row table:style-name="Table7.1">
          <table:table-cell table:style-name="Table7.A2" office:value-type="string">
            <text:p text:style-name="P3"><text:span text:style-name="T3">Full Attack:</text:span></text:p>
          </table:table-cell>
          <table:table-cell table:style-name="Table7.A2" office:value-type="string">
            <text:p text:style-name="P3"><text:span text:style-name="T5">+1 holy scimitar </text:span><text:span text:style-name="T4">+11/+6 melee (1d6+4/18–20) or </text:span><text:span text:style-name="T5">+1 holy composite longbow </text:span><text:span text:style-name="T4">(+4 Str bonus) +11/+6 ranged (1d8+5/x3) or slam +10 melee (1d6+4)</text:span></text:p>
          </table:table-cell>
        </table:table-row>
        <table:table-row table:style-name="Table7.1">
          <table:table-cell table:style-name="Table7.A2" office:value-type="string">
            <text:p text:style-name="P3"><text:span text:style-name="T3">Space/Reach:</text:span></text:p>
          </table:table-cell>
          <table:table-cell table:style-name="Table7.A2" office:value-type="string">
            <text:p text:style-name="P3"><text:span text:style-name="T4">5 ft./5 ft.</text:span></text:p>
          </table:table-cell>
        </table:table-row>
        <table:table-row table:style-name="Table7.1">
          <table:table-cell table:style-name="Table7.A2" office:value-type="string">
            <text:p text:style-name="P3"><text:span text:style-name="T3">Special Attacks:</text:span></text:p>
          </table:table-cell>
          <table:table-cell table:style-name="Table7.A2" office:value-type="string">
            <text:p text:style-name="P3"><text:span text:style-name="T4">Spell-like abilities, whirlwind blast</text:span></text:p>
          </table:table-cell>
        </table:table-row>
        <table:table-row table:style-name="Table7.1">
          <table:table-cell table:style-name="Table7.A2" office:value-type="string">
            <text:p text:style-name="P3"><text:span text:style-name="T3">Special Qualities:</text:span></text:p>
          </table:table-cell>
          <table:table-cell table:style-name="Table7.A2" office:value-type="string">
            <text:p text:style-name="P3"><text:span text:style-name="T4">Alternate form, damage reduction 10/cold iron or evil, darkvision 60 ft., immunity to electricity and petrification, low-light vision, resistance to cold 10 and fire 10, spell resistance 17, tongues</text:span></text:p>
          </table:table-cell>
        </table:table-row>
        <table:table-row table:style-name="Table7.1">
          <table:table-cell table:style-name="Table7.A2" office:value-type="string">
            <text:p text:style-name="P3"><text:span text:style-name="T3">Saves:</text:span></text:p>
          </table:table-cell>
          <table:table-cell table:style-name="Table7.A2" office:value-type="string">
            <text:p text:style-name="P3"><text:span text:style-name="T4">Fort +8, Ref +9, Will +7</text:span></text:p>
          </table:table-cell>
        </table:table-row>
        <table:table-row table:style-name="Table7.1">
          <table:table-cell table:style-name="Table7.A2" office:value-type="string">
            <text:p text:style-name="P3"><text:span text:style-name="T3">Abilities:</text:span></text:p>
          </table:table-cell>
          <table:table-cell table:style-name="Table7.A2" office:value-type="string">
            <text:p text:style-name="P3"><text:span text:style-name="T4">Str 18, Dex 18, Con 17, Int 13, Wis 14, Cha 14</text:span></text:p>
          </table:table-cell>
        </table:table-row>
        <table:table-row table:style-name="Table7.1">
          <table:table-cell table:style-name="Table7.A2" office:value-type="string">
            <text:p text:style-name="P3"><text:span text:style-name="T3">Skills:</text:span></text:p>
          </table:table-cell>
          <table:table-cell table:style-name="Table7.A2" office:value-type="string">
            <text:p text:style-name="P3"><text:span text:style-name="T4">Concentration +12, Diplomacy +4, Escape Artist +13, Handle Animal +11, Hide +13, Jump +10, Listen +13, Move Silently +13, Ride +6, Sense Motive +11, Spot +13, Tumble +13, Use Rope +4 (+6 with bindings)</text:span></text:p>
          </table:table-cell>
        </table:table-row>
        <table:table-row table:style-name="Table7.1">
          <table:table-cell table:style-name="Table7.A2" office:value-type="string">
            <text:p text:style-name="P3"><text:span text:style-name="T3">Feats:</text:span></text:p>
          </table:table-cell>
          <table:table-cell table:style-name="Table7.A2" office:value-type="string">
            <text:p text:style-name="P3"><text:span text:style-name="T4">Alertness, Blind-Fight, Improved Initiative</text:span></text:p>
          </table:table-cell>
        </table:table-row>
        <table:table-row table:style-name="Table7.1">
          <table:table-cell table:style-name="Table7.A2" office:value-type="string">
            <text:p text:style-name="P3"><text:span text:style-name="T3">Environment:</text:span></text:p>
          </table:table-cell>
          <table:table-cell table:style-name="Table7.A2" office:value-type="string">
            <text:p text:style-name="P3"><text:span text:style-name="T11">A chaotic good-aligned plane</text:span></text:p>
          </table:table-cell>
        </table:table-row>
        <table:table-row table:style-name="Table7.1">
          <table:table-cell table:style-name="Table7.A2" office:value-type="string">
            <text:p text:style-name="P3"><text:span text:style-name="T3">Organization:</text:span></text:p>
          </table:table-cell>
          <table:table-cell table:style-name="Table7.A2" office:value-type="string">
            <text:p text:style-name="P3"><text:span text:style-name="T4">Solitary, pair, or squad (3–5)</text:span></text:p>
          </table:table-cell>
        </table:table-row>
        <table:table-row table:style-name="Table7.1">
          <table:table-cell table:style-name="Table7.A2" office:value-type="string">
            <text:p text:style-name="P3"><text:span text:style-name="T3">Challenge Rating:</text:span></text:p>
          </table:table-cell>
          <table:table-cell table:style-name="Table7.A2" office:value-type="string">
            <text:p text:style-name="P3"><text:span text:style-name="T4">6</text:span></text:p>
          </table:table-cell>
        </table:table-row>
        <table:table-row table:style-name="Table7.1">
          <table:table-cell table:style-name="Table7.A2" office:value-type="string">
            <text:p text:style-name="P3"><text:span text:style-name="T3">Treasure:</text:span></text:p>
          </table:table-cell>
          <table:table-cell table:style-name="Table7.A2" office:value-type="string">
            <text:p text:style-name="P3"><text:span text:style-name="T4">No coins; double goods; standard items</text:span></text:p>
          </table:table-cell>
        </table:table-row>
        <table:table-row table:style-name="Table7.1">
          <table:table-cell table:style-name="Table7.A2" office:value-type="string">
            <text:p text:style-name="P3"><text:span text:style-name="T3">Alignment:</text:span></text:p>
          </table:table-cell>
          <table:table-cell table:style-name="Table7.A2" office:value-type="string">
            <text:p text:style-name="P3"><text:span text:style-name="T4">Always chaotic good</text:span></text:p>
          </table:table-cell>
        </table:table-row>
        <table:table-row table:style-name="Table7.1">
          <table:table-cell table:style-name="Table7.A2" office:value-type="string">
            <text:p text:style-name="P3"><text:span text:style-name="T3">Advancement:</text:span></text:p>
          </table:table-cell>
          <table:table-cell table:style-name="Table7.A2" office:value-type="string">
            <text:p text:style-name="P3"><text:span text:style-name="T4">7–12 HD (Medium); 13–18 HD (Large)</text:span></text:p>
          </table:table-cell>
        </table:table-row>
        <table:table-row table:style-name="Table7.1">
          <table:table-cell table:style-name="Table7.A22" office:value-type="string">
            <text:p text:style-name="P7"><text:span text:style-name="T3">Level Adjustment:</text:span></text:p>
          </table:table-cell>
          <table:table-cell table:style-name="Table7.A22" office:value-type="string">
            <text:p text:style-name="P7"><text:span text:style-name="T4">+5</text:span></text:p>
          </table:table-cell>
        </table:table-row>
      </table:table>
      <text:p text:style-name="P3"><text:span text:style-name="T4">In addition to their natural form, bralanis can assume the shape of a whirlwind or zephyr of dust, snow, or sand.</text:span></text:p>
      <text:p text:style-name="P3"><text:span text:style-name="T4">Bralanis speak Celestial, Infernal, and Draconic, but can communicate with almost any creature, thanks to their </text:span><text:span text:style-name="T5">tongues </text:span><text:span text:style-name="T4">ability.</text:span></text:p>
      <text:p text:style-name="P3"><text:span text:style-name="T9">Combat</text:span></text:p>
      <text:p text:style-name="P3"><text:span text:style-name="T4">Bralanis prefer the scimitar and bow, the weapons of the desert nomads they most closely resemble.</text:span></text:p>
      <text:p text:style-name="P3"><text:span text:style-name="T4">A bralani’s natural weapons, as well as any weapons it wields, are treated as chaotic-aligned and good-aligned for the purpose of overcoming damage reduction.</text:span></text:p>
      <text:p text:style-name="P3"><text:span text:style-name="T3">Spell-Like Abilities:</text:span><text:span text:style-name="T4"> At will— </text:span><text:span text:style-name="T5">blur, charm person </text:span><text:span text:style-name="T4">(DC 13), </text:span><text:span text:style-name="T5">gust of wind </text:span><text:span text:style-name="T4">(DC 14), </text:span><text:span text:style-name="T5">mirror image, wind wall; </text:span><text:span text:style-name="T4">2/day—</text:span><text:span text:style-name="T5">lightning bolt </text:span><text:span text:style-name="T4">(DC 15), </text:span><text:span text:style-name="T5">cure serious wounds </text:span><text:span text:style-name="T4">(DC 15). Caster level 6th. The save DCs are Charisma-based.</text:span></text:p>
      <text:p text:style-name="P3"><text:span text:style-name="T3">Whirlwind Blast (Su): </text:span><text:span text:style-name="T4">When in whirlwind form, a bralani can attack with a scouring blast of wind, dealing 3d6 points of damage in a 20-foot line (Reflex DC 16 half ). The save DC is Constitution-based.</text:span></text:p>
      <text:p text:style-name="P3"><text:span text:style-name="T3">Alternate Form (Su): </text:span><text:span text:style-name="T4">A bralani can shift between its humanoid and whirlwind forms as a standard action. In humanoid form, it cannot fly or use its whirlwind blast, but it can use its spell-like abilities and its weapons. In whirlwind form, it can fly, make slam attacks and whirlwind blast attacks, and use spell-like abilities. </text:span></text:p>
      <text:p text:style-name="P3"><text:span text:style-name="T4">A bralani remains in one form until it chooses to assume a new one. A change in form cannot be dispelled, nor does the bralani revert to any particular form when killed. A </text:span><text:span text:style-name="T5">true seeing </text:span><text:span text:style-name="T4">spell, however, reveals both forms simultaneously.</text:span></text:p>
      <text:p text:style-name="P3"><text:span text:style-name="T3">Tongues (Su):</text:span><text:span text:style-name="T4"> Bralanis can speak with any creature that has a language, as though using a </text:span><text:span text:style-name="T5">tongues </text:span><text:span text:style-name="T4">spell (caster level 14th). This ability is always active.</text:span></text:p>
      <text:p text:style-name="P5"/>
      <text:p text:style-name="P3"><text:span text:style-name="T2">BUGBEAR</text:span></text:p>
      <table:table table:name="Table8" table:style-name="Table8">
        <table:table-column table:style-name="Table8.A"/>
        <table:table-column table:style-name="Table8.B"/>
        <text:soft-page-break/>
        <table:table-row table:style-name="Table8.1">
          <table:table-cell table:style-name="Table8.A1" office:value-type="string">
            <text:p text:style-name="P7"><text:span text:style-name="T3"><text:s/></text:span></text:p>
          </table:table-cell>
          <table:table-cell table:style-name="Table8.A1" office:value-type="string">
            <text:p text:style-name="P7"><text:span text:style-name="T4">Medium Humanoid (Goblinoid)</text:span></text:p>
          </table:table-cell>
        </table:table-row>
        <table:table-row table:style-name="Table8.1">
          <table:table-cell table:style-name="Table8.A2" office:value-type="string">
            <text:p text:style-name="P7"><text:span text:style-name="T3">Hit Dice:</text:span></text:p>
          </table:table-cell>
          <table:table-cell table:style-name="Table8.A2" office:value-type="string">
            <text:p text:style-name="P7"><text:span text:style-name="T4">3d8+3 (16 hp)</text:span></text:p>
          </table:table-cell>
        </table:table-row>
        <table:table-row table:style-name="Table8.1">
          <table:table-cell table:style-name="Table8.A2" office:value-type="string">
            <text:p text:style-name="P3"><text:span text:style-name="T3">Initiative:</text:span></text:p>
          </table:table-cell>
          <table:table-cell table:style-name="Table8.A2" office:value-type="string">
            <text:p text:style-name="P3"><text:span text:style-name="T4">+1</text:span></text:p>
          </table:table-cell>
        </table:table-row>
        <table:table-row table:style-name="Table8.1">
          <table:table-cell table:style-name="Table8.A2" office:value-type="string">
            <text:p text:style-name="P3"><text:span text:style-name="T3">Speed:</text:span></text:p>
          </table:table-cell>
          <table:table-cell table:style-name="Table8.A2" office:value-type="string">
            <text:p text:style-name="P3"><text:span text:style-name="T4">30 ft. (6 squares)</text:span></text:p>
          </table:table-cell>
        </table:table-row>
        <table:table-row table:style-name="Table8.1">
          <table:table-cell table:style-name="Table8.A2" office:value-type="string">
            <text:p text:style-name="P3"><text:span text:style-name="T3">Armor Class:</text:span></text:p>
          </table:table-cell>
          <table:table-cell table:style-name="Table8.A2" office:value-type="string">
            <text:p text:style-name="P3"><text:span text:style-name="T4">17 (+1 Dex, +3 natural, +2 leather armor, +1 light wooden shield), touch 11, flat-footed 16</text:span></text:p>
          </table:table-cell>
        </table:table-row>
        <table:table-row table:style-name="Table8.1">
          <table:table-cell table:style-name="Table8.A2" office:value-type="string">
            <text:p text:style-name="P3"><text:span text:style-name="T3">Base Attack/Grapple:</text:span></text:p>
          </table:table-cell>
          <table:table-cell table:style-name="Table8.A2" office:value-type="string">
            <text:p text:style-name="P3"><text:span text:style-name="T4">+2/+4</text:span></text:p>
          </table:table-cell>
        </table:table-row>
        <table:table-row table:style-name="Table8.1">
          <table:table-cell table:style-name="Table8.A2" office:value-type="string">
            <text:p text:style-name="P3"><text:span text:style-name="T3">Attack:</text:span></text:p>
          </table:table-cell>
          <table:table-cell table:style-name="Table8.A2" office:value-type="string">
            <text:p text:style-name="P3"><text:span text:style-name="T4">Morningstar +5 melee (1d8+2) or javelin +3 ranged (1d6+2)</text:span></text:p>
          </table:table-cell>
        </table:table-row>
        <table:table-row table:style-name="Table8.1">
          <table:table-cell table:style-name="Table8.A2" office:value-type="string">
            <text:p text:style-name="P3"><text:span text:style-name="T3">Full Attack:</text:span></text:p>
          </table:table-cell>
          <table:table-cell table:style-name="Table8.A2" office:value-type="string">
            <text:p text:style-name="P3"><text:span text:style-name="T4">Morningstar +5 melee (1d8+2) or javelin +3 ranged (1d6+2)</text:span></text:p>
          </table:table-cell>
        </table:table-row>
        <table:table-row table:style-name="Table8.1">
          <table:table-cell table:style-name="Table8.A2" office:value-type="string">
            <text:p text:style-name="P3"><text:span text:style-name="T3">Space/Reach:</text:span></text:p>
          </table:table-cell>
          <table:table-cell table:style-name="Table8.A2" office:value-type="string">
            <text:p text:style-name="P3"><text:span text:style-name="T4">5 ft./5 ft.</text:span></text:p>
          </table:table-cell>
        </table:table-row>
        <table:table-row table:style-name="Table8.1">
          <table:table-cell table:style-name="Table8.A2" office:value-type="string">
            <text:p text:style-name="P3"><text:span text:style-name="T3">Special Attacks:</text:span></text:p>
          </table:table-cell>
          <table:table-cell table:style-name="Table8.A2" office:value-type="string">
            <text:p text:style-name="P3"><text:span text:style-name="T4">—</text:span></text:p>
          </table:table-cell>
        </table:table-row>
        <table:table-row table:style-name="Table8.1">
          <table:table-cell table:style-name="Table8.A2" office:value-type="string">
            <text:p text:style-name="P3"><text:span text:style-name="T3">Special Qualities:</text:span></text:p>
          </table:table-cell>
          <table:table-cell table:style-name="Table8.A2" office:value-type="string">
            <text:p text:style-name="P3"><text:span text:style-name="T4">Darkvision 60 ft., scent</text:span></text:p>
          </table:table-cell>
        </table:table-row>
        <table:table-row table:style-name="Table8.1">
          <table:table-cell table:style-name="Table8.A2" office:value-type="string">
            <text:p text:style-name="P3"><text:span text:style-name="T3">Saves:</text:span></text:p>
          </table:table-cell>
          <table:table-cell table:style-name="Table8.A2" office:value-type="string">
            <text:p text:style-name="P3"><text:span text:style-name="T4">Fort +2, Ref +4, Will +1</text:span></text:p>
          </table:table-cell>
        </table:table-row>
        <table:table-row table:style-name="Table8.1">
          <table:table-cell table:style-name="Table8.A2" office:value-type="string">
            <text:p text:style-name="P3"><text:span text:style-name="T3">Abilities:</text:span></text:p>
          </table:table-cell>
          <table:table-cell table:style-name="Table8.A2" office:value-type="string">
            <text:p text:style-name="P3"><text:span text:style-name="T4">Str 15, Dex 12, Con 13, Int 10, Wis 10, Cha 9</text:span></text:p>
          </table:table-cell>
        </table:table-row>
        <table:table-row table:style-name="Table8.1">
          <table:table-cell table:style-name="Table8.A2" office:value-type="string">
            <text:p text:style-name="P3"><text:span text:style-name="T3">Skills:</text:span></text:p>
          </table:table-cell>
          <table:table-cell table:style-name="Table8.A2" office:value-type="string">
            <text:p text:style-name="P3"><text:span text:style-name="T4">Climb +3, Hide +4, Listen +4, Move Silently +6, Spot +4</text:span></text:p>
          </table:table-cell>
        </table:table-row>
        <table:table-row table:style-name="Table8.1">
          <table:table-cell table:style-name="Table8.A2" office:value-type="string">
            <text:p text:style-name="P3"><text:span text:style-name="T3">Feats:</text:span></text:p>
          </table:table-cell>
          <table:table-cell table:style-name="Table8.A2" office:value-type="string">
            <text:p text:style-name="P3"><text:span text:style-name="T4">Alertness, Weapon Focus (morningstar)</text:span></text:p>
          </table:table-cell>
        </table:table-row>
        <table:table-row table:style-name="Table8.1">
          <table:table-cell table:style-name="Table8.A2" office:value-type="string">
            <text:p text:style-name="P3"><text:span text:style-name="T3">Environment:</text:span></text:p>
          </table:table-cell>
          <table:table-cell table:style-name="Table8.A2" office:value-type="string">
            <text:p text:style-name="P3"><text:span text:style-name="T4">Temperate mountains</text:span></text:p>
          </table:table-cell>
        </table:table-row>
        <table:table-row table:style-name="Table8.1">
          <table:table-cell table:style-name="Table8.A2" office:value-type="string">
            <text:p text:style-name="P3"><text:span text:style-name="T3">Organization:</text:span></text:p>
          </table:table-cell>
          <table:table-cell table:style-name="Table8.A2" office:value-type="string">
            <text:p text:style-name="P3"><text:span text:style-name="T4">Solitary, gang (2–4), or band (11–20 plus 150% noncombatants plus 2 2nd-level sergeants and 1 leader of 2nd–5th level)</text:span></text:p>
          </table:table-cell>
        </table:table-row>
        <table:table-row table:style-name="Table8.1">
          <table:table-cell table:style-name="Table8.A2" office:value-type="string">
            <text:p text:style-name="P3"><text:span text:style-name="T3">Challenge Rating:</text:span></text:p>
          </table:table-cell>
          <table:table-cell table:style-name="Table8.A2" office:value-type="string">
            <text:p text:style-name="P3"><text:span text:style-name="T4">2</text:span></text:p>
          </table:table-cell>
        </table:table-row>
        <table:table-row table:style-name="Table8.1">
          <table:table-cell table:style-name="Table8.A2" office:value-type="string">
            <text:p text:style-name="P3"><text:span text:style-name="T3">Treasure:</text:span></text:p>
          </table:table-cell>
          <table:table-cell table:style-name="Table8.A2" office:value-type="string">
            <text:p text:style-name="P3"><text:span text:style-name="T4">Standard</text:span></text:p>
          </table:table-cell>
        </table:table-row>
        <table:table-row table:style-name="Table8.1">
          <table:table-cell table:style-name="Table8.A2" office:value-type="string">
            <text:p text:style-name="P3"><text:span text:style-name="T3">Alignment:</text:span></text:p>
          </table:table-cell>
          <table:table-cell table:style-name="Table8.A2" office:value-type="string">
            <text:p text:style-name="P3"><text:span text:style-name="T4">Usually chaotic evil</text:span></text:p>
          </table:table-cell>
        </table:table-row>
        <table:table-row table:style-name="Table8.1">
          <table:table-cell table:style-name="Table8.A2" office:value-type="string">
            <text:p text:style-name="P3"><text:span text:style-name="T3">Advancement:</text:span></text:p>
          </table:table-cell>
          <table:table-cell table:style-name="Table8.A2" office:value-type="string">
            <text:p text:style-name="P3"><text:span text:style-name="T4">By character class</text:span></text:p>
          </table:table-cell>
        </table:table-row>
        <table:table-row table:style-name="Table8.1">
          <table:table-cell table:style-name="Table8.A22" office:value-type="string">
            <text:p text:style-name="P7"><text:span text:style-name="T3">Level Adjustment:</text:span></text:p>
          </table:table-cell>
          <table:table-cell table:style-name="Table8.A22" office:value-type="string">
            <text:p text:style-name="P7"><text:span text:style-name="T4">+1</text:span></text:p>
          </table:table-cell>
        </table:table-row>
      </table:table>
      <text:p text:style-name="P3"><text:span text:style-name="T4">Bugbears speak Goblin and Common.</text:span></text:p>
      <text:p text:style-name="P3"><text:span text:style-name="T1">COMBAT</text:span></text:p>
      <text:p text:style-name="P3"><text:span text:style-name="T4">Bugbears prefer to ambush opponents whenever possible. When hunting, they normally send scouts ahead of the main group that, if they spy prey, return to report and bring up reinforcements.</text:span></text:p>
      <text:p text:style-name="P3"><text:span text:style-name="T4">Bugbear attacks are coordinated, and their tactics are sound if not brilliant.</text:span></text:p>
      <text:p text:style-name="P3"><text:span text:style-name="T3">Skills: </text:span><text:span text:style-name="T4">Bugbears have a +4 racial bonus on Move Silently checks.</text:span></text:p>
      <text:p text:style-name="P3"><text:span text:style-name="T1">BUGBEARS AS CHARACTERS</text:span></text:p>
      <text:p text:style-name="P3"><text:span text:style-name="T4">Bugbear characters possess the following racial traits.</text:span></text:p>
      <text:p text:style-name="P1"><text:span text:style-name="T4">— +4 Strength, +2 Dexterity, +2 Constitution, –2 Charisma.</text:span></text:p>
      <text:p text:style-name="P3"><text:span text:style-name="T4">—Medium size.</text:span></text:p>
      <text:p text:style-name="P3"><text:span text:style-name="T4">—A bugbear’s base land speed is 30 feet.</text:span></text:p>
      <text:p text:style-name="P3"><text:span text:style-name="T4">—Darkvision out to 60 feet.</text:span></text:p>
      <text:p text:style-name="P3"><text:span text:style-name="T4">—Racial Hit Dice: A bugbear begins with three levels of humanoid, which provide 3d8 Hit Dice, a base attack bonus of +2, and base saving throw bonuses of Fort +1, Ref +3, and Will +1.</text:span></text:p>
      <text:p text:style-name="P3"><text:span text:style-name="T4">—Racial Skills: A bugbear’s humanoid levels give it skill points equal to 6 x (2 + Int modifier). Its class skills are Climb, Hide, Listen, Move Silently, Search, and Spot.</text:span></text:p>
      <text:p text:style-name="P3"><text:span text:style-name="T4">—Racial Feats: A bugbear’s humanoid levels give it two feats.</text:span></text:p>
      <text:p text:style-name="P3"><text:span text:style-name="T4">— +3 natural armor bonus.</text:span></text:p>
      <text:p text:style-name="P3"><text:span text:style-name="T4">— +4 racial bonus on Move Silently checks.</text:span></text:p>
      <text:p text:style-name="P3"><text:span text:style-name="T4">—Automatic Languages: Common, Goblin. Bonus Languages: Draconic, Elven, Giant, Gnoll, Orc.</text:span></text:p>
      <text:p text:style-name="P3"><text:span text:style-name="T4">—Favored Class: Rogue.</text:span></text:p>
      <text:p text:style-name="P3"><text:span text:style-name="T4">—Level adjustment +1.</text:span></text:p>
      <text:p text:style-name="P5"/>
      <text:p text:style-name="P3"><text:span text:style-name="T2">BULETTE</text:span></text:p>
      <table:table table:name="Table9" table:style-name="Table9">
        <table:table-column table:style-name="Table9.A"/>
        <table:table-column table:style-name="Table9.B"/>
        <table:table-row table:style-name="Table9.1">
          <table:table-cell table:style-name="Table9.A1" office:value-type="string">
            <text:p text:style-name="P7"><text:span text:style-name="T3"><text:s/></text:span></text:p>
          </table:table-cell>
          <table:table-cell table:style-name="Table9.A1" office:value-type="string">
            <text:p text:style-name="P7"><text:span text:style-name="T4">Huge Magical Beast</text:span></text:p>
          </table:table-cell>
        </table:table-row>
        <table:table-row table:style-name="Table9.1">
          <table:table-cell table:style-name="Table9.A2" office:value-type="string">
            <text:p text:style-name="P7"><text:span text:style-name="T3">Hit Dice:</text:span></text:p>
          </table:table-cell>
          <table:table-cell table:style-name="Table9.A2" office:value-type="string">
            <text:p text:style-name="P7"><text:span text:style-name="T4">9d10+45 (94 hp)</text:span></text:p>
          </table:table-cell>
        </table:table-row>
        <table:table-row table:style-name="Table9.1">
          <table:table-cell table:style-name="Table9.A2" office:value-type="string">
            <text:p text:style-name="P3"><text:span text:style-name="T3">Initiative:</text:span></text:p>
          </table:table-cell>
          <table:table-cell table:style-name="Table9.A2" office:value-type="string">
            <text:p text:style-name="P3"><text:span text:style-name="T4">+2</text:span></text:p>
          </table:table-cell>
        </table:table-row>
        <table:table-row table:style-name="Table9.1">
          <table:table-cell table:style-name="Table9.A2" office:value-type="string">
            <text:p text:style-name="P3"><text:span text:style-name="T3">Speed:</text:span></text:p>
          </table:table-cell>
          <table:table-cell table:style-name="Table9.A2" office:value-type="string">
            <text:p text:style-name="P3"><text:span text:style-name="T4">40 ft. (8 squares), burrow 10 ft.</text:span></text:p>
          </table:table-cell>
        </table:table-row>
        <table:table-row table:style-name="Table9.1">
          <table:table-cell table:style-name="Table9.A2" office:value-type="string">
            <text:p text:style-name="P3"><text:span text:style-name="T3">Armor Class:</text:span></text:p>
          </table:table-cell>
          <table:table-cell table:style-name="Table9.A2" office:value-type="string">
            <text:p text:style-name="P3"><text:span text:style-name="T4">22 (–2 size, +2 Dex, +12 natural), touch 10, flat-footed 20</text:span></text:p>
          </table:table-cell>
        </table:table-row>
        <table:table-row table:style-name="Table9.1">
          <table:table-cell table:style-name="Table9.A2" office:value-type="string">
            <text:p text:style-name="P3"><text:span text:style-name="T3">Base Attack/Grapple:</text:span></text:p>
          </table:table-cell>
          <table:table-cell table:style-name="Table9.A2" office:value-type="string">
            <text:p text:style-name="P3"><text:span text:style-name="T4">+9/+25</text:span></text:p>
          </table:table-cell>
        </table:table-row>
        <table:table-row table:style-name="Table9.1">
          <table:table-cell table:style-name="Table9.A2" office:value-type="string">
            <text:p text:style-name="P3"><text:span text:style-name="T3">Attack:</text:span></text:p>
          </table:table-cell>
          <table:table-cell table:style-name="Table9.A2" office:value-type="string">
            <text:p text:style-name="P3"><text:span text:style-name="T4">Bite +16 melee (2d8+8)</text:span></text:p>
          </table:table-cell>
        </table:table-row>
        <table:table-row table:style-name="Table9.1">
          <table:table-cell table:style-name="Table9.A2" office:value-type="string">
            <text:p text:style-name="P3"><text:span text:style-name="T3">Full Attack:</text:span></text:p>
          </table:table-cell>
          <table:table-cell table:style-name="Table9.A2" office:value-type="string">
            <text:p text:style-name="P3"><text:span text:style-name="T4">Bite +16 melee (2d8+8) and 2 claws +10 melee (2d6+4)</text:span></text:p>
          </table:table-cell>
        </table:table-row>
        <table:table-row table:style-name="Table9.1">
          <table:table-cell table:style-name="Table9.A2" office:value-type="string">
            <text:p text:style-name="P3"><text:span text:style-name="T3">Space/Reach:</text:span></text:p>
          </table:table-cell>
          <table:table-cell table:style-name="Table9.A2" office:value-type="string">
            <text:p text:style-name="P3"><text:span text:style-name="T4">15 ft./10 ft.</text:span></text:p>
          </table:table-cell>
        </table:table-row>
        <table:table-row table:style-name="Table9.1">
          <table:table-cell table:style-name="Table9.A2" office:value-type="string">
            <text:p text:style-name="P3"><text:span text:style-name="T3">Special Attacks:</text:span></text:p>
          </table:table-cell>
          <table:table-cell table:style-name="Table9.A2" office:value-type="string">
            <text:p text:style-name="P3"><text:span text:style-name="T4">Leap</text:span></text:p>
          </table:table-cell>
        </table:table-row>
        <table:table-row table:style-name="Table9.1">
          <table:table-cell table:style-name="Table9.A2" office:value-type="string">
            <text:p text:style-name="P3"><text:span text:style-name="T3">Special Qualities:</text:span></text:p>
          </table:table-cell>
          <table:table-cell table:style-name="Table9.A2" office:value-type="string">
            <text:p text:style-name="P3"><text:span text:style-name="T4">Darkvision 60 ft., lowlight vision, scent, tremorsense 60 ft.</text:span></text:p>
          </table:table-cell>
        </table:table-row>
        <table:table-row table:style-name="Table9.1">
          <table:table-cell table:style-name="Table9.A2" office:value-type="string">
            <text:p text:style-name="P3"><text:span text:style-name="T3">Saves:</text:span></text:p>
          </table:table-cell>
          <table:table-cell table:style-name="Table9.A2" office:value-type="string">
            <text:p text:style-name="P3"><text:span text:style-name="T4">Fort +11, Ref +8, Will +6</text:span></text:p>
          </table:table-cell>
        </table:table-row>
        <table:table-row table:style-name="Table9.1">
          <table:table-cell table:style-name="Table9.A2" office:value-type="string">
            <text:p text:style-name="P3"><text:span text:style-name="T3">Abilities:</text:span></text:p>
          </table:table-cell>
          <table:table-cell table:style-name="Table9.A2" office:value-type="string">
            <text:p text:style-name="P3"><text:span text:style-name="T4">Str 27, Dex 15, Con 20, Int 2, Wis 13, Cha 6</text:span></text:p>
          </table:table-cell>
        </table:table-row>
        <text:soft-page-break/>
        <table:table-row table:style-name="Table9.1">
          <table:table-cell table:style-name="Table9.A2" office:value-type="string">
            <text:p text:style-name="P3"><text:span text:style-name="T3">Skills:</text:span></text:p>
          </table:table-cell>
          <table:table-cell table:style-name="Table9.A2" office:value-type="string">
            <text:p text:style-name="P3"><text:span text:style-name="T4">Jump +18, Listen +9, Spot +3</text:span></text:p>
          </table:table-cell>
        </table:table-row>
        <table:table-row table:style-name="Table9.1">
          <table:table-cell table:style-name="Table9.A2" office:value-type="string">
            <text:p text:style-name="P3"><text:span text:style-name="T3">Feats:</text:span></text:p>
          </table:table-cell>
          <table:table-cell table:style-name="Table9.A2" office:value-type="string">
            <text:p text:style-name="P3"><text:span text:style-name="T4">Alertness, Iron Will, Track, Weapon Focus (bite)</text:span></text:p>
          </table:table-cell>
        </table:table-row>
        <table:table-row table:style-name="Table9.1">
          <table:table-cell table:style-name="Table9.A2" office:value-type="string">
            <text:p text:style-name="P3"><text:span text:style-name="T3">Environment:</text:span></text:p>
          </table:table-cell>
          <table:table-cell table:style-name="Table9.A2" office:value-type="string">
            <text:p text:style-name="P3"><text:span text:style-name="T4">Temperate hills</text:span></text:p>
          </table:table-cell>
        </table:table-row>
        <table:table-row table:style-name="Table9.1">
          <table:table-cell table:style-name="Table9.A2" office:value-type="string">
            <text:p text:style-name="P3"><text:span text:style-name="T3">Organization:</text:span></text:p>
          </table:table-cell>
          <table:table-cell table:style-name="Table9.A2" office:value-type="string">
            <text:p text:style-name="P3"><text:span text:style-name="T4">Solitary or pair</text:span></text:p>
          </table:table-cell>
        </table:table-row>
        <table:table-row table:style-name="Table9.1">
          <table:table-cell table:style-name="Table9.A2" office:value-type="string">
            <text:p text:style-name="P3"><text:span text:style-name="T3">Challenge Rating:</text:span></text:p>
          </table:table-cell>
          <table:table-cell table:style-name="Table9.A2" office:value-type="string">
            <text:p text:style-name="P3"><text:span text:style-name="T4">7</text:span></text:p>
          </table:table-cell>
        </table:table-row>
        <table:table-row table:style-name="Table9.1">
          <table:table-cell table:style-name="Table9.A2" office:value-type="string">
            <text:p text:style-name="P3"><text:span text:style-name="T3">Treasure:</text:span></text:p>
          </table:table-cell>
          <table:table-cell table:style-name="Table9.A2" office:value-type="string">
            <text:p text:style-name="P3"><text:span text:style-name="T4">None</text:span></text:p>
          </table:table-cell>
        </table:table-row>
        <table:table-row table:style-name="Table9.1">
          <table:table-cell table:style-name="Table9.A2" office:value-type="string">
            <text:p text:style-name="P3"><text:span text:style-name="T3">Alignment:</text:span></text:p>
          </table:table-cell>
          <table:table-cell table:style-name="Table9.A2" office:value-type="string">
            <text:p text:style-name="P3"><text:span text:style-name="T4">Always neutral</text:span></text:p>
          </table:table-cell>
        </table:table-row>
        <table:table-row table:style-name="Table9.1">
          <table:table-cell table:style-name="Table9.A2" office:value-type="string">
            <text:p text:style-name="P3"><text:span text:style-name="T3">Advancement:</text:span></text:p>
          </table:table-cell>
          <table:table-cell table:style-name="Table9.A2" office:value-type="string">
            <text:p text:style-name="P3"><text:span text:style-name="T4">10–16 HD (Huge); 17–27 HD (Gargantuan)</text:span></text:p>
          </table:table-cell>
        </table:table-row>
        <table:table-row table:style-name="Table9.1">
          <table:table-cell table:style-name="Table9.A22" office:value-type="string">
            <text:p text:style-name="P7"><text:span text:style-name="T3">Level Adjustment:</text:span></text:p>
          </table:table-cell>
          <table:table-cell table:style-name="Table9.A22" office:value-type="string">
            <text:p text:style-name="P7"><text:span text:style-name="T4">—</text:span></text:p>
          </table:table-cell>
        </table:table-row>
      </table:table>
      <text:p text:style-name="P3"><text:span text:style-name="T4">Also known as the landshark, the bulette is a terrifying predator that lives only to eat. </text:span></text:p>
      <text:p text:style-name="P3"><text:span text:style-name="T1">COMBAT</text:span></text:p>
      <text:p text:style-name="P3"><text:span text:style-name="T4">A bulette attacks anything it regards as edible, choosing the easiest or closest prey first. The only creatures it refuses to eat are elves (and it dislikes the taste of dwarves). When burrowing underground, a landshark relies on its tremorsense ability to detect prey.</text:span></text:p>
      <text:p text:style-name="P3"><text:span text:style-name="T4">When it senses something edible (that is, senses movement), it breaks to the surface, crest first, and begins its attack.</text:span></text:p>
      <text:p text:style-name="P3"><text:span text:style-name="T3">Leap (Ex):</text:span><text:span text:style-name="T4"> A bulette can jump into the air during combat. This allows it to make four claw attacks instead of two, each with a +15 attack bonus, but it cannot bite.</text:span></text:p>
      <text:p text:style-name="P5"/>
      <text:h text:style-name="P14" text:outline-level="2"><text:span text:style-name="T2">CELESTIAL CREATURE</text:span></text:h>
      <text:p text:style-name="P3"><text:span text:style-name="T4">Celestial creatures dwell on the upper planes, the realms of good, although they resemble beings found on the Material Plane. They are more regal and more beautiful than their earthly counterparts.</text:span></text:p>
      <text:p text:style-name="P3"><text:span text:style-name="T4">Celestial creatures often come in metallic colors (usually silver, gold, or platinum). They can be mistaken for half-celestials, more powerful creatures that are created when a celestial mates with a non-celestial creature.</text:span></text:p>
      <text:p text:style-name="P3"><text:span text:style-name="T1">CREATING A CELESTIAL CREATURE</text:span></text:p>
      <text:p text:style-name="P3"><text:span text:style-name="T4">“Celestial” is an inherited template that can be added to any corporeal animal, aberration, animal, dragon, fey, giant, humanoid, magical beast, monstrous humanoid, plant, or vermin of good or neutral alignment (referred to hereafter as the base creature).</text:span></text:p>
      <text:p text:style-name="P3"><text:span text:style-name="T4">A celestial creature uses all the base creature’s statistics and abilities except as noted here. Do not recalculate the creature’s Hit Dice, base attack bonus, saves, or skill points if its type changes.</text:span></text:p>
      <text:p text:style-name="P3"><text:span text:style-name="T3">Size and Type:</text:span><text:span text:style-name="T4"> Animals or vermin with this template become magical beasts, but otherwise the creature type is unchanged. Size is unchanged. Celestial creatures encountered on the Material Plane have the extraplanar subtype.</text:span></text:p>
      <text:p text:style-name="P3"><text:span text:style-name="T3">Special Attacks:</text:span><text:span text:style-name="T4"> A celestial creature retains all the special attacks of the base creature and also gains the following attack.</text:span></text:p>
      <text:p text:style-name="P3"><text:span text:style-name="T5">Smite Evil (Su): </text:span><text:span text:style-name="T4">Once per day a celestial creature can make a normal melee attack to deal extra damage equal to its HD (maximum of +20) against an evil foe.</text:span></text:p>
      <text:p text:style-name="P3"><text:span text:style-name="T3">Special Qualities:</text:span><text:span text:style-name="T4"> A celestial creature retains all the special qualities of the base creature and also gains the following qualities.</text:span></text:p>
      <text:p text:style-name="P3"><text:span text:style-name="T4">—Darkvision out to 60 feet.</text:span></text:p>
      <text:p text:style-name="P3"><text:span text:style-name="T4">—Damage reduction (see the table below).</text:span></text:p>
      <text:p text:style-name="P3"><text:span text:style-name="T4">—Resistance to acid, cold, and electricity (see the table below).</text:span></text:p>
      <text:p text:style-name="P3"><text:span text:style-name="T4">—Spell resistance equal to HD + 5 (maximum 25).</text:span></text:p>
      <text:p text:style-name="P6"/>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text:span text:style-name="T3">Hit Dice</text:span></text:p>
          </table:table-cell>
          <table:table-cell table:style-name="Table10.A1" office:value-type="string">
            <text:p text:style-name="P13"><text:span text:style-name="T3">Resistance to Acid, Cold, Electricity</text:span></text:p>
          </table:table-cell>
          <table:table-cell table:style-name="Table10.A1" office:value-type="string">
            <text:p text:style-name="P13"><text:span text:style-name="T3">Damage Reduction</text:span></text:p>
          </table:table-cell>
        </table:table-row>
        <table:table-row table:style-name="Table10.1">
          <table:table-cell table:style-name="Table10.A2" office:value-type="string">
            <text:p text:style-name="P13"><text:span text:style-name="T4">1–3</text:span></text:p>
          </table:table-cell>
          <table:table-cell table:style-name="Table10.A2" office:value-type="string">
            <text:p text:style-name="P13"><text:span text:style-name="T4">5</text:span></text:p>
          </table:table-cell>
          <table:table-cell table:style-name="Table10.A2" office:value-type="string">
            <text:p text:style-name="P13"><text:span text:style-name="T4">—</text:span></text:p>
          </table:table-cell>
        </table:table-row>
        <table:table-row table:style-name="Table10.1">
          <table:table-cell table:style-name="Table10.A2" office:value-type="string">
            <text:p text:style-name="P12"><text:span text:style-name="T4">4–7</text:span></text:p>
          </table:table-cell>
          <table:table-cell table:style-name="Table10.A2" office:value-type="string">
            <text:p text:style-name="P12"><text:span text:style-name="T4">5</text:span></text:p>
          </table:table-cell>
          <table:table-cell table:style-name="Table10.A2" office:value-type="string">
            <text:p text:style-name="P12"><text:span text:style-name="T4">5/magic</text:span></text:p>
          </table:table-cell>
        </table:table-row>
        <table:table-row table:style-name="Table10.1">
          <table:table-cell table:style-name="Table10.A2" office:value-type="string">
            <text:p text:style-name="P12"><text:span text:style-name="T4">8–11</text:span></text:p>
          </table:table-cell>
          <table:table-cell table:style-name="Table10.A2" office:value-type="string">
            <text:p text:style-name="P12"><text:span text:style-name="T4">10</text:span></text:p>
          </table:table-cell>
          <table:table-cell table:style-name="Table10.A2" office:value-type="string">
            <text:p text:style-name="P12"><text:span text:style-name="T4">5/magic</text:span></text:p>
          </table:table-cell>
        </table:table-row>
        <table:table-row table:style-name="Table10.1">
          <table:table-cell table:style-name="Table10.A5" office:value-type="string">
            <text:p text:style-name="P13"><text:span text:style-name="T4">12 or more</text:span></text:p>
          </table:table-cell>
          <table:table-cell table:style-name="Table10.A5" office:value-type="string">
            <text:p text:style-name="P13"><text:span text:style-name="T4">10</text:span></text:p>
          </table:table-cell>
          <table:table-cell table:style-name="Table10.A5" office:value-type="string">
            <text:p text:style-name="P13"><text:span text:style-name="T4">10/magic</text:span></text:p>
          </table:table-cell>
        </table:table-row>
      </table:table>
      <text:p text:style-name="P3"><text:soft-page-break/><text:span text:style-name="T4">If the base creature already has one or more of these special qualities, use the better value.</text:span></text:p>
      <text:p text:style-name="P3"><text:span text:style-name="T4">If a celestial creature gains damage reduction, its natural weapons are treated as magic weapons for the purpose of overcoming damage reduction.</text:span></text:p>
      <text:p text:style-name="P3"><text:span text:style-name="T3">Abilities:</text:span><text:span text:style-name="T4"> Same as the base creature, but Intelligence is at least 3.</text:span></text:p>
      <text:p text:style-name="P3"><text:span text:style-name="T3">Environment:</text:span><text:span text:style-name="T4"> Any good-aligned plane.</text:span></text:p>
      <text:p text:style-name="P3"><text:span text:style-name="T3">Challenge Rating:</text:span><text:span text:style-name="T4"> HD 3 or less, as base creature; HD 4 to 7, as base creature +1; HD 8 or more, as base creature +2.</text:span></text:p>
      <text:p text:style-name="P3"><text:span text:style-name="T3">Alignment:</text:span><text:span text:style-name="T4"> Always good (any).</text:span></text:p>
      <text:p text:style-name="P3"><text:span text:style-name="T3">Level Adjustment:</text:span><text:span text:style-name="T4"> Same as the base creature +2.</text:span></text:p>
      <text:p text:style-name="P5"/>
      <text:p text:style-name="P3"><text:span text:style-name="T2">CENTAUR</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7"><text:span text:style-name="T3"><text:s/></text:span></text:p>
          </table:table-cell>
          <table:table-cell table:style-name="Table11.A1" office:value-type="string">
            <text:p text:style-name="P7"><text:span text:style-name="T4">Large Monstrous Humanoid</text:span></text:p>
          </table:table-cell>
        </table:table-row>
        <table:table-row table:style-name="Table11.1">
          <table:table-cell table:style-name="Table11.A2" office:value-type="string">
            <text:p text:style-name="P7"><text:span text:style-name="T3">Hit Dice:</text:span></text:p>
          </table:table-cell>
          <table:table-cell table:style-name="Table11.A2" office:value-type="string">
            <text:p text:style-name="P7"><text:span text:style-name="T4">4d8+8 (26 hp)</text:span></text:p>
          </table:table-cell>
        </table:table-row>
        <table:table-row table:style-name="Table11.1">
          <table:table-cell table:style-name="Table11.A2" office:value-type="string">
            <text:p text:style-name="P3"><text:span text:style-name="T3">Initiative:</text:span></text:p>
          </table:table-cell>
          <table:table-cell table:style-name="Table11.A2" office:value-type="string">
            <text:p text:style-name="P3"><text:span text:style-name="T4">+2</text:span></text:p>
          </table:table-cell>
        </table:table-row>
        <table:table-row table:style-name="Table11.1">
          <table:table-cell table:style-name="Table11.A2" office:value-type="string">
            <text:p text:style-name="P3"><text:span text:style-name="T3">Speed:</text:span></text:p>
          </table:table-cell>
          <table:table-cell table:style-name="Table11.A2" office:value-type="string">
            <text:p text:style-name="P3"><text:span text:style-name="T4">50 ft. (10 squares)</text:span></text:p>
          </table:table-cell>
        </table:table-row>
        <table:table-row table:style-name="Table11.1">
          <table:table-cell table:style-name="Table11.A2" office:value-type="string">
            <text:p text:style-name="P3"><text:span text:style-name="T3">Armor Class:</text:span></text:p>
          </table:table-cell>
          <table:table-cell table:style-name="Table11.A2" office:value-type="string">
            <text:p text:style-name="P3"><text:span text:style-name="T4">14 (–1 size, +2 Dex, +3 natural), touch 11, flat-footed 12</text:span></text:p>
          </table:table-cell>
        </table:table-row>
        <table:table-row table:style-name="Table11.1">
          <table:table-cell table:style-name="Table11.A2" office:value-type="string">
            <text:p text:style-name="P3"><text:span text:style-name="T3">Base Attack/Grapple:</text:span></text:p>
          </table:table-cell>
          <table:table-cell table:style-name="Table11.A2" office:value-type="string">
            <text:p text:style-name="P3"><text:span text:style-name="T4">+4/+12</text:span></text:p>
          </table:table-cell>
        </table:table-row>
        <table:table-row table:style-name="Table11.1">
          <table:table-cell table:style-name="Table11.A2" office:value-type="string">
            <text:p text:style-name="P3"><text:span text:style-name="T3">Attack:</text:span></text:p>
          </table:table-cell>
          <table:table-cell table:style-name="Table11.A2" office:value-type="string">
            <text:p text:style-name="P3"><text:span text:style-name="T4">Longsword +7 melee (2d6+6/19–20) or composite longbow (+4 Str bonus) +5 ranged (2d6+4/x3)</text:span></text:p>
          </table:table-cell>
        </table:table-row>
        <table:table-row table:style-name="Table11.1">
          <table:table-cell table:style-name="Table11.A2" office:value-type="string">
            <text:p text:style-name="P3"><text:span text:style-name="T3">Full Attack:</text:span></text:p>
          </table:table-cell>
          <table:table-cell table:style-name="Table11.A2" office:value-type="string">
            <text:p text:style-name="P3"><text:span text:style-name="T4">Longsword +7 melee (2d6+6/19–20) and 2 hooves +3 melee (1d6+2); or composite longbow (+4 Str bonus) +5 ranged (2d6+4/x3)</text:span></text:p>
          </table:table-cell>
        </table:table-row>
        <table:table-row table:style-name="Table11.1">
          <table:table-cell table:style-name="Table11.A2" office:value-type="string">
            <text:p text:style-name="P3"><text:span text:style-name="T3">Space/Reach:</text:span></text:p>
          </table:table-cell>
          <table:table-cell table:style-name="Table11.A2" office:value-type="string">
            <text:p text:style-name="P3"><text:span text:style-name="T4">10 ft./5 ft.</text:span></text:p>
          </table:table-cell>
        </table:table-row>
        <table:table-row table:style-name="Table11.1">
          <table:table-cell table:style-name="Table11.A2" office:value-type="string">
            <text:p text:style-name="P3"><text:span text:style-name="T3">Special Attacks:</text:span></text:p>
          </table:table-cell>
          <table:table-cell table:style-name="Table11.A2" office:value-type="string">
            <text:p text:style-name="P3"><text:span text:style-name="T4">—</text:span></text:p>
          </table:table-cell>
        </table:table-row>
        <table:table-row table:style-name="Table11.1">
          <table:table-cell table:style-name="Table11.A2" office:value-type="string">
            <text:p text:style-name="P3"><text:span text:style-name="T3">Special Qualities:</text:span></text:p>
          </table:table-cell>
          <table:table-cell table:style-name="Table11.A2" office:value-type="string">
            <text:p text:style-name="P3"><text:span text:style-name="T4">Darkvision 60 ft.</text:span></text:p>
          </table:table-cell>
        </table:table-row>
        <table:table-row table:style-name="Table11.1">
          <table:table-cell table:style-name="Table11.A2" office:value-type="string">
            <text:p text:style-name="P3"><text:span text:style-name="T3">Saves:</text:span></text:p>
          </table:table-cell>
          <table:table-cell table:style-name="Table11.A2" office:value-type="string">
            <text:p text:style-name="P3"><text:span text:style-name="T4">Fort +3, Ref +6, Will +5</text:span></text:p>
          </table:table-cell>
        </table:table-row>
        <table:table-row table:style-name="Table11.1">
          <table:table-cell table:style-name="Table11.A2" office:value-type="string">
            <text:p text:style-name="P3"><text:span text:style-name="T3">Abilities:</text:span></text:p>
          </table:table-cell>
          <table:table-cell table:style-name="Table11.A2" office:value-type="string">
            <text:p text:style-name="P3"><text:span text:style-name="T4">Str 18, Dex 14, Con 15, Int 8, Wis 13, Cha 11</text:span></text:p>
          </table:table-cell>
        </table:table-row>
        <table:table-row table:style-name="Table11.1">
          <table:table-cell table:style-name="Table11.A2" office:value-type="string">
            <text:p text:style-name="P3"><text:span text:style-name="T3">Skills:</text:span></text:p>
          </table:table-cell>
          <table:table-cell table:style-name="Table11.A2" office:value-type="string">
            <text:p text:style-name="P3"><text:span text:style-name="T4">Listen +3, Move Silently +4, Spot +3, Survival +2 </text:span></text:p>
          </table:table-cell>
        </table:table-row>
        <table:table-row table:style-name="Table11.1">
          <table:table-cell table:style-name="Table11.A2" office:value-type="string">
            <text:p text:style-name="P3"><text:span text:style-name="T3">Feats:</text:span></text:p>
          </table:table-cell>
          <table:table-cell table:style-name="Table11.A2" office:value-type="string">
            <text:p text:style-name="P3"><text:span text:style-name="T4">Dodge, Weapon Focus (hoof )</text:span></text:p>
          </table:table-cell>
        </table:table-row>
        <table:table-row table:style-name="Table11.1">
          <table:table-cell table:style-name="Table11.A2" office:value-type="string">
            <text:p text:style-name="P3"><text:span text:style-name="T3">Environment:</text:span></text:p>
          </table:table-cell>
          <table:table-cell table:style-name="Table11.A2" office:value-type="string">
            <text:p text:style-name="P3"><text:span text:style-name="T4">Temperate forests</text:span></text:p>
          </table:table-cell>
        </table:table-row>
        <table:table-row table:style-name="Table11.1">
          <table:table-cell table:style-name="Table11.A2" office:value-type="string">
            <text:p text:style-name="P3"><text:span text:style-name="T3">Organization:</text:span></text:p>
          </table:table-cell>
          <table:table-cell table:style-name="Table11.A2" office:value-type="string">
            <text:p text:style-name="P3"><text:span text:style-name="T4">Solitary, company (5–8), troop (8–18 plus 1 leader of 2nd–5th level), or tribe (20–150 plus 30% noncombatants plus 10 3rd-level sergeants, 5 5th-level lieutenants, and 1 leader of 5th–9th level)</text:span></text:p>
          </table:table-cell>
        </table:table-row>
        <table:table-row table:style-name="Table11.1">
          <table:table-cell table:style-name="Table11.A2" office:value-type="string">
            <text:p text:style-name="P3"><text:span text:style-name="T3">Challenge Rating:</text:span></text:p>
          </table:table-cell>
          <table:table-cell table:style-name="Table11.A2" office:value-type="string">
            <text:p text:style-name="P3"><text:span text:style-name="T4">3</text:span></text:p>
          </table:table-cell>
        </table:table-row>
        <table:table-row table:style-name="Table11.1">
          <table:table-cell table:style-name="Table11.A2" office:value-type="string">
            <text:p text:style-name="P3"><text:span text:style-name="T3">Treasure:</text:span></text:p>
          </table:table-cell>
          <table:table-cell table:style-name="Table11.A2" office:value-type="string">
            <text:p text:style-name="P3"><text:span text:style-name="T4">Standard</text:span></text:p>
          </table:table-cell>
        </table:table-row>
        <table:table-row table:style-name="Table11.1">
          <table:table-cell table:style-name="Table11.A2" office:value-type="string">
            <text:p text:style-name="P3"><text:span text:style-name="T3">Alignment:</text:span></text:p>
          </table:table-cell>
          <table:table-cell table:style-name="Table11.A2" office:value-type="string">
            <text:p text:style-name="P3"><text:span text:style-name="T4">Usually neutral good</text:span></text:p>
          </table:table-cell>
        </table:table-row>
        <table:table-row table:style-name="Table11.1">
          <table:table-cell table:style-name="Table11.A2" office:value-type="string">
            <text:p text:style-name="P3"><text:span text:style-name="T3">Advancement:</text:span></text:p>
          </table:table-cell>
          <table:table-cell table:style-name="Table11.A2" office:value-type="string">
            <text:p text:style-name="P3"><text:span text:style-name="T4">By character class</text:span></text:p>
          </table:table-cell>
        </table:table-row>
        <table:table-row table:style-name="Table11.1">
          <table:table-cell table:style-name="Table11.A22" office:value-type="string">
            <text:p text:style-name="P7"><text:span text:style-name="T3">Level Adjustment:</text:span></text:p>
          </table:table-cell>
          <table:table-cell table:style-name="Table11.A22" office:value-type="string">
            <text:p text:style-name="P7"><text:span text:style-name="T4">+2</text:span></text:p>
          </table:table-cell>
        </table:table-row>
      </table:table>
      <text:p text:style-name="P3"><text:span text:style-name="T4">A centaur is as big as a heavy horse, but much taller and slightly heavier. A centaur is about 7 feet tall and weighs about 2,100 pounds.</text:span></text:p>
      <text:p text:style-name="P3"><text:span text:style-name="T4">Centaurs speak Sylvan and Elven.</text:span></text:p>
      <text:p text:style-name="P3"><text:span text:style-name="T1">COMBAT</text:span></text:p>
      <text:p text:style-name="P3"><text:span text:style-name="T4">A centaur employing a lance deals double damage when it charges, just as a rider on a mount does.</text:span></text:p>
      <text:p text:style-name="P3"><text:span text:style-name="T1">CENTAURS AS CHARACTERS</text:span></text:p>
      <text:p text:style-name="P3"><text:span text:style-name="T4">A centaur druid is usually a tribe’s designated leader and speaker. Centaur characters possess the following racial traits.</text:span></text:p>
      <text:p text:style-name="P1"><text:span text:style-name="T4">— +8 Strength, +4 Dexterity, +4 Constitution, –2 Intelligence, +2 Wisdom.</text:span></text:p>
      <text:p text:style-name="P3"><text:span text:style-name="T4">—Large size. –1 penalty to Armor Class, –1 penalty on attack rolls, –4 penalty on Hide checks, +4 bonus on grapple checks, lifting and carrying limits double those of Medium characters.</text:span></text:p>
      <text:p text:style-name="P3"><text:span text:style-name="T4">—Space/Reach: 10 feet/5 feet.</text:span></text:p>
      <text:p text:style-name="P3"><text:span text:style-name="T4">—A centaur’s base land speed is 50 feet.</text:span></text:p>
      <text:p text:style-name="P3"><text:span text:style-name="T4">—Darkvision out to 60 feet.</text:span></text:p>
      <text:p text:style-name="P3"><text:span text:style-name="T4">—Racial Hit Dice: A centaur begins with four levels of monstrous humanoid, which provide 4d8 Hit Dice, a base attack bonus of +4, and base saving throw bonuses of Fort +1, Ref +4, and Will +4.</text:span></text:p>
      <text:p text:style-name="P3"><text:span text:style-name="T4">—Racial Skills: A centaur’s monstrous humanoid levels give it skill points equal to 7 x (2 + Int modifier). Its class skills are Listen, Move Silently, Spot, and Survival.</text:span></text:p>
      <text:p text:style-name="P3"><text:span text:style-name="T4">—Racial Feats: A centaur’s monstrous humanoid levels give it two feats.</text:span></text:p>
      <text:p text:style-name="P3"><text:span text:style-name="T4">— +3 natural armor bonus.</text:span></text:p>
      <text:p text:style-name="P3"><text:span text:style-name="T4">— Automatic Languages: Sylvan, Elven. Bonus Languages: Common, Gnome, Halfling.</text:span></text:p>
      <text:p text:style-name="P3"><text:span text:style-name="T4">—Favored Class: Ranger.</text:span></text:p>
      <text:p text:style-name="P3"><text:span text:style-name="T4">—Level adjustment +2.</text:span></text:p>
      <text:p text:style-name="P5"/>
      <text:p text:style-name="P3"><text:span text:style-name="T2">CHAOS BEAST</text:span></text:p>
      <table:table table:name="Table12" table:style-name="Table12">
        <table:table-column table:style-name="Table12.A"/>
        <table:table-column table:style-name="Table12.B"/>
        <table:table-row table:style-name="Table12.1">
          <table:table-cell table:style-name="Table12.A1" office:value-type="string">
            <text:p text:style-name="P7"><text:span text:style-name="T3"><text:s/></text:span></text:p>
          </table:table-cell>
          <table:table-cell table:style-name="Table12.A1" office:value-type="string">
            <text:p text:style-name="P7"><text:span text:style-name="T4">Medium Outsider (Chaotic, Extraplanar)</text:span></text:p>
          </table:table-cell>
        </table:table-row>
        <table:table-row table:style-name="Table12.1">
          <table:table-cell table:style-name="Table12.A2" office:value-type="string">
            <text:p text:style-name="P7"><text:span text:style-name="T3">Hit Dice:</text:span></text:p>
          </table:table-cell>
          <table:table-cell table:style-name="Table12.A2" office:value-type="string">
            <text:p text:style-name="P7"><text:span text:style-name="T4">8d8+8 (44 hp)</text:span></text:p>
          </table:table-cell>
        </table:table-row>
        <table:table-row table:style-name="Table12.1">
          <table:table-cell table:style-name="Table12.A2" office:value-type="string">
            <text:p text:style-name="P3"><text:span text:style-name="T3">Initiative:</text:span></text:p>
          </table:table-cell>
          <table:table-cell table:style-name="Table12.A2" office:value-type="string">
            <text:p text:style-name="P3"><text:span text:style-name="T4">+5</text:span></text:p>
          </table:table-cell>
        </table:table-row>
        <table:table-row table:style-name="Table12.1">
          <table:table-cell table:style-name="Table12.A2" office:value-type="string">
            <text:p text:style-name="P3"><text:span text:style-name="T3">Speed:</text:span></text:p>
          </table:table-cell>
          <table:table-cell table:style-name="Table12.A2" office:value-type="string">
            <text:p text:style-name="P3"><text:span text:style-name="T4">20 ft. (4 squares)</text:span></text:p>
          </table:table-cell>
        </table:table-row>
        <table:table-row table:style-name="Table12.1">
          <table:table-cell table:style-name="Table12.A2" office:value-type="string">
            <text:p text:style-name="P3"><text:span text:style-name="T3">Armor Class:</text:span></text:p>
          </table:table-cell>
          <table:table-cell table:style-name="Table12.A2" office:value-type="string">
            <text:p text:style-name="P3"><text:span text:style-name="T4">16 (+1 Dex, +5 natural), touch 11, flat-footed 15</text:span></text:p>
          </table:table-cell>
        </table:table-row>
        <table:table-row table:style-name="Table12.1">
          <table:table-cell table:style-name="Table12.A2" office:value-type="string">
            <text:p text:style-name="P3"><text:span text:style-name="T3">Base Attack/Grapple:</text:span></text:p>
          </table:table-cell>
          <table:table-cell table:style-name="Table12.A2" office:value-type="string">
            <text:p text:style-name="P3"><text:span text:style-name="T4">+8/+10</text:span></text:p>
          </table:table-cell>
        </table:table-row>
        <table:table-row table:style-name="Table12.1">
          <table:table-cell table:style-name="Table12.A2" office:value-type="string">
            <text:p text:style-name="P3"><text:span text:style-name="T3">Attack:</text:span></text:p>
          </table:table-cell>
          <table:table-cell table:style-name="Table12.A2" office:value-type="string">
            <text:p text:style-name="P3"><text:span text:style-name="T4">Claw +10 melee (1d3+2 plus corporeal instability)</text:span></text:p>
          </table:table-cell>
        </table:table-row>
        <table:table-row table:style-name="Table12.1">
          <table:table-cell table:style-name="Table12.A2" office:value-type="string">
            <text:p text:style-name="P3"><text:span text:style-name="T3">Full Attack:</text:span></text:p>
          </table:table-cell>
          <table:table-cell table:style-name="Table12.A2" office:value-type="string">
            <text:p text:style-name="P3"><text:span text:style-name="T4">2 claws +10 melee (1d3+2 plus corporeal instability)</text:span></text:p>
          </table:table-cell>
        </table:table-row>
        <table:table-row table:style-name="Table12.1">
          <table:table-cell table:style-name="Table12.A2" office:value-type="string">
            <text:p text:style-name="P3"><text:span text:style-name="T3">Space/Reach:</text:span></text:p>
          </table:table-cell>
          <table:table-cell table:style-name="Table12.A2" office:value-type="string">
            <text:p text:style-name="P3"><text:span text:style-name="T4">5 ft./5 ft.</text:span></text:p>
          </table:table-cell>
        </table:table-row>
        <table:table-row table:style-name="Table12.1">
          <table:table-cell table:style-name="Table12.A2" office:value-type="string">
            <text:p text:style-name="P3"><text:span text:style-name="T3">Special Attacks:</text:span></text:p>
          </table:table-cell>
          <table:table-cell table:style-name="Table12.A2" office:value-type="string">
            <text:p text:style-name="P3"><text:span text:style-name="T4">Corporeal instability</text:span></text:p>
          </table:table-cell>
        </table:table-row>
        <table:table-row table:style-name="Table12.1">
          <table:table-cell table:style-name="Table12.A2" office:value-type="string">
            <text:p text:style-name="P3"><text:span text:style-name="T3">Special Qualities:</text:span></text:p>
          </table:table-cell>
          <table:table-cell table:style-name="Table12.A2" office:value-type="string">
            <text:p text:style-name="P3"><text:span text:style-name="T4">Darkvision 60 ft., immunity to critical hits and transformation, spell resistance 15</text:span></text:p>
          </table:table-cell>
        </table:table-row>
        <table:table-row table:style-name="Table12.1">
          <table:table-cell table:style-name="Table12.A2" office:value-type="string">
            <text:p text:style-name="P3"><text:span text:style-name="T3">Saves:</text:span></text:p>
          </table:table-cell>
          <table:table-cell table:style-name="Table12.A2" office:value-type="string">
            <text:p text:style-name="P3"><text:span text:style-name="T4">Fort +7, Ref +7, Will +6</text:span></text:p>
          </table:table-cell>
        </table:table-row>
        <table:table-row table:style-name="Table12.1">
          <table:table-cell table:style-name="Table12.A2" office:value-type="string">
            <text:p text:style-name="P3"><text:span text:style-name="T3">Abilities:</text:span></text:p>
          </table:table-cell>
          <table:table-cell table:style-name="Table12.A2" office:value-type="string">
            <text:p text:style-name="P3"><text:span text:style-name="T4">Str 14, Dex 13, Con 13, Int 10, Wis 10, Cha 10</text:span></text:p>
          </table:table-cell>
        </table:table-row>
        <text:soft-page-break/>
        <table:table-row table:style-name="Table12.1">
          <table:table-cell table:style-name="Table12.A2" office:value-type="string">
            <text:p text:style-name="P3"><text:span text:style-name="T3">Skills:</text:span></text:p>
          </table:table-cell>
          <table:table-cell table:style-name="Table12.A2" office:value-type="string">
            <text:p text:style-name="P3"><text:span text:style-name="T4">Climb +13, Escape Artist +12, Hide +12, Jump +9, Listen +11, Search +11, Spot +11, Survival +0 (+2 following tracks), Tumble +14, Use Rope +1 (+3 with bindings)</text:span></text:p>
          </table:table-cell>
        </table:table-row>
        <table:table-row table:style-name="Table12.1">
          <table:table-cell table:style-name="Table12.A2" office:value-type="string">
            <text:p text:style-name="P3"><text:span text:style-name="T3">Feats:</text:span></text:p>
          </table:table-cell>
          <table:table-cell table:style-name="Table12.A2" office:value-type="string">
            <text:p text:style-name="P3"><text:span text:style-name="T4">Dodge, Improved Initiative, Mobility</text:span></text:p>
          </table:table-cell>
        </table:table-row>
        <table:table-row table:style-name="Table12.1">
          <table:table-cell table:style-name="Table12.A2" office:value-type="string">
            <text:p text:style-name="P3"><text:span text:style-name="T3">Environment:</text:span></text:p>
          </table:table-cell>
          <table:table-cell table:style-name="Table12.A2" office:value-type="string">
            <text:p text:style-name="P3"><text:span text:style-name="T4">Ever-Changing Chaos of Limbo</text:span></text:p>
          </table:table-cell>
        </table:table-row>
        <table:table-row table:style-name="Table12.1">
          <table:table-cell table:style-name="Table12.A2" office:value-type="string">
            <text:p text:style-name="P3"><text:span text:style-name="T3">Organization:</text:span></text:p>
          </table:table-cell>
          <table:table-cell table:style-name="Table12.A2" office:value-type="string">
            <text:p text:style-name="P3"><text:span text:style-name="T4">Solitary</text:span></text:p>
          </table:table-cell>
        </table:table-row>
        <table:table-row table:style-name="Table12.1">
          <table:table-cell table:style-name="Table12.A2" office:value-type="string">
            <text:p text:style-name="P3"><text:span text:style-name="T3">Challenge Rating:</text:span></text:p>
          </table:table-cell>
          <table:table-cell table:style-name="Table12.A2" office:value-type="string">
            <text:p text:style-name="P3"><text:span text:style-name="T4">7</text:span></text:p>
          </table:table-cell>
        </table:table-row>
        <table:table-row table:style-name="Table12.1">
          <table:table-cell table:style-name="Table12.A2" office:value-type="string">
            <text:p text:style-name="P3"><text:span text:style-name="T3">Treasure:</text:span></text:p>
          </table:table-cell>
          <table:table-cell table:style-name="Table12.A2" office:value-type="string">
            <text:p text:style-name="P3"><text:span text:style-name="T4">None</text:span></text:p>
          </table:table-cell>
        </table:table-row>
        <table:table-row table:style-name="Table12.1">
          <table:table-cell table:style-name="Table12.A2" office:value-type="string">
            <text:p text:style-name="P3"><text:span text:style-name="T3">Alignment:</text:span></text:p>
          </table:table-cell>
          <table:table-cell table:style-name="Table12.A2" office:value-type="string">
            <text:p text:style-name="P3"><text:span text:style-name="T4">Always chaotic neutral</text:span></text:p>
          </table:table-cell>
        </table:table-row>
        <table:table-row table:style-name="Table12.1">
          <table:table-cell table:style-name="Table12.A2" office:value-type="string">
            <text:p text:style-name="P3"><text:span text:style-name="T3">Advancement:</text:span></text:p>
          </table:table-cell>
          <table:table-cell table:style-name="Table12.A2" office:value-type="string">
            <text:p text:style-name="P3"><text:span text:style-name="T4">9–12 HD (Medium); 13–24 HD (Large)</text:span></text:p>
          </table:table-cell>
        </table:table-row>
        <table:table-row table:style-name="Table12.1">
          <table:table-cell table:style-name="Table12.A22" office:value-type="string">
            <text:p text:style-name="P7"><text:span text:style-name="T3">Level Adjustment:</text:span></text:p>
          </table:table-cell>
          <table:table-cell table:style-name="Table12.A22" office:value-type="string">
            <text:p text:style-name="P7"><text:span text:style-name="T4">—</text:span></text:p>
          </table:table-cell>
        </table:table-row>
      </table:table>
      <text:p text:style-name="P3"><text:span text:style-name="T4">The horrific creatures known as chaos beasts have mutable, ever-changing forms. A chaos beast’s dimensions vary, but it always weighs about 200 pounds.</text:span></text:p>
      <text:p text:style-name="P3"><text:span text:style-name="T4">Chaos beasts do not speak.</text:span></text:p>
      <text:p text:style-name="P3"><text:span text:style-name="T1">COMBAT</text:span></text:p>
      <text:p text:style-name="P3"><text:span text:style-name="T4">For all its fearsome appearances, whether it has claws, fangs, pincers, tentacles, or spines, a chaos beast does little physical harm. Regardless of form, the creature seems unable to manage more than two attacks per round. Its continual transmutations prevent the coordination needed to do more.</text:span></text:p>
      <text:p text:style-name="P3"><text:span text:style-name="T4">A chaos beast’s claw attacks, as well as any weapons it wields, are treated as chaotic-aligned for the purpose of overcoming damage reduction.</text:span></text:p>
      <text:p text:style-name="P3"><text:span text:style-name="T3">Corporeal Instability (Su):</text:span><text:span text:style-name="T4"> A blow from a chaos beast against a living creature can cause a terrible transformation. The creature must succeed on a DC 15 Fortitude save or become a spongy, amorphous mass. Unless the victim manages to control the effect (see below), its shape melts, flows, writhes, and boils. The save DC is Constitution-based.</text:span></text:p>
      <text:p text:style-name="P3"><text:span text:style-name="T4">An affected creature is unable to hold or use any item. Clothing, armor, rings, and helmets become useless. Large items worn or carried—armor, backpacks, even shirts—hamper more than help, reducing the victim’s Dexterity score by 4. Soft or misshapen feet and legs reduce speed to 10 feet or one-quarter normal, whichever is less. Searing pain courses along the nerves, so strong that the victim cannot act coherently. The victim cannot cast spells or use magic items, and it attacks blindly, unable to distinguish friend from foe (–4 penalty on attack rolls and a 50% miss chance, regardless of the attack roll).</text:span></text:p>
      <text:p text:style-name="P3"><text:span text:style-name="T4">Each round the victim spends in an amorphous state causes 1 point of Wisdom drain from mental shock. If the victim’s Wisdom score falls to 0, it becomes a chaos beast.</text:span></text:p>
      <text:p text:style-name="P3"><text:span text:style-name="T4">A victim can regain its own shape by taking a standard action to attempt a DC 15 Charisma check (this check DC does not vary for a chaos beast with different Hit Dice or ability scores). A success reestablishes the creature’s normal form for 1 minute. On a failure, the victim can still repeat this check each round until successful.</text:span></text:p>
      <text:p text:style-name="P3"><text:span text:style-name="T4">Corporeal instability is not a disease or a curse and so is hard to remove. A </text:span><text:span text:style-name="T5">shapechange </text:span><text:span text:style-name="T4">or </text:span><text:span text:style-name="T5">stoneskin </text:span><text:span text:style-name="T4">spell does not cure an afflicted creature but fixes its form for the duration of the spell. A </text:span><text:span text:style-name="T5">restoration, heal, </text:span><text:span text:style-name="T4">or </text:span><text:span text:style-name="T5">greater restoration </text:span><text:span text:style-name="T4">spell removes the affliction (a separate </text:span><text:span text:style-name="T5">restoration </text:span><text:span text:style-name="T4">is necessary to restore any drained points of Wisdom).</text:span></text:p>
      <text:p text:style-name="P3"><text:span text:style-name="T3">Immunity to Transformation (Ex): </text:span><text:span text:style-name="T4">No mortal magic can permanently affect or fix a chaos beast’s form. Effects such as polymorphing or petrification force the creature into a new shape, but at the start of its next turn it immediately returns to its mutable form as a free action.</text:span></text:p>
      <text:p text:style-name="P5"/>
      <text:p text:style-name="P3"><text:span text:style-name="T2">CHIMERA</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7"><text:span text:style-name="T3"><text:s/></text:span></text:p>
          </table:table-cell>
          <table:table-cell table:style-name="Table13.A1" office:value-type="string">
            <text:p text:style-name="P7"><text:span text:style-name="T4">Large Magical Beast</text:span></text:p>
          </table:table-cell>
        </table:table-row>
        <table:table-row table:style-name="Table13.1">
          <table:table-cell table:style-name="Table13.A2" office:value-type="string">
            <text:p text:style-name="P7"><text:span text:style-name="T3">Hit Dice:</text:span></text:p>
          </table:table-cell>
          <table:table-cell table:style-name="Table13.A2" office:value-type="string">
            <text:p text:style-name="P7"><text:span text:style-name="T4">9d10+27 (76 hp)</text:span></text:p>
          </table:table-cell>
        </table:table-row>
        <table:table-row table:style-name="Table13.1">
          <table:table-cell table:style-name="Table13.A2" office:value-type="string">
            <text:p text:style-name="P3"><text:span text:style-name="T3">Initiative:</text:span></text:p>
          </table:table-cell>
          <table:table-cell table:style-name="Table13.A2" office:value-type="string">
            <text:p text:style-name="P3"><text:span text:style-name="T4">+1</text:span></text:p>
          </table:table-cell>
        </table:table-row>
        <table:table-row table:style-name="Table13.1">
          <table:table-cell table:style-name="Table13.A2" office:value-type="string">
            <text:p text:style-name="P3"><text:span text:style-name="T3">Speed:</text:span></text:p>
          </table:table-cell>
          <table:table-cell table:style-name="Table13.A2" office:value-type="string">
            <text:p text:style-name="P3"><text:span text:style-name="T4">30 ft. (6 squares), fly 50 ft. (poor)</text:span></text:p>
          </table:table-cell>
        </table:table-row>
        <table:table-row table:style-name="Table13.1">
          <table:table-cell table:style-name="Table13.A2" office:value-type="string">
            <text:p text:style-name="P3"><text:span text:style-name="T3">Armor Class:</text:span></text:p>
          </table:table-cell>
          <table:table-cell table:style-name="Table13.A2" office:value-type="string">
            <text:p text:style-name="P3"><text:span text:style-name="T4">19 (–1 size, +1 Dex, +9 natural), touch 10, flat-footed 18</text:span></text:p>
          </table:table-cell>
        </table:table-row>
        <table:table-row table:style-name="Table13.1">
          <table:table-cell table:style-name="Table13.A2" office:value-type="string">
            <text:p text:style-name="P3"><text:span text:style-name="T3">Base Attack/Grapple:</text:span></text:p>
          </table:table-cell>
          <table:table-cell table:style-name="Table13.A2" office:value-type="string">
            <text:p text:style-name="P3"><text:span text:style-name="T4">+9/+17</text:span></text:p>
          </table:table-cell>
        </table:table-row>
        <table:table-row table:style-name="Table13.1">
          <table:table-cell table:style-name="Table13.A2" office:value-type="string">
            <text:p text:style-name="P3"><text:span text:style-name="T3">Attack:</text:span></text:p>
          </table:table-cell>
          <table:table-cell table:style-name="Table13.A2" office:value-type="string">
            <text:p text:style-name="P3"><text:span text:style-name="T4">Bite +12 melee (2d6+4)</text:span></text:p>
          </table:table-cell>
        </table:table-row>
        <table:table-row table:style-name="Table13.1">
          <table:table-cell table:style-name="Table13.A2" office:value-type="string">
            <text:p text:style-name="P3"><text:span text:style-name="T3">Full Attack:</text:span></text:p>
          </table:table-cell>
          <table:table-cell table:style-name="Table13.A2" office:value-type="string">
            <text:p text:style-name="P3"><text:span text:style-name="T4">Bite +12 melee (2d6+4) and bite +12 melee (1d8+4) and gore +12 melee (1d8+4) and 2 claws +10 melee (1d6+2)</text:span></text:p>
          </table:table-cell>
        </table:table-row>
        <table:table-row table:style-name="Table13.1">
          <table:table-cell table:style-name="Table13.A2" office:value-type="string">
            <text:p text:style-name="P3"><text:span text:style-name="T3">Space/Reach:</text:span></text:p>
          </table:table-cell>
          <table:table-cell table:style-name="Table13.A2" office:value-type="string">
            <text:p text:style-name="P3"><text:span text:style-name="T4">10 ft./5 ft.</text:span></text:p>
          </table:table-cell>
        </table:table-row>
        <table:table-row table:style-name="Table13.1">
          <table:table-cell table:style-name="Table13.A2" office:value-type="string">
            <text:p text:style-name="P3"><text:span text:style-name="T3">Special Attacks:</text:span></text:p>
          </table:table-cell>
          <table:table-cell table:style-name="Table13.A2" office:value-type="string">
            <text:p text:style-name="P3"><text:span text:style-name="T4">Breath weapon</text:span></text:p>
          </table:table-cell>
        </table:table-row>
        <table:table-row table:style-name="Table13.1">
          <table:table-cell table:style-name="Table13.A2" office:value-type="string">
            <text:p text:style-name="P3"><text:span text:style-name="T3">Special Qualities:</text:span></text:p>
          </table:table-cell>
          <table:table-cell table:style-name="Table13.A2" office:value-type="string">
            <text:p text:style-name="P3"><text:span text:style-name="T4">Darkvision 60 ft., low-light vision, scent</text:span></text:p>
          </table:table-cell>
        </table:table-row>
        <table:table-row table:style-name="Table13.1">
          <table:table-cell table:style-name="Table13.A2" office:value-type="string">
            <text:p text:style-name="P3"><text:span text:style-name="T3">Saves:</text:span></text:p>
          </table:table-cell>
          <table:table-cell table:style-name="Table13.A2" office:value-type="string">
            <text:p text:style-name="P3"><text:span text:style-name="T4">Fort +9, Ref +7, Will +6</text:span></text:p>
          </table:table-cell>
        </table:table-row>
        <table:table-row table:style-name="Table13.1">
          <table:table-cell table:style-name="Table13.A2" office:value-type="string">
            <text:p text:style-name="P3"><text:span text:style-name="T3">Abilities:</text:span></text:p>
          </table:table-cell>
          <table:table-cell table:style-name="Table13.A2" office:value-type="string">
            <text:p text:style-name="P3"><text:span text:style-name="T4">Str 19, Dex 13, Con 17, Int 4, Wis 13, Cha 10</text:span></text:p>
          </table:table-cell>
        </table:table-row>
        <table:table-row table:style-name="Table13.1">
          <table:table-cell table:style-name="Table13.A2" office:value-type="string">
            <text:p text:style-name="P3"><text:span text:style-name="T3">Skills:</text:span></text:p>
          </table:table-cell>
          <table:table-cell table:style-name="Table13.A2" office:value-type="string">
            <text:p text:style-name="P3"><text:span text:style-name="T4">Hide +1*, Listen +9, Spot +9</text:span></text:p>
          </table:table-cell>
        </table:table-row>
        <table:table-row table:style-name="Table13.1">
          <table:table-cell table:style-name="Table13.A2" office:value-type="string">
            <text:p text:style-name="P3"><text:span text:style-name="T3">Feats:</text:span></text:p>
          </table:table-cell>
          <table:table-cell table:style-name="Table13.A2" office:value-type="string">
            <text:p text:style-name="P3"><text:span text:style-name="T4">Alertness, Hover, Iron Will, Multiattack</text:span></text:p>
          </table:table-cell>
        </table:table-row>
        <table:table-row table:style-name="Table13.1">
          <table:table-cell table:style-name="Table13.A2" office:value-type="string">
            <text:p text:style-name="P3"><text:span text:style-name="T3">Environment:</text:span></text:p>
          </table:table-cell>
          <table:table-cell table:style-name="Table13.A2" office:value-type="string">
            <text:p text:style-name="P3"><text:span text:style-name="T4">Temperate hills</text:span></text:p>
          </table:table-cell>
        </table:table-row>
        <table:table-row table:style-name="Table13.1">
          <table:table-cell table:style-name="Table13.A2" office:value-type="string">
            <text:p text:style-name="P3"><text:span text:style-name="T3">Organization:</text:span></text:p>
          </table:table-cell>
          <table:table-cell table:style-name="Table13.A2" office:value-type="string">
            <text:p text:style-name="P3"><text:span text:style-name="T4">Solitary, pride (3–5), or flight (6–13)</text:span></text:p>
          </table:table-cell>
        </table:table-row>
        <table:table-row table:style-name="Table13.1">
          <table:table-cell table:style-name="Table13.A2" office:value-type="string">
            <text:p text:style-name="P3"><text:span text:style-name="T3">Challenge Rating:</text:span></text:p>
          </table:table-cell>
          <table:table-cell table:style-name="Table13.A2" office:value-type="string">
            <text:p text:style-name="P3"><text:span text:style-name="T4">7</text:span></text:p>
          </table:table-cell>
        </table:table-row>
        <table:table-row table:style-name="Table13.1">
          <table:table-cell table:style-name="Table13.A2" office:value-type="string">
            <text:p text:style-name="P3"><text:span text:style-name="T3">Treasure:</text:span></text:p>
          </table:table-cell>
          <table:table-cell table:style-name="Table13.A2" office:value-type="string">
            <text:p text:style-name="P3"><text:span text:style-name="T4">Standard</text:span></text:p>
          </table:table-cell>
        </table:table-row>
        <table:table-row table:style-name="Table13.1">
          <table:table-cell table:style-name="Table13.A2" office:value-type="string">
            <text:p text:style-name="P3"><text:span text:style-name="T3">Alignment:</text:span></text:p>
          </table:table-cell>
          <table:table-cell table:style-name="Table13.A2" office:value-type="string">
            <text:p text:style-name="P3"><text:span text:style-name="T4">Usually chaotic evil</text:span></text:p>
          </table:table-cell>
        </table:table-row>
        <table:table-row table:style-name="Table13.1">
          <table:table-cell table:style-name="Table13.A2" office:value-type="string">
            <text:p text:style-name="P3"><text:span text:style-name="T3">Advancement:</text:span></text:p>
          </table:table-cell>
          <table:table-cell table:style-name="Table13.A2" office:value-type="string">
            <text:p text:style-name="P3"><text:span text:style-name="T4">10–13 HD (Large); 14–27 HD (Huge)</text:span></text:p>
          </table:table-cell>
        </table:table-row>
        <table:table-row table:style-name="Table13.1">
          <table:table-cell table:style-name="Table13.A22" office:value-type="string">
            <text:p text:style-name="P7"><text:span text:style-name="T3">Level Adjustment:</text:span></text:p>
          </table:table-cell>
          <table:table-cell table:style-name="Table13.A22" office:value-type="string">
            <text:p text:style-name="P7"><text:span text:style-name="T4">+2 (cohort)</text:span></text:p>
          </table:table-cell>
        </table:table-row>
      </table:table>
      <text:p text:style-name="P3"><text:span text:style-name="T4">A chimera is about 5 feet tall at the shoulder, nearly 10 feet long, and weighs about 4,000 pounds. A chimera’s dragon head might be black, blue, green, red, or white.</text:span></text:p>
      <text:p text:style-name="P3"><text:span text:style-name="T4">Chimeras can speak Draconic but seldom bother to do so, except when toadying to more powerful creatures.</text:span></text:p>
      <text:p text:style-name="P3"><text:span text:style-name="T1">COMBAT</text:span></text:p>
      <text:p text:style-name="P3"><text:span text:style-name="T4">The chimera prefers to surprise prey. It often swoops down from the sky or lies concealed until it charges. The dragon head can loose a breath weapon instead of biting. Several chimeras attack in concert.</text:span></text:p>
      <text:p text:style-name="P3"><text:span text:style-name="T3">Breath Weapon (Su):</text:span><text:span text:style-name="T4"> A chimera’s breath weapon depends on the color of its dragon head, as summarized on the table below. Regardless of its type, a chimera’s breath weapon is usable once every 1d4 rounds, deals 3d8 points of damage, and allows a DC 17 Reflex save for half damage. The save DC is Constitution-based.</text:span></text:p>
      <text:p text:style-name="P3"><text:span text:style-name="T4">To determine a chimera’s head color and breath weapon randomly, roll 1d10 and consult the table below.</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3">1d10</text:span></text:p>
          </table:table-cell>
          <table:table-cell table:style-name="Table14.A1" office:value-type="string">
            <text:p text:style-name="P7"><text:span text:style-name="T3">Head Color</text:span></text:p>
          </table:table-cell>
          <table:table-cell table:style-name="Table14.A1" office:value-type="string">
            <text:p text:style-name="P7"><text:span text:style-name="T3">Breath Weapon</text:span></text:p>
          </table:table-cell>
        </table:table-row>
        <table:table-row table:style-name="Table14.1">
          <table:table-cell table:style-name="Table14.A2" office:value-type="string">
            <text:p text:style-name="P7"><text:span text:style-name="T4">1–2</text:span></text:p>
          </table:table-cell>
          <table:table-cell table:style-name="Table14.A2" office:value-type="string">
            <text:p text:style-name="P7"><text:span text:style-name="T4">Black</text:span></text:p>
          </table:table-cell>
          <table:table-cell table:style-name="Table14.A2" office:value-type="string">
            <text:p text:style-name="P7"><text:span text:style-name="T4">40-foot line of acid</text:span></text:p>
          </table:table-cell>
        </table:table-row>
        <table:table-row table:style-name="Table14.1">
          <table:table-cell table:style-name="Table14.A2" office:value-type="string">
            <text:p text:style-name="P3"><text:span text:style-name="T4">3–4</text:span></text:p>
          </table:table-cell>
          <table:table-cell table:style-name="Table14.A2" office:value-type="string">
            <text:p text:style-name="P3"><text:span text:style-name="T4">Blue</text:span></text:p>
          </table:table-cell>
          <table:table-cell table:style-name="Table14.A2" office:value-type="string">
            <text:p text:style-name="P3"><text:span text:style-name="T4">40-foot line of lightning</text:span></text:p>
          </table:table-cell>
        </table:table-row>
        <table:table-row table:style-name="Table14.1">
          <table:table-cell table:style-name="Table14.A2" office:value-type="string">
            <text:p text:style-name="P3"><text:span text:style-name="T4">5–6</text:span></text:p>
          </table:table-cell>
          <table:table-cell table:style-name="Table14.A2" office:value-type="string">
            <text:p text:style-name="P3"><text:span text:style-name="T4">Green</text:span></text:p>
          </table:table-cell>
          <table:table-cell table:style-name="Table14.A2" office:value-type="string">
            <text:p text:style-name="P3"><text:span text:style-name="T4">20-foot cone of gas (acid)</text:span></text:p>
          </table:table-cell>
        </table:table-row>
        <table:table-row table:style-name="Table14.1">
          <table:table-cell table:style-name="Table14.A2" office:value-type="string">
            <text:p text:style-name="P3"><text:span text:style-name="T4">7–8</text:span></text:p>
          </table:table-cell>
          <table:table-cell table:style-name="Table14.A2" office:value-type="string">
            <text:p text:style-name="P3"><text:span text:style-name="T4">Red</text:span></text:p>
          </table:table-cell>
          <table:table-cell table:style-name="Table14.A2" office:value-type="string">
            <text:p text:style-name="P3"><text:span text:style-name="T4">20-foot cone of fire</text:span></text:p>
          </table:table-cell>
        </table:table-row>
        <table:table-row table:style-name="Table14.1">
          <table:table-cell table:style-name="Table14.A6" office:value-type="string">
            <text:p text:style-name="P7"><text:span text:style-name="T4">9–10</text:span></text:p>
          </table:table-cell>
          <table:table-cell table:style-name="Table14.A6" office:value-type="string">
            <text:p text:style-name="P7"><text:span text:style-name="T4">White</text:span></text:p>
          </table:table-cell>
          <table:table-cell table:style-name="Table14.A6" office:value-type="string">
            <text:p text:style-name="P7"><text:span text:style-name="T4">20-foot cone of cold</text:span></text:p>
          </table:table-cell>
        </table:table-row>
      </table:table>
      <text:p text:style-name="P3"><text:span text:style-name="T3">Skills:</text:span><text:span text:style-name="T4"> A chimera’s three heads give it a +2 racial bonus on Spot and Listen checks.</text:span></text:p>
      <text:p text:style-name="P3"><text:span text:style-name="T4">*In areas of scrubland or brush, a chimera gains a +4 racial bonus on Hide checks.</text:span></text:p>
      <text:p text:style-name="P3"><text:span text:style-name="T3">Carrying Capacity:</text:span><text:span text:style-name="T4"> A light load for a chimera is up to 348 pounds; a medium load, 349–699 pounds, and a heavy load, 700–1,050 pounds.</text:span></text:p>
      <text:p text:style-name="P5"/>
      <text:p text:style-name="P3"><text:span text:style-name="T2">CHOKER</text:span></text:p>
      <table:table table:name="Table15" table:style-name="Table15">
        <table:table-column table:style-name="Table15.A"/>
        <table:table-column table:style-name="Table15.B"/>
        <table:table-row table:style-name="Table15.1">
          <table:table-cell table:style-name="Table15.A1" office:value-type="string">
            <text:p text:style-name="P7"><text:span text:style-name="T3"><text:s/></text:span></text:p>
          </table:table-cell>
          <table:table-cell table:style-name="Table15.A1" office:value-type="string">
            <text:p text:style-name="P7"><text:span text:style-name="T4">Small Aberration</text:span></text:p>
          </table:table-cell>
        </table:table-row>
        <table:table-row table:style-name="Table15.1">
          <table:table-cell table:style-name="Table15.A2" office:value-type="string">
            <text:p text:style-name="P7"><text:span text:style-name="T3">Hit Dice:</text:span></text:p>
          </table:table-cell>
          <table:table-cell table:style-name="Table15.A2" office:value-type="string">
            <text:p text:style-name="P7"><text:span text:style-name="T4">3d8+3 (16 hp)</text:span></text:p>
          </table:table-cell>
        </table:table-row>
        <table:table-row table:style-name="Table15.1">
          <table:table-cell table:style-name="Table15.A2" office:value-type="string">
            <text:p text:style-name="P3"><text:span text:style-name="T3">Initiative:</text:span></text:p>
          </table:table-cell>
          <table:table-cell table:style-name="Table15.A2" office:value-type="string">
            <text:p text:style-name="P3"><text:span text:style-name="T4">+6</text:span></text:p>
          </table:table-cell>
        </table:table-row>
        <table:table-row table:style-name="Table15.1">
          <table:table-cell table:style-name="Table15.A2" office:value-type="string">
            <text:p text:style-name="P3"><text:span text:style-name="T3">Speed:</text:span></text:p>
          </table:table-cell>
          <table:table-cell table:style-name="Table15.A2" office:value-type="string">
            <text:p text:style-name="P3"><text:span text:style-name="T4">20 ft. (4 squares), climb 10 ft.</text:span></text:p>
          </table:table-cell>
        </table:table-row>
        <table:table-row table:style-name="Table15.1">
          <table:table-cell table:style-name="Table15.A2" office:value-type="string">
            <text:p text:style-name="P3"><text:span text:style-name="T3">Armor Class:</text:span></text:p>
          </table:table-cell>
          <table:table-cell table:style-name="Table15.A2" office:value-type="string">
            <text:p text:style-name="P3"><text:span text:style-name="T4">17 (+1 size, +2 Dex, +4 natural), touch 13, flat-footed 15</text:span></text:p>
          </table:table-cell>
        </table:table-row>
        <table:table-row table:style-name="Table15.1">
          <table:table-cell table:style-name="Table15.A2" office:value-type="string">
            <text:p text:style-name="P3"><text:span text:style-name="T3">Base Attack/Grapple:</text:span></text:p>
          </table:table-cell>
          <table:table-cell table:style-name="Table15.A2" office:value-type="string">
            <text:p text:style-name="P3"><text:span text:style-name="T4">+2/+5</text:span></text:p>
          </table:table-cell>
        </table:table-row>
        <table:table-row table:style-name="Table15.1">
          <table:table-cell table:style-name="Table15.A2" office:value-type="string">
            <text:p text:style-name="P3"><text:span text:style-name="T3">Attack:</text:span></text:p>
          </table:table-cell>
          <table:table-cell table:style-name="Table15.A2" office:value-type="string">
            <text:p text:style-name="P3"><text:span text:style-name="T4">Tentacle +6 melee (1d3+3)</text:span></text:p>
          </table:table-cell>
        </table:table-row>
        <table:table-row table:style-name="Table15.1">
          <table:table-cell table:style-name="Table15.A2" office:value-type="string">
            <text:p text:style-name="P3"><text:span text:style-name="T3">Full Attack:</text:span></text:p>
          </table:table-cell>
          <table:table-cell table:style-name="Table15.A2" office:value-type="string">
            <text:p text:style-name="P3"><text:span text:style-name="T4">2 tentacles +6 melee (1d3+3)</text:span></text:p>
          </table:table-cell>
        </table:table-row>
        <table:table-row table:style-name="Table15.1">
          <table:table-cell table:style-name="Table15.A2" office:value-type="string">
            <text:p text:style-name="P3"><text:span text:style-name="T3">Space/Reach:</text:span></text:p>
          </table:table-cell>
          <table:table-cell table:style-name="Table15.A2" office:value-type="string">
            <text:p text:style-name="P3"><text:span text:style-name="T4">5 ft./10 ft.</text:span></text:p>
          </table:table-cell>
        </table:table-row>
        <table:table-row table:style-name="Table15.1">
          <table:table-cell table:style-name="Table15.A2" office:value-type="string">
            <text:p text:style-name="P3"><text:span text:style-name="T3">Special Attacks:</text:span></text:p>
          </table:table-cell>
          <table:table-cell table:style-name="Table15.A2" office:value-type="string">
            <text:p text:style-name="P3"><text:span text:style-name="T4">Improved grab, constrict 1d3+3</text:span></text:p>
          </table:table-cell>
        </table:table-row>
        <table:table-row table:style-name="Table15.1">
          <table:table-cell table:style-name="Table15.A2" office:value-type="string">
            <text:p text:style-name="P3"><text:span text:style-name="T3">Special Qualities:</text:span></text:p>
          </table:table-cell>
          <table:table-cell table:style-name="Table15.A2" office:value-type="string">
            <text:p text:style-name="P3"><text:span text:style-name="T4">Darkvision 60 ft., quickness</text:span></text:p>
          </table:table-cell>
        </table:table-row>
        <table:table-row table:style-name="Table15.1">
          <table:table-cell table:style-name="Table15.A2" office:value-type="string">
            <text:p text:style-name="P3"><text:span text:style-name="T3">Saves:</text:span></text:p>
          </table:table-cell>
          <table:table-cell table:style-name="Table15.A2" office:value-type="string">
            <text:p text:style-name="P3"><text:span text:style-name="T4">Fort +2, Ref +5, Will +4</text:span></text:p>
          </table:table-cell>
        </table:table-row>
        <table:table-row table:style-name="Table15.1">
          <table:table-cell table:style-name="Table15.A2" office:value-type="string">
            <text:p text:style-name="P3"><text:span text:style-name="T3">Abilities:</text:span></text:p>
          </table:table-cell>
          <table:table-cell table:style-name="Table15.A2" office:value-type="string">
            <text:p text:style-name="P3"><text:span text:style-name="T4">Str 16, Dex 14, Con 13, Int 4, Wis 13, Cha 7</text:span></text:p>
          </table:table-cell>
        </table:table-row>
        <text:soft-page-break/>
        <table:table-row table:style-name="Table15.1">
          <table:table-cell table:style-name="Table15.A2" office:value-type="string">
            <text:p text:style-name="P3"><text:span text:style-name="T3">Skills:</text:span></text:p>
          </table:table-cell>
          <table:table-cell table:style-name="Table15.A2" office:value-type="string">
            <text:p text:style-name="P3"><text:span text:style-name="T4">Climb +13, Hide +10, Move Silently +6</text:span></text:p>
          </table:table-cell>
        </table:table-row>
        <table:table-row table:style-name="Table15.1">
          <table:table-cell table:style-name="Table15.A2" office:value-type="string">
            <text:p text:style-name="P3"><text:span text:style-name="T3">Feats:</text:span></text:p>
          </table:table-cell>
          <table:table-cell table:style-name="Table15.A2" office:value-type="string">
            <text:p text:style-name="P3"><text:span text:style-name="T4">Improved Initiative</text:span><text:span text:style-name="T15">B</text:span><text:span text:style-name="T4">, Lightning Reflexes, Stealthy</text:span></text:p>
          </table:table-cell>
        </table:table-row>
        <table:table-row table:style-name="Table15.1">
          <table:table-cell table:style-name="Table15.A2" office:value-type="string">
            <text:p text:style-name="P3"><text:span text:style-name="T3">Environment:</text:span></text:p>
          </table:table-cell>
          <table:table-cell table:style-name="Table15.A2" office:value-type="string">
            <text:p text:style-name="P3"><text:span text:style-name="T4">Underground</text:span></text:p>
          </table:table-cell>
        </table:table-row>
        <table:table-row table:style-name="Table15.1">
          <table:table-cell table:style-name="Table15.A2" office:value-type="string">
            <text:p text:style-name="P3"><text:span text:style-name="T3">Organization:</text:span></text:p>
          </table:table-cell>
          <table:table-cell table:style-name="Table15.A2" office:value-type="string">
            <text:p text:style-name="P3"><text:span text:style-name="T4">Solitary</text:span></text:p>
          </table:table-cell>
        </table:table-row>
        <table:table-row table:style-name="Table15.1">
          <table:table-cell table:style-name="Table15.A2" office:value-type="string">
            <text:p text:style-name="P3"><text:span text:style-name="T3">Challenge Rating:</text:span></text:p>
          </table:table-cell>
          <table:table-cell table:style-name="Table15.A2" office:value-type="string">
            <text:p text:style-name="P3"><text:span text:style-name="T4">2</text:span></text:p>
          </table:table-cell>
        </table:table-row>
        <table:table-row table:style-name="Table15.1">
          <table:table-cell table:style-name="Table15.A2" office:value-type="string">
            <text:p text:style-name="P3"><text:span text:style-name="T3">Treasure:</text:span></text:p>
          </table:table-cell>
          <table:table-cell table:style-name="Table15.A2" office:value-type="string">
            <text:p text:style-name="P3"><text:span text:style-name="T4">1/10 coins; 50% goods; 50% items</text:span></text:p>
          </table:table-cell>
        </table:table-row>
        <table:table-row table:style-name="Table15.1">
          <table:table-cell table:style-name="Table15.A2" office:value-type="string">
            <text:p text:style-name="P3"><text:span text:style-name="T3">Alignment:</text:span></text:p>
          </table:table-cell>
          <table:table-cell table:style-name="Table15.A2" office:value-type="string">
            <text:p text:style-name="P3"><text:span text:style-name="T4">Usually chaotic evil</text:span></text:p>
          </table:table-cell>
        </table:table-row>
        <table:table-row table:style-name="Table15.1">
          <table:table-cell table:style-name="Table15.A2" office:value-type="string">
            <text:p text:style-name="P3"><text:span text:style-name="T3">Advancement:</text:span></text:p>
          </table:table-cell>
          <table:table-cell table:style-name="Table15.A2" office:value-type="string">
            <text:p text:style-name="P3"><text:span text:style-name="T4">4–6 HD (Small); 7–12 HD (Medium)</text:span></text:p>
          </table:table-cell>
        </table:table-row>
        <table:table-row table:style-name="Table15.1">
          <table:table-cell table:style-name="Table15.A22" office:value-type="string">
            <text:p text:style-name="P7"><text:span text:style-name="T3">Level Adjustment:</text:span></text:p>
          </table:table-cell>
          <table:table-cell table:style-name="Table15.A22" office:value-type="string">
            <text:p text:style-name="P7"><text:span text:style-name="T4">—</text:span></text:p>
          </table:table-cell>
        </table:table-row>
      </table:table>
      <text:p text:style-name="P3"><text:span text:style-name="T4">These vicious little predators lurk underground, grabbing whatever prey happens by. Its hands and feet have spiny pads that help the choker grip almost any surface. The creature weighs about 35 pounds.</text:span></text:p>
      <text:p text:style-name="P3"><text:span text:style-name="T4">Chokers speak Undercommon.</text:span></text:p>
      <text:p text:style-name="P3"><text:span text:style-name="T1">COMBAT</text:span></text:p>
      <text:p text:style-name="P3"><text:span text:style-name="T4">A choker likes to perch near the ceiling, often at intersections, archways, wells, or staircases, and reach down to attack its prey. A choker attacks creatures of almost any size, but prefers lone prey of its size or larger. If one is very hungry, it may attack a group, but it waits to grab the last creature in line.</text:span></text:p>
      <text:p text:style-name="P3"><text:span text:style-name="T3">Constrict (Ex): </text:span><text:span text:style-name="T4">A choker deals 1d3+3 points of damage with a successful grapple check against a Large or smaller creature. Because it seizes its victim by the neck, a creature in the choker’s grasp cannot speak or cast spells with verbal components.</text:span></text:p>
      <text:p text:style-name="P3"><text:span text:style-name="T3">Improved Grab (Ex): </text:span><text:span text:style-name="T4">To use this ability, a choker must hit a Large or smaller opponent with a tentacle attack. It can then attempt to start a grapple as a free action without provoking an attack of opportunity. If it wins the grapple check, it establishes a hold and can constrict. Chokers receive a +4 racial bonus on grapple checks, which is already included in the statistics block.</text:span></text:p>
      <text:p text:style-name="P3"><text:span text:style-name="T3">Quickness (Su): </text:span><text:span text:style-name="T4">Although not particularly dexterous, a choker is supernaturally quick. It can take an extra standard action or move action during its turn each round.</text:span></text:p>
      <text:p text:style-name="P3"><text:span text:style-name="T3">Skills: </text:span><text:span text:style-name="T4">A chokers has a +8 racial bonus on Climb checks and can always choose to take 10 on Climb checks, even if rushed or threatened.</text:span></text:p>
      <text:p text:style-name="P5"/>
      <text:p text:style-name="P3"><text:span text:style-name="T2">CHUUL</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7"><text:span text:style-name="T3"><text:s/></text:span></text:p>
          </table:table-cell>
          <table:table-cell table:style-name="Table16.A1" office:value-type="string">
            <text:p text:style-name="P7"><text:span text:style-name="T4">Large Aberration (Aquatic)</text:span></text:p>
          </table:table-cell>
        </table:table-row>
        <table:table-row table:style-name="Table16.1">
          <table:table-cell table:style-name="Table16.A2" office:value-type="string">
            <text:p text:style-name="P7"><text:span text:style-name="T3">Hit Dice:</text:span></text:p>
          </table:table-cell>
          <table:table-cell table:style-name="Table16.A2" office:value-type="string">
            <text:p text:style-name="P7"><text:span text:style-name="T4">11d8+44 (93 hp)</text:span></text:p>
          </table:table-cell>
        </table:table-row>
        <table:table-row table:style-name="Table16.1">
          <table:table-cell table:style-name="Table16.A2" office:value-type="string">
            <text:p text:style-name="P3"><text:span text:style-name="T3">Initiative:</text:span></text:p>
          </table:table-cell>
          <table:table-cell table:style-name="Table16.A2" office:value-type="string">
            <text:p text:style-name="P3"><text:span text:style-name="T4">+7</text:span></text:p>
          </table:table-cell>
        </table:table-row>
        <table:table-row table:style-name="Table16.1">
          <table:table-cell table:style-name="Table16.A2" office:value-type="string">
            <text:p text:style-name="P3"><text:span text:style-name="T3">Speed:</text:span></text:p>
          </table:table-cell>
          <table:table-cell table:style-name="Table16.A2" office:value-type="string">
            <text:p text:style-name="P3"><text:span text:style-name="T4">30 ft. (6 squares), swim 20 ft.</text:span></text:p>
          </table:table-cell>
        </table:table-row>
        <table:table-row table:style-name="Table16.1">
          <table:table-cell table:style-name="Table16.A2" office:value-type="string">
            <text:p text:style-name="P3"><text:span text:style-name="T3">Armor Class:</text:span></text:p>
          </table:table-cell>
          <table:table-cell table:style-name="Table16.A2" office:value-type="string">
            <text:p text:style-name="P3"><text:span text:style-name="T4">22 (–1 size, +3 Dex, +10 natural), touch 12, flat-footed 19</text:span></text:p>
          </table:table-cell>
        </table:table-row>
        <table:table-row table:style-name="Table16.1">
          <table:table-cell table:style-name="Table16.A2" office:value-type="string">
            <text:p text:style-name="P3"><text:span text:style-name="T3">Base Attack/Grapple:</text:span></text:p>
          </table:table-cell>
          <table:table-cell table:style-name="Table16.A2" office:value-type="string">
            <text:p text:style-name="P3"><text:span text:style-name="T4">+8/+17</text:span></text:p>
          </table:table-cell>
        </table:table-row>
        <table:table-row table:style-name="Table16.1">
          <table:table-cell table:style-name="Table16.A2" office:value-type="string">
            <text:p text:style-name="P3"><text:span text:style-name="T3">Attack:</text:span></text:p>
          </table:table-cell>
          <table:table-cell table:style-name="Table16.A2" office:value-type="string">
            <text:p text:style-name="P3"><text:span text:style-name="T4">Claw +12 melee (2d6+5)</text:span></text:p>
          </table:table-cell>
        </table:table-row>
        <table:table-row table:style-name="Table16.1">
          <table:table-cell table:style-name="Table16.A2" office:value-type="string">
            <text:p text:style-name="P3"><text:span text:style-name="T3">Full Attack:</text:span></text:p>
          </table:table-cell>
          <table:table-cell table:style-name="Table16.A2" office:value-type="string">
            <text:p text:style-name="P3"><text:span text:style-name="T4">2 claws +12 melee (2d6+5)</text:span></text:p>
          </table:table-cell>
        </table:table-row>
        <table:table-row table:style-name="Table16.1">
          <table:table-cell table:style-name="Table16.A2" office:value-type="string">
            <text:p text:style-name="P3"><text:span text:style-name="T3">Space/Reach:</text:span></text:p>
          </table:table-cell>
          <table:table-cell table:style-name="Table16.A2" office:value-type="string">
            <text:p text:style-name="P3"><text:span text:style-name="T4">10 ft./5 ft.</text:span></text:p>
          </table:table-cell>
        </table:table-row>
        <table:table-row table:style-name="Table16.1">
          <table:table-cell table:style-name="Table16.A2" office:value-type="string">
            <text:p text:style-name="P3"><text:span text:style-name="T3">Special Attacks:</text:span></text:p>
          </table:table-cell>
          <table:table-cell table:style-name="Table16.A2" office:value-type="string">
            <text:p text:style-name="P3"><text:span text:style-name="T4">Constrict 3d6+5, improved grab, paralytic tentacles</text:span></text:p>
          </table:table-cell>
        </table:table-row>
        <table:table-row table:style-name="Table16.1">
          <table:table-cell table:style-name="Table16.A2" office:value-type="string">
            <text:p text:style-name="P3"><text:span text:style-name="T3">Special Qualities:</text:span></text:p>
          </table:table-cell>
          <table:table-cell table:style-name="Table16.A2" office:value-type="string">
            <text:p text:style-name="P3"><text:span text:style-name="T4">Amphibious, darkvision 60 ft., immunity to poison</text:span></text:p>
          </table:table-cell>
        </table:table-row>
        <table:table-row table:style-name="Table16.1">
          <table:table-cell table:style-name="Table16.A2" office:value-type="string">
            <text:p text:style-name="P3"><text:span text:style-name="T3">Saves:</text:span></text:p>
          </table:table-cell>
          <table:table-cell table:style-name="Table16.A2" office:value-type="string">
            <text:p text:style-name="P3"><text:span text:style-name="T4">Fort +7, Ref +6, Will +9</text:span></text:p>
          </table:table-cell>
        </table:table-row>
        <table:table-row table:style-name="Table16.1">
          <table:table-cell table:style-name="Table16.A2" office:value-type="string">
            <text:p text:style-name="P3"><text:span text:style-name="T3">Abilities:</text:span></text:p>
          </table:table-cell>
          <table:table-cell table:style-name="Table16.A2" office:value-type="string">
            <text:p text:style-name="P3"><text:span text:style-name="T4">Str 20, Dex 16, Con 18, Int 10, Wis 14, Cha 5</text:span></text:p>
          </table:table-cell>
        </table:table-row>
        <table:table-row table:style-name="Table16.1">
          <table:table-cell table:style-name="Table16.A2" office:value-type="string">
            <text:p text:style-name="P3"><text:span text:style-name="T3">Skills:</text:span></text:p>
          </table:table-cell>
          <table:table-cell table:style-name="Table16.A2" office:value-type="string">
            <text:p text:style-name="P3"><text:span text:style-name="T4">Hide +13, Listen +11, Spot +11, Swim +13</text:span></text:p>
          </table:table-cell>
        </table:table-row>
        <table:table-row table:style-name="Table16.1">
          <table:table-cell table:style-name="Table16.A2" office:value-type="string">
            <text:p text:style-name="P3"><text:span text:style-name="T3">Feats:</text:span></text:p>
          </table:table-cell>
          <table:table-cell table:style-name="Table16.A2" office:value-type="string">
            <text:p text:style-name="P3"><text:span text:style-name="T4">Alertness, Blind-Fight,Combat Reflexes, Improved Initiative</text:span></text:p>
          </table:table-cell>
        </table:table-row>
        <table:table-row table:style-name="Table16.1">
          <table:table-cell table:style-name="Table16.A2" office:value-type="string">
            <text:p text:style-name="P3"><text:span text:style-name="T3">Environment:</text:span></text:p>
          </table:table-cell>
          <table:table-cell table:style-name="Table16.A2" office:value-type="string">
            <text:p text:style-name="P3"><text:span text:style-name="T4">Temperate marshes</text:span></text:p>
          </table:table-cell>
        </table:table-row>
        <table:table-row table:style-name="Table16.1">
          <table:table-cell table:style-name="Table16.A2" office:value-type="string">
            <text:p text:style-name="P3"><text:span text:style-name="T3">Organization:</text:span></text:p>
          </table:table-cell>
          <table:table-cell table:style-name="Table16.A2" office:value-type="string">
            <text:p text:style-name="P3"><text:span text:style-name="T4">Solitary, pair, or pack (3–5)</text:span></text:p>
          </table:table-cell>
        </table:table-row>
        <table:table-row table:style-name="Table16.1">
          <table:table-cell table:style-name="Table16.A2" office:value-type="string">
            <text:p text:style-name="P3"><text:span text:style-name="T3">Challenge Rating:</text:span></text:p>
          </table:table-cell>
          <table:table-cell table:style-name="Table16.A2" office:value-type="string">
            <text:p text:style-name="P3"><text:span text:style-name="T4">7</text:span></text:p>
          </table:table-cell>
        </table:table-row>
        <table:table-row table:style-name="Table16.1">
          <table:table-cell table:style-name="Table16.A2" office:value-type="string">
            <text:p text:style-name="P3"><text:span text:style-name="T3">Treasure:</text:span></text:p>
          </table:table-cell>
          <table:table-cell table:style-name="Table16.A2" office:value-type="string">
            <text:p text:style-name="P3"><text:span text:style-name="T4">1/10th coins; 50% goods; standard items</text:span></text:p>
          </table:table-cell>
        </table:table-row>
        <table:table-row table:style-name="Table16.1">
          <table:table-cell table:style-name="Table16.A2" office:value-type="string">
            <text:p text:style-name="P3"><text:span text:style-name="T3">Alignment:</text:span></text:p>
          </table:table-cell>
          <table:table-cell table:style-name="Table16.A2" office:value-type="string">
            <text:p text:style-name="P3"><text:span text:style-name="T4">Usually chaotic evil</text:span></text:p>
          </table:table-cell>
        </table:table-row>
        <table:table-row table:style-name="Table16.1">
          <table:table-cell table:style-name="Table16.A2" office:value-type="string">
            <text:p text:style-name="P3"><text:span text:style-name="T3">Advancement:</text:span></text:p>
          </table:table-cell>
          <table:table-cell table:style-name="Table16.A2" office:value-type="string">
            <text:p text:style-name="P3"><text:span text:style-name="T4">12–16 HD (Large); 17–33 HD (Huge)</text:span></text:p>
          </table:table-cell>
        </table:table-row>
        <table:table-row table:style-name="Table16.1">
          <table:table-cell table:style-name="Table16.A22" office:value-type="string">
            <text:p text:style-name="P7"><text:span text:style-name="T3">Level Adjustment:</text:span></text:p>
          </table:table-cell>
          <table:table-cell table:style-name="Table16.A22" office:value-type="string">
            <text:p text:style-name="P7"><text:span text:style-name="T4">—</text:span></text:p>
          </table:table-cell>
        </table:table-row>
      </table:table>
      <text:p text:style-name="P3"><text:span text:style-name="T4">A horrible mix of crustacean, insect, and serpent, the chuul is an abomination that lurks submerged or partially submerged, awaiting intelligent prey to devour. Although amphibious, chuuls are not good swimmers and actually prefer to be on land or in very shallow water when they attack. A chuul is about 8 feet long and weighs 650 pounds.</text:span></text:p>
      <text:p text:style-name="P3"><text:span text:style-name="T4">Chuuls speak Common (or Undercommon, for the underground variety).</text:span></text:p>
      <text:p text:style-name="P3"><text:span text:style-name="T1">COMBAT</text:span></text:p>
      <text:p text:style-name="P3"><text:span text:style-name="T4">A chuul prefers to wait by the shore, submerged in murky water, until it hears nearby prey (in or out of the water) that it can attack with surprise. A chuul grabs with its claws and constricts its foe, then passes the opponent to its paralytic tentacles. It tries to always have one claw free, so if it faces a large number of opponents, it drops a paralyzed or dead victim and continues attempting to grab, constrict, and paralyze the rest.</text:span></text:p>
      <text:p text:style-name="P3"><text:span text:style-name="T3">Constrict (Ex): </text:span><text:span text:style-name="T4">On a successful grapple check, a chuul deals 3d6+5 points of damage.</text:span></text:p>
      <text:p text:style-name="P3"><text:span text:style-name="T3">Improved Grab (Ex):</text:span><text:span text:style-name="T4"> To use this ability, a chuul must hit with a claw attack. It can then attempt to start a grapple as a free action without provoking an attack of opportunity. If it wins the grapple check, it establishes a hold and can constrict or on its next turn transfer a grabbed opponent to its tentacles.</text:span></text:p>
      <text:p text:style-name="P3"><text:span text:style-name="T3">Paralytic Tentacles (Ex):</text:span><text:span text:style-name="T4"> A chuul can transfer grabbed victims from a claw to its ten- tacles as a move action. The tentacles grapple with the same strength as the claw but deal no damage. However, they exude a paralytic secretion. Anyone held in the tentacles must succeed on a DC 19 Fortitude save each round on the chuul’s turn or be paralyzed for 6 rounds. The save DC is Constitution-based. While held in the tentacles, paralyzed or not, a victim automatically takes 1d8+2 points of damage each round from the creature’s mandibles.</text:span></text:p>
      <text:p text:style-name="P1"><text:span text:style-name="T3">Amphibious (Ex):</text:span><text:span text:style-name="T4"> Although chuuls are aquatic, they can survive indefinitely on land.</text:span></text:p>
      <text:p text:style-name="P3"><text:span text:style-name="T3">Skills:</text:span><text:span text:style-name="T4"> A chuul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5"/>
      <text:p text:style-name="P3"><text:span text:style-name="T2">CLOAKER</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7"><text:span text:style-name="T3"><text:s/></text:span></text:p>
          </table:table-cell>
          <table:table-cell table:style-name="Table17.A1" office:value-type="string">
            <text:p text:style-name="P7"><text:span text:style-name="T4">Large Aberration</text:span></text:p>
          </table:table-cell>
        </table:table-row>
        <table:table-row table:style-name="Table17.1">
          <table:table-cell table:style-name="Table17.A2" office:value-type="string">
            <text:p text:style-name="P7"><text:span text:style-name="T3">Hit Dice:</text:span></text:p>
          </table:table-cell>
          <table:table-cell table:style-name="Table17.A2" office:value-type="string">
            <text:p text:style-name="P7"><text:span text:style-name="T4">6d8+18 (45 hp)</text:span></text:p>
          </table:table-cell>
        </table:table-row>
        <table:table-row table:style-name="Table17.1">
          <table:table-cell table:style-name="Table17.A2" office:value-type="string">
            <text:p text:style-name="P3"><text:span text:style-name="T3">Initiative:</text:span></text:p>
          </table:table-cell>
          <table:table-cell table:style-name="Table17.A2" office:value-type="string">
            <text:p text:style-name="P3"><text:span text:style-name="T4">+7</text:span></text:p>
          </table:table-cell>
        </table:table-row>
        <table:table-row table:style-name="Table17.1">
          <table:table-cell table:style-name="Table17.A2" office:value-type="string">
            <text:p text:style-name="P3"><text:span text:style-name="T3">Speed:</text:span></text:p>
          </table:table-cell>
          <table:table-cell table:style-name="Table17.A2" office:value-type="string">
            <text:p text:style-name="P3"><text:span text:style-name="T4">10 ft. (2 squares), fly 40 ft. (average)</text:span></text:p>
          </table:table-cell>
        </table:table-row>
        <table:table-row table:style-name="Table17.1">
          <table:table-cell table:style-name="Table17.A2" office:value-type="string">
            <text:p text:style-name="P3"><text:span text:style-name="T3">Armor Class:</text:span></text:p>
          </table:table-cell>
          <table:table-cell table:style-name="Table17.A2" office:value-type="string">
            <text:p text:style-name="P3"><text:span text:style-name="T4">19 (–1 size, +3 Dex, +7 natural), touch 12, flat-footed 16</text:span></text:p>
          </table:table-cell>
        </table:table-row>
        <table:table-row table:style-name="Table17.1">
          <table:table-cell table:style-name="Table17.A2" office:value-type="string">
            <text:p text:style-name="P3"><text:span text:style-name="T3">Base Attack/Grapple:</text:span></text:p>
          </table:table-cell>
          <table:table-cell table:style-name="Table17.A2" office:value-type="string">
            <text:p text:style-name="P3"><text:span text:style-name="T4">+4/+13 </text:span></text:p>
          </table:table-cell>
        </table:table-row>
        <table:table-row table:style-name="Table17.1">
          <table:table-cell table:style-name="Table17.A2" office:value-type="string">
            <text:p text:style-name="P3"><text:span text:style-name="T3">Attack:</text:span></text:p>
          </table:table-cell>
          <table:table-cell table:style-name="Table17.A2" office:value-type="string">
            <text:p text:style-name="P3"><text:span text:style-name="T4">Tail slap +8 melee (1d6+5)</text:span></text:p>
          </table:table-cell>
        </table:table-row>
        <table:table-row table:style-name="Table17.1">
          <table:table-cell table:style-name="Table17.A2" office:value-type="string">
            <text:p text:style-name="P3"><text:span text:style-name="T3">Full Attack:</text:span></text:p>
          </table:table-cell>
          <table:table-cell table:style-name="Table17.A2" office:value-type="string">
            <text:p text:style-name="P3"><text:span text:style-name="T4">Tail slap +8 melee (1d6+5) and bite +3 melee (1d4+2)</text:span></text:p>
          </table:table-cell>
        </table:table-row>
        <table:table-row table:style-name="Table17.1">
          <table:table-cell table:style-name="Table17.A2" office:value-type="string">
            <text:p text:style-name="P3"><text:span text:style-name="T3">Space/Reach:</text:span></text:p>
          </table:table-cell>
          <table:table-cell table:style-name="Table17.A2" office:value-type="string">
            <text:p text:style-name="P3"><text:span text:style-name="T4">10 ft./10 ft. (5 ft. with bite)</text:span></text:p>
          </table:table-cell>
        </table:table-row>
        <table:table-row table:style-name="Table17.1">
          <table:table-cell table:style-name="Table17.A2" office:value-type="string">
            <text:p text:style-name="P3"><text:span text:style-name="T3">Special Attacks:</text:span></text:p>
          </table:table-cell>
          <table:table-cell table:style-name="Table17.A2" office:value-type="string">
            <text:p text:style-name="P3"><text:span text:style-name="T4">Moan, engulf</text:span></text:p>
          </table:table-cell>
        </table:table-row>
        <table:table-row table:style-name="Table17.1">
          <table:table-cell table:style-name="Table17.A2" office:value-type="string">
            <text:p text:style-name="P3"><text:span text:style-name="T3">Special Qualities:</text:span></text:p>
          </table:table-cell>
          <table:table-cell table:style-name="Table17.A2" office:value-type="string">
            <text:p text:style-name="P3"><text:span text:style-name="T4">Darkvision 60 ft., shadow shift</text:span></text:p>
          </table:table-cell>
        </table:table-row>
        <table:table-row table:style-name="Table17.1">
          <table:table-cell table:style-name="Table17.A2" office:value-type="string">
            <text:p text:style-name="P3"><text:span text:style-name="T3">Saves:</text:span></text:p>
          </table:table-cell>
          <table:table-cell table:style-name="Table17.A2" office:value-type="string">
            <text:p text:style-name="P3"><text:span text:style-name="T4">Fort +5, Ref +5, Will +7</text:span></text:p>
          </table:table-cell>
        </table:table-row>
        <table:table-row table:style-name="Table17.1">
          <table:table-cell table:style-name="Table17.A2" office:value-type="string">
            <text:p text:style-name="P3"><text:span text:style-name="T3">Abilities:</text:span></text:p>
          </table:table-cell>
          <table:table-cell table:style-name="Table17.A2" office:value-type="string">
            <text:p text:style-name="P3"><text:span text:style-name="T4">Str 21, Dex 16, Con 17, Int 14, Wis 15, Cha 15</text:span></text:p>
          </table:table-cell>
        </table:table-row>
        <table:table-row table:style-name="Table17.1">
          <table:table-cell table:style-name="Table17.A2" office:value-type="string">
            <text:p text:style-name="P3"><text:span text:style-name="T3">Skills:</text:span></text:p>
          </table:table-cell>
          <table:table-cell table:style-name="Table17.A2" office:value-type="string">
            <text:p text:style-name="P3"><text:span text:style-name="T4">Hide +8, Listen +13, Move Silently +12, Spot +13</text:span></text:p>
          </table:table-cell>
        </table:table-row>
        <table:table-row table:style-name="Table17.1">
          <table:table-cell table:style-name="Table17.A2" office:value-type="string">
            <text:p text:style-name="P3"><text:span text:style-name="T3">Feats:</text:span></text:p>
          </table:table-cell>
          <table:table-cell table:style-name="Table17.A2" office:value-type="string">
            <text:p text:style-name="P3"><text:span text:style-name="T4">Alertness, Combat Reflexes, Improved Initiative</text:span></text:p>
          </table:table-cell>
        </table:table-row>
        <table:table-row table:style-name="Table17.1">
          <table:table-cell table:style-name="Table17.A2" office:value-type="string">
            <text:p text:style-name="P3"><text:span text:style-name="T3">Environment:</text:span></text:p>
          </table:table-cell>
          <table:table-cell table:style-name="Table17.A2" office:value-type="string">
            <text:p text:style-name="P3"><text:span text:style-name="T4">Underground</text:span></text:p>
          </table:table-cell>
        </table:table-row>
        <table:table-row table:style-name="Table17.1">
          <table:table-cell table:style-name="Table17.A2" office:value-type="string">
            <text:p text:style-name="P3"><text:span text:style-name="T3">Organization:</text:span></text:p>
          </table:table-cell>
          <table:table-cell table:style-name="Table17.A2" office:value-type="string">
            <text:p text:style-name="P3"><text:span text:style-name="T4">Solitary, mob (3–6), or flock (7–12)</text:span></text:p>
          </table:table-cell>
        </table:table-row>
        <table:table-row table:style-name="Table17.1">
          <table:table-cell table:style-name="Table17.A2" office:value-type="string">
            <text:p text:style-name="P3"><text:span text:style-name="T3">Challenge Rating:</text:span></text:p>
          </table:table-cell>
          <table:table-cell table:style-name="Table17.A2" office:value-type="string">
            <text:p text:style-name="P3"><text:span text:style-name="T4">5</text:span></text:p>
          </table:table-cell>
        </table:table-row>
        <table:table-row table:style-name="Table17.1">
          <table:table-cell table:style-name="Table17.A2" office:value-type="string">
            <text:p text:style-name="P3"><text:span text:style-name="T3">Treasure:</text:span></text:p>
          </table:table-cell>
          <table:table-cell table:style-name="Table17.A2" office:value-type="string">
            <text:p text:style-name="P3"><text:span text:style-name="T4">Standard</text:span></text:p>
          </table:table-cell>
        </table:table-row>
        <table:table-row table:style-name="Table17.1">
          <table:table-cell table:style-name="Table17.A2" office:value-type="string">
            <text:p text:style-name="P3"><text:span text:style-name="T3">Alignment:</text:span></text:p>
          </table:table-cell>
          <table:table-cell table:style-name="Table17.A2" office:value-type="string">
            <text:p text:style-name="P3"><text:span text:style-name="T4">Usually chaotic neutral</text:span></text:p>
          </table:table-cell>
        </table:table-row>
        <table:table-row table:style-name="Table17.1">
          <table:table-cell table:style-name="Table17.A2" office:value-type="string">
            <text:p text:style-name="P3"><text:span text:style-name="T3">Advancement:</text:span></text:p>
          </table:table-cell>
          <table:table-cell table:style-name="Table17.A2" office:value-type="string">
            <text:p text:style-name="P3"><text:span text:style-name="T4">7–9 HD (Large); 10–18 HD (Huge)</text:span></text:p>
          </table:table-cell>
        </table:table-row>
        <table:table-row table:style-name="Table17.1">
          <table:table-cell table:style-name="Table17.A22" office:value-type="string">
            <text:p text:style-name="P7"><text:span text:style-name="T3">Level Adjustment:</text:span></text:p>
          </table:table-cell>
          <table:table-cell table:style-name="Table17.A22" office:value-type="string">
            <text:p text:style-name="P7"><text:span text:style-name="T4">—</text:span></text:p>
          </table:table-cell>
        </table:table-row>
      </table:table>
      <text:p text:style-name="P3"><text:span text:style-name="T4">When resting or lying in wait, these creatures are almost impossible to distinguish from common black cloaks (the cloaker’s ivory claws look very much like bone clasps). Only when it unfurls does the horrific nature of the creature become apparent.</text:span></text:p>
      <text:p text:style-name="P3"><text:span text:style-name="T4">A cloaker has a wingspan of about 8 feet. It weighs about 100 pounds.</text:span></text:p>
      <text:p text:style-name="P3"><text:span text:style-name="T4">Cloakers speak Undercommon.</text:span></text:p>
      <text:p text:style-name="P3"><text:span text:style-name="T1">COMBAT</text:span></text:p>
      <text:p text:style-name="P3"><text:span text:style-name="T4">Cloakers usually lie still, watching and listening for prey. If facing a single opponent, a cloaker uses its engulf attack. Against multiple foes, it lashes with its tail in concert with its moan and shadow shift abilities to reduce the opposition’s numbers, then engulfs a survivor. Multiple cloakers usually split up, leaving one or two behind to use special abilities while the rest make melee attacks.</text:span></text:p>
      <text:p text:style-name="P3"><text:span text:style-name="T3">Moan (Ex): </text:span><text:span text:style-name="T4">A cloaker can emit a dangerous subsonic moan as a standard action. By changing the frequency, the cloaker can cause one of four effects. Cloakers are immune to these sonic, mindaffecting attacks. Unless otherwise specified, a creature that successfully saves against one of these effects cannot be affected by the same moan effect from the same cloaker for 24 hours. All save DCs for moan effects are Charisma-based.</text:span></text:p>
      <text:p text:style-name="P3"><text:span text:style-name="T5">Unnerve: </text:span><text:span text:style-name="T4">Anyone within a 60-foot spread automatically takes a –2 penalty on attack and damage rolls. Those forced to hear the moan for more than 6 consecutive rounds must succeed on a DC 15 Will save or enter a trance, unable to attack or defend themselves until the moaning stops.</text:span></text:p>
      <text:p text:style-name="P3"><text:span text:style-name="T5">Fear: </text:span><text:span text:style-name="T4">Anyone within a 30-foot spread must succeed on a DC 15 Will save or become panicked for 2 rounds.</text:span></text:p>
      <text:p text:style-name="P3"><text:span text:style-name="T5">Nausea: </text:span><text:span text:style-name="T4">Anyone in a 30-foot cone must succeed on a DC 15 Fortitude save or be overcome by nausea and weakness.</text:span></text:p>
      <text:p text:style-name="P3"><text:span text:style-name="T4">Affected characters fall prone and become nauseated for 1d4+1 rounds.</text:span></text:p>
      <text:p text:style-name="P3"><text:span text:style-name="T5">Stupor: </text:span><text:span text:style-name="T4">A single creature within 30 feet of the cloaker must succeed on a DC 15 Fortitude save or be affected as though by a </text:span><text:span text:style-name="T5">hold monster </text:span><text:span text:style-name="T4">spell for 5 rounds. Even after a successful save, the creature must repeat the save if the cloaker uses this effect again.</text:span></text:p>
      <text:p text:style-name="P3"><text:span text:style-name="T3">Engulf (Ex): </text:span><text:span text:style-name="T4">A cloaker can try to wrap a Medium or smaller creature in its body as a standard action. The cloaker attempts a grapple that does not provoke an attack of opportunity. If it wins the grapple check, it establishes a hold and bites the engulfed victim with a +4 bonus on its attack roll. It can still use its whiplike tail to strike at other targets.</text:span></text:p>
      <text:p text:style-name="P3"><text:span text:style-name="T4">Attacks that hit an engulfing cloaker deal half their damage to the monster and half to the trapped victim.</text:span></text:p>
      <text:p text:style-name="P3"><text:span text:style-name="T3">Shadow Shift (Su): </text:span><text:span text:style-name="T4">A cloaker can manipulate shadows. This ability is effective only in shadowy areas and has three possible effects.</text:span></text:p>
      <text:p text:style-name="P3"><text:span text:style-name="T5">Obscure Vision: </text:span><text:span text:style-name="T4">The cloaker gains concealment (20% miss chance) for 1d4 rounds.</text:span></text:p>
      <text:p text:style-name="P3"><text:span text:style-name="T5">Dancing Images: </text:span><text:span text:style-name="T4">This effect duplicates a </text:span><text:span text:style-name="T5">mirror image </text:span><text:span text:style-name="T4">spell (caster level 6th).</text:span></text:p>
      <text:p text:style-name="P3"><text:span text:style-name="T5">Silent Image: </text:span><text:span text:style-name="T4">This effect duplicates a </text:span><text:span text:style-name="T5">silent image </text:span><text:span text:style-name="T4">spell (DC 15, caster level 6th). The save DC is Charisma-based.</text:span></text:p>
      <text:p text:style-name="P5"/>
      <text:p text:style-name="P3"><text:span text:style-name="T2">COCKATRICE</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3"><text:s/></text:span></text:p>
          </table:table-cell>
          <table:table-cell table:style-name="Table18.A1" office:value-type="string">
            <text:p text:style-name="P7"><text:span text:style-name="T4">Small Magical Beast</text:span></text:p>
          </table:table-cell>
        </table:table-row>
        <table:table-row table:style-name="Table18.1">
          <table:table-cell table:style-name="Table18.A2" office:value-type="string">
            <text:p text:style-name="P7"><text:span text:style-name="T3">Hit Dice:</text:span></text:p>
          </table:table-cell>
          <table:table-cell table:style-name="Table18.A2" office:value-type="string">
            <text:p text:style-name="P7"><text:span text:style-name="T4">5d10 (27 hp)</text:span></text:p>
          </table:table-cell>
        </table:table-row>
        <table:table-row table:style-name="Table18.1">
          <table:table-cell table:style-name="Table18.A2" office:value-type="string">
            <text:p text:style-name="P3"><text:span text:style-name="T3">Initiative:</text:span></text:p>
          </table:table-cell>
          <table:table-cell table:style-name="Table18.A2" office:value-type="string">
            <text:p text:style-name="P3"><text:span text:style-name="T4">+3</text:span></text:p>
          </table:table-cell>
        </table:table-row>
        <table:table-row table:style-name="Table18.1">
          <table:table-cell table:style-name="Table18.A2" office:value-type="string">
            <text:p text:style-name="P3"><text:span text:style-name="T3">Speed:</text:span></text:p>
          </table:table-cell>
          <table:table-cell table:style-name="Table18.A2" office:value-type="string">
            <text:p text:style-name="P3"><text:span text:style-name="T4">20 ft. (4 squares), fly 60 ft. (poor)</text:span></text:p>
          </table:table-cell>
        </table:table-row>
        <table:table-row table:style-name="Table18.1">
          <table:table-cell table:style-name="Table18.A2" office:value-type="string">
            <text:p text:style-name="P3"><text:span text:style-name="T3">Armor Class:</text:span></text:p>
          </table:table-cell>
          <table:table-cell table:style-name="Table18.A2" office:value-type="string">
            <text:p text:style-name="P3"><text:span text:style-name="T4">14 (+1 size, +3 Dex), touch 14, flat-footed 11</text:span></text:p>
          </table:table-cell>
        </table:table-row>
        <table:table-row table:style-name="Table18.1">
          <table:table-cell table:style-name="Table18.A2" office:value-type="string">
            <text:p text:style-name="P3"><text:span text:style-name="T3">Base Attack/Grapple:</text:span></text:p>
          </table:table-cell>
          <table:table-cell table:style-name="Table18.A2" office:value-type="string">
            <text:p text:style-name="P3"><text:span text:style-name="T4">+5/–1</text:span></text:p>
          </table:table-cell>
        </table:table-row>
        <table:table-row table:style-name="Table18.1">
          <table:table-cell table:style-name="Table18.A2" office:value-type="string">
            <text:p text:style-name="P3"><text:span text:style-name="T3">Attack:</text:span></text:p>
          </table:table-cell>
          <table:table-cell table:style-name="Table18.A2" office:value-type="string">
            <text:p text:style-name="P3"><text:span text:style-name="T4">Bite +9 melee (1d4–2 plus petrification)</text:span></text:p>
          </table:table-cell>
        </table:table-row>
        <table:table-row table:style-name="Table18.1">
          <table:table-cell table:style-name="Table18.A2" office:value-type="string">
            <text:p text:style-name="P3"><text:span text:style-name="T3">Full Attack:</text:span></text:p>
          </table:table-cell>
          <table:table-cell table:style-name="Table18.A2" office:value-type="string">
            <text:p text:style-name="P3"><text:span text:style-name="T4">Bite +9 melee (1d4–2 plus petrification)</text:span></text:p>
          </table:table-cell>
        </table:table-row>
        <table:table-row table:style-name="Table18.1">
          <table:table-cell table:style-name="Table18.A2" office:value-type="string">
            <text:p text:style-name="P3"><text:span text:style-name="T3">Space/Reach:</text:span></text:p>
          </table:table-cell>
          <table:table-cell table:style-name="Table18.A2" office:value-type="string">
            <text:p text:style-name="P3"><text:span text:style-name="T4">5 ft./5 ft.</text:span></text:p>
          </table:table-cell>
        </table:table-row>
        <table:table-row table:style-name="Table18.1">
          <table:table-cell table:style-name="Table18.A2" office:value-type="string">
            <text:p text:style-name="P3"><text:span text:style-name="T3">Special Attacks:</text:span></text:p>
          </table:table-cell>
          <table:table-cell table:style-name="Table18.A2" office:value-type="string">
            <text:p text:style-name="P3"><text:span text:style-name="T4">Petrification</text:span></text:p>
          </table:table-cell>
        </table:table-row>
        <table:table-row table:style-name="Table18.1">
          <table:table-cell table:style-name="Table18.A2" office:value-type="string">
            <text:p text:style-name="P3"><text:span text:style-name="T3">Special Qualities:</text:span></text:p>
          </table:table-cell>
          <table:table-cell table:style-name="Table18.A2" office:value-type="string">
            <text:p text:style-name="P3"><text:span text:style-name="T4">Darkvision 60 ft., low-light vision</text:span></text:p>
          </table:table-cell>
        </table:table-row>
        <table:table-row table:style-name="Table18.1">
          <table:table-cell table:style-name="Table18.A2" office:value-type="string">
            <text:p text:style-name="P3"><text:span text:style-name="T3">Saves:</text:span></text:p>
          </table:table-cell>
          <table:table-cell table:style-name="Table18.A2" office:value-type="string">
            <text:p text:style-name="P3"><text:span text:style-name="T4">Fort +4, Ref +7, Will +2</text:span></text:p>
          </table:table-cell>
        </table:table-row>
        <table:table-row table:style-name="Table18.1">
          <table:table-cell table:style-name="Table18.A2" office:value-type="string">
            <text:p text:style-name="P3"><text:span text:style-name="T3">Abilities:</text:span></text:p>
          </table:table-cell>
          <table:table-cell table:style-name="Table18.A2" office:value-type="string">
            <text:p text:style-name="P3"><text:span text:style-name="T4">Str 6, Dex 17, Con 11, Int 2, Wis 13, Cha 9</text:span></text:p>
          </table:table-cell>
        </table:table-row>
        <text:soft-page-break/>
        <table:table-row table:style-name="Table18.1">
          <table:table-cell table:style-name="Table18.A2" office:value-type="string">
            <text:p text:style-name="P3"><text:span text:style-name="T3">Skills:</text:span></text:p>
          </table:table-cell>
          <table:table-cell table:style-name="Table18.A2" office:value-type="string">
            <text:p text:style-name="P3"><text:span text:style-name="T4">Listen +7, Spot +7</text:span></text:p>
          </table:table-cell>
        </table:table-row>
        <table:table-row table:style-name="Table18.1">
          <table:table-cell table:style-name="Table18.A2" office:value-type="string">
            <text:p text:style-name="P3"><text:span text:style-name="T3">Feats:</text:span></text:p>
          </table:table-cell>
          <table:table-cell table:style-name="Table18.A2" office:value-type="string">
            <text:p text:style-name="P3"><text:span text:style-name="T4">Alertness, Dodge, Weapon Finesse</text:span><text:span text:style-name="T15">B</text:span></text:p>
          </table:table-cell>
        </table:table-row>
        <table:table-row table:style-name="Table18.1">
          <table:table-cell table:style-name="Table18.A2" office:value-type="string">
            <text:p text:style-name="P3"><text:span text:style-name="T3">Environment:</text:span></text:p>
          </table:table-cell>
          <table:table-cell table:style-name="Table18.A2" office:value-type="string">
            <text:p text:style-name="P3"><text:span text:style-name="T4">Temperate plains</text:span></text:p>
          </table:table-cell>
        </table:table-row>
        <table:table-row table:style-name="Table18.1">
          <table:table-cell table:style-name="Table18.A2" office:value-type="string">
            <text:p text:style-name="P3"><text:span text:style-name="T3">Organization:</text:span></text:p>
          </table:table-cell>
          <table:table-cell table:style-name="Table18.A2" office:value-type="string">
            <text:p text:style-name="P3"><text:span text:style-name="T4">Solitary, pair, flight (3–5), or flock (6–13)</text:span></text:p>
          </table:table-cell>
        </table:table-row>
        <table:table-row table:style-name="Table18.1">
          <table:table-cell table:style-name="Table18.A2" office:value-type="string">
            <text:p text:style-name="P3"><text:span text:style-name="T3">Challenge Rating:</text:span></text:p>
          </table:table-cell>
          <table:table-cell table:style-name="Table18.A2" office:value-type="string">
            <text:p text:style-name="P3"><text:span text:style-name="T4">3</text:span></text:p>
          </table:table-cell>
        </table:table-row>
        <table:table-row table:style-name="Table18.1">
          <table:table-cell table:style-name="Table18.A2" office:value-type="string">
            <text:p text:style-name="P3"><text:span text:style-name="T3">Treasure:</text:span></text:p>
          </table:table-cell>
          <table:table-cell table:style-name="Table18.A2" office:value-type="string">
            <text:p text:style-name="P3"><text:span text:style-name="T4">None</text:span></text:p>
          </table:table-cell>
        </table:table-row>
        <table:table-row table:style-name="Table18.1">
          <table:table-cell table:style-name="Table18.A2" office:value-type="string">
            <text:p text:style-name="P3"><text:span text:style-name="T3">Alignment:</text:span></text:p>
          </table:table-cell>
          <table:table-cell table:style-name="Table18.A2" office:value-type="string">
            <text:p text:style-name="P3"><text:span text:style-name="T4">Always neutral</text:span></text:p>
          </table:table-cell>
        </table:table-row>
        <table:table-row table:style-name="Table18.1">
          <table:table-cell table:style-name="Table18.A2" office:value-type="string">
            <text:p text:style-name="P3"><text:span text:style-name="T3">Advancement:</text:span></text:p>
          </table:table-cell>
          <table:table-cell table:style-name="Table18.A2" office:value-type="string">
            <text:p text:style-name="P3"><text:span text:style-name="T4">6–8 HD (Small); 9–15 HD (Medium)</text:span></text:p>
          </table:table-cell>
        </table:table-row>
        <table:table-row table:style-name="Table18.1">
          <table:table-cell table:style-name="Table18.A22" office:value-type="string">
            <text:p text:style-name="P7"><text:span text:style-name="T3">Level Adjustment:</text:span></text:p>
          </table:table-cell>
          <table:table-cell table:style-name="Table18.A22" office:value-type="string">
            <text:p text:style-name="P7"><text:span text:style-name="T4">—</text:span></text:p>
          </table:table-cell>
        </table:table-row>
      </table:table>
      <text:p text:style-name="P3"><text:span text:style-name="T4">A male cockatrice has wattles and a comb, just like a rooster. Females, much rarer than males, differ only in that they have no wattles or comb. A cockatrice weighs about 25 pounds.</text:span></text:p>
      <text:p text:style-name="P3"><text:span text:style-name="T1">COMBAT</text:span></text:p>
      <text:p text:style-name="P3"><text:span text:style-name="T4">A cockatrice fiercely attacks anything that it deems a threat to itself or its lair. Flocks of cockatrices do their utmost to overwhelm and confuse their foes, and sometimes fly directly into their opponents’ faces.</text:span></text:p>
      <text:p text:style-name="P3"><text:span text:style-name="T3">Petrification (Su): </text:span><text:span text:style-name="T4">Creatures hit by a cockatrice’s bite attack must succeed on a DC 12 Fortitude save or instantly turn to stone. The save DC is Constitution-based. <text:s/>Cockatrices have immunity to the petrification ability of other cockatrices, but other petrification attacks affect them normally.</text:span></text:p>
      <text:p text:style-name="P5"/>
      <text:p text:style-name="P3"><text:span text:style-name="T2">COUATL</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7"><text:span text:style-name="T3"><text:s/></text:span></text:p>
          </table:table-cell>
          <table:table-cell table:style-name="Table19.A1" office:value-type="string">
            <text:p text:style-name="P7"><text:span text:style-name="T4">Large Outsider (Native)</text:span></text:p>
          </table:table-cell>
        </table:table-row>
        <table:table-row table:style-name="Table19.1">
          <table:table-cell table:style-name="Table19.A1" office:value-type="string">
            <text:p text:style-name="P7"><text:span text:style-name="T3">Hit Dice:</text:span></text:p>
          </table:table-cell>
          <table:table-cell table:style-name="Table19.A1" office:value-type="string">
            <text:p text:style-name="P7"><text:span text:style-name="T4">9d8+18 (58 hp)</text:span></text:p>
          </table:table-cell>
        </table:table-row>
        <table:table-row table:style-name="Table19.1">
          <table:table-cell table:style-name="Table19.A1" office:value-type="string">
            <text:p text:style-name="P3"><text:span text:style-name="T3">Initiative:</text:span></text:p>
          </table:table-cell>
          <table:table-cell table:style-name="Table19.A1" office:value-type="string">
            <text:p text:style-name="P3"><text:span text:style-name="T4">+7</text:span></text:p>
          </table:table-cell>
        </table:table-row>
        <table:table-row table:style-name="Table19.1">
          <table:table-cell table:style-name="Table19.A1" office:value-type="string">
            <text:p text:style-name="P3"><text:span text:style-name="T3">Speed:</text:span></text:p>
          </table:table-cell>
          <table:table-cell table:style-name="Table19.A1" office:value-type="string">
            <text:p text:style-name="P3"><text:span text:style-name="T4">20 ft. (4 squares), fly 60 ft. (good)</text:span></text:p>
          </table:table-cell>
        </table:table-row>
        <table:table-row table:style-name="Table19.1">
          <table:table-cell table:style-name="Table19.A1" office:value-type="string">
            <text:p text:style-name="P3"><text:span text:style-name="T3">Armor Class:</text:span></text:p>
          </table:table-cell>
          <table:table-cell table:style-name="Table19.A1" office:value-type="string">
            <text:p text:style-name="P3"><text:span text:style-name="T4">21 (–1 size, +3 Dex, +9 natural), touch 12, flat-footed 18</text:span></text:p>
          </table:table-cell>
        </table:table-row>
        <table:table-row table:style-name="Table19.1">
          <table:table-cell table:style-name="Table19.A1" office:value-type="string">
            <text:p text:style-name="P3"><text:span text:style-name="T3">Base Attack/Grapple:</text:span></text:p>
          </table:table-cell>
          <table:table-cell table:style-name="Table19.A1" office:value-type="string">
            <text:p text:style-name="P3"><text:span text:style-name="T4">+9/+17</text:span></text:p>
          </table:table-cell>
        </table:table-row>
        <table:table-row table:style-name="Table19.1">
          <table:table-cell table:style-name="Table19.A1" office:value-type="string">
            <text:p text:style-name="P3"><text:span text:style-name="T3">Attack:</text:span></text:p>
          </table:table-cell>
          <table:table-cell table:style-name="Table19.A1" office:value-type="string">
            <text:p text:style-name="P3"><text:span text:style-name="T4">Bite +12 melee (1d3+6 plus poison)</text:span></text:p>
          </table:table-cell>
        </table:table-row>
        <table:table-row table:style-name="Table19.1">
          <table:table-cell table:style-name="Table19.A1" office:value-type="string">
            <text:p text:style-name="P3"><text:span text:style-name="T3">Full Attack:</text:span></text:p>
          </table:table-cell>
          <table:table-cell table:style-name="Table19.A1" office:value-type="string">
            <text:p text:style-name="P3"><text:span text:style-name="T4">Bite +12 melee (1d3+6 plus poison)</text:span></text:p>
          </table:table-cell>
        </table:table-row>
        <table:table-row table:style-name="Table19.1">
          <table:table-cell table:style-name="Table19.A1" office:value-type="string">
            <text:p text:style-name="P3"><text:span text:style-name="T3">Space/Reach:</text:span></text:p>
          </table:table-cell>
          <table:table-cell table:style-name="Table19.A1" office:value-type="string">
            <text:p text:style-name="P3"><text:span text:style-name="T4">10 ft./5 ft.</text:span></text:p>
          </table:table-cell>
        </table:table-row>
        <table:table-row table:style-name="Table19.1">
          <table:table-cell table:style-name="Table19.A1" office:value-type="string">
            <text:p text:style-name="P3"><text:span text:style-name="T3">Special Attacks:</text:span></text:p>
          </table:table-cell>
          <table:table-cell table:style-name="Table19.A1" office:value-type="string">
            <text:p text:style-name="P3"><text:span text:style-name="T4">Constrict 2d8+6, improved grab, poison, psionics, spells</text:span></text:p>
          </table:table-cell>
        </table:table-row>
        <table:table-row table:style-name="Table19.1">
          <table:table-cell table:style-name="Table19.A1" office:value-type="string">
            <text:p text:style-name="P3"><text:span text:style-name="T3">Special Qualities:</text:span></text:p>
          </table:table-cell>
          <table:table-cell table:style-name="Table19.A1" office:value-type="string">
            <text:p text:style-name="P3"><text:span text:style-name="T4">Darkvision 60 ft., ethereal jaunt, telepathy 90 ft.</text:span></text:p>
          </table:table-cell>
        </table:table-row>
        <table:table-row table:style-name="Table19.1">
          <table:table-cell table:style-name="Table19.A1" office:value-type="string">
            <text:p text:style-name="P3"><text:span text:style-name="T3">Saves:</text:span></text:p>
          </table:table-cell>
          <table:table-cell table:style-name="Table19.A1" office:value-type="string">
            <text:p text:style-name="P3"><text:span text:style-name="T4">Fort +8, Ref +9, Will +10</text:span></text:p>
          </table:table-cell>
        </table:table-row>
        <table:table-row table:style-name="Table19.1">
          <table:table-cell table:style-name="Table19.A1" office:value-type="string">
            <text:p text:style-name="P3"><text:span text:style-name="T3">Abilities:</text:span></text:p>
          </table:table-cell>
          <table:table-cell table:style-name="Table19.A1" office:value-type="string">
            <text:p text:style-name="P3"><text:span text:style-name="T4">Str 18, Dex 16, Con 14, Int 17, Wis 19, Cha 17</text:span></text:p>
          </table:table-cell>
        </table:table-row>
        <table:table-row table:style-name="Table19.1">
          <table:table-cell table:style-name="Table19.A1" office:value-type="string">
            <text:p text:style-name="P3"><text:span text:style-name="T3">Skills:</text:span></text:p>
          </table:table-cell>
          <table:table-cell table:style-name="Table19.A1" office:value-type="string">
            <text:p text:style-name="P3"><text:span text:style-name="T4">Concentration +14, Diplomacy +17, Jump +0, Knowledge (any two) +15, Listen +16, Search +15, Sense Motive +16, Spellcraft +15 (+17 scrolls), Spot +16, Survival +4 (+6 following tracks), Tumble +15, Use Magic Device +15 (+17 scrolls)</text:span></text:p>
          </table:table-cell>
        </table:table-row>
        <table:table-row table:style-name="Table19.1">
          <table:table-cell table:style-name="Table19.A1" office:value-type="string">
            <text:p text:style-name="P3"><text:span text:style-name="T3">Feats:</text:span></text:p>
          </table:table-cell>
          <table:table-cell table:style-name="Table19.A1" office:value-type="string">
            <text:p text:style-name="P3"><text:span text:style-name="T4">Dodge, Empower Spell, Eschew Materials</text:span><text:span text:style-name="T15">B</text:span><text:span text:style-name="T4">, Hover, Improved Initiative</text:span></text:p>
          </table:table-cell>
        </table:table-row>
        <table:table-row table:style-name="Table19.1">
          <table:table-cell table:style-name="Table19.A1" office:value-type="string">
            <text:p text:style-name="P3"><text:span text:style-name="T3">Environment:</text:span></text:p>
          </table:table-cell>
          <table:table-cell table:style-name="Table19.A1" office:value-type="string">
            <text:p text:style-name="P3"><text:span text:style-name="T4">Warm forests</text:span></text:p>
          </table:table-cell>
        </table:table-row>
        <table:table-row table:style-name="Table19.1">
          <table:table-cell table:style-name="Table19.A1" office:value-type="string">
            <text:p text:style-name="P3"><text:span text:style-name="T3">Organization:</text:span></text:p>
          </table:table-cell>
          <table:table-cell table:style-name="Table19.A1" office:value-type="string">
            <text:p text:style-name="P3"><text:span text:style-name="T4">Solitary, pair, or flight (3–6)</text:span></text:p>
          </table:table-cell>
        </table:table-row>
        <table:table-row table:style-name="Table19.1">
          <table:table-cell table:style-name="Table19.A1" office:value-type="string">
            <text:p text:style-name="P3"><text:span text:style-name="T3">Challenge Rating:</text:span></text:p>
          </table:table-cell>
          <table:table-cell table:style-name="Table19.A1" office:value-type="string">
            <text:p text:style-name="P3"><text:span text:style-name="T4">10</text:span></text:p>
          </table:table-cell>
        </table:table-row>
        <table:table-row table:style-name="Table19.1">
          <table:table-cell table:style-name="Table19.A1" office:value-type="string">
            <text:p text:style-name="P3"><text:span text:style-name="T3">Treasure:</text:span></text:p>
          </table:table-cell>
          <table:table-cell table:style-name="Table19.A1" office:value-type="string">
            <text:p text:style-name="P3"><text:span text:style-name="T4">Standard</text:span></text:p>
          </table:table-cell>
        </table:table-row>
        <table:table-row table:style-name="Table19.1">
          <table:table-cell table:style-name="Table19.A1" office:value-type="string">
            <text:p text:style-name="P3"><text:span text:style-name="T3">Alignment:</text:span></text:p>
          </table:table-cell>
          <table:table-cell table:style-name="Table19.A1" office:value-type="string">
            <text:p text:style-name="P3"><text:span text:style-name="T4">Always lawful good</text:span></text:p>
          </table:table-cell>
        </table:table-row>
        <table:table-row table:style-name="Table19.1">
          <table:table-cell table:style-name="Table19.A1" office:value-type="string">
            <text:p text:style-name="P3"><text:span text:style-name="T3">Advancement:</text:span></text:p>
          </table:table-cell>
          <table:table-cell table:style-name="Table19.A1" office:value-type="string">
            <text:p text:style-name="P3"><text:span text:style-name="T4">10–13 HD (Large); 14–27 HD (Huge)</text:span></text:p>
          </table:table-cell>
        </table:table-row>
        <table:table-row table:style-name="Table19.1">
          <table:table-cell table:style-name="Table19.A1" office:value-type="string">
            <text:p text:style-name="P7"><text:span text:style-name="T3">Level Adjustment:</text:span></text:p>
          </table:table-cell>
          <table:table-cell table:style-name="Table19.A1" office:value-type="string">
            <text:p text:style-name="P7"><text:span text:style-name="T4">+7</text:span></text:p>
          </table:table-cell>
        </table:table-row>
      </table:table>
      <text:p text:style-name="P3"><text:span text:style-name="T4">A couatl is about 12 feet long, with a wingspan of about 15 feet. It weighs about 1,800 pounds.</text:span></text:p>
      <text:p text:style-name="P3"><text:span text:style-name="T4">Couatls speak Celestial, Common, and Draconic, and also have the power of telepathy (see below).</text:span></text:p>
      <text:p text:style-name="P3"><text:span text:style-name="T1">COMBAT</text:span></text:p>
      <text:p text:style-name="P3"><text:span text:style-name="T4">A couatl uses its </text:span><text:span text:style-name="T5">detect thoughts </text:span><text:span text:style-name="T4">ability on any creature that arouses its suspicions. Since it is highly intelligent, a couatl usually casts spells from a distance before closing. If more than one couatl is involved, they discuss their strategy before a battle.</text:span></text:p>
      <text:p text:style-name="P3"><text:span text:style-name="T3">Constrict (Ex):</text:span><text:span text:style-name="T4"> A couatl deals 2d8+6 points of damage with a successful grapple check.</text:span></text:p>
      <text:p text:style-name="P3"><text:span text:style-name="T3">Improved Grab (Ex): </text:span><text:span text:style-name="T4">To use this ability, a couatl must hit a creature of up to two size categories larger with its bite attack. It can then attempt to start a grapple as a free action without provoking an attack of opportunity. If it wins the grapple check, it establishes a hold and can constrict.</text:span></text:p>
      <text:p text:style-name="P3"><text:span text:style-name="T3">Poison (Ex)</text:span><text:span text:style-name="T4">: Injury, Fortitude DC 16, initial damage 2d4 Str, secondary damage 4d4 Str.</text:span></text:p>
      <text:p text:style-name="P3"><text:span text:style-name="T4">The save DC is Constitution-based.</text:span></text:p>
      <text:p text:style-name="P3"><text:span text:style-name="T3">Psionics (Sp):</text:span><text:span text:style-name="T4"> At will—</text:span><text:span text:style-name="T5">detect chaos, detect evil, detect good, detect law, detect thoughts </text:span><text:span text:style-name="T4">(DC 15), </text:span><text:span text:style-name="T5">invisibility, plane shift </text:span><text:span text:style-name="T4">(DC 20), </text:span><text:span text:style-name="T5">polymorph </text:span><text:span text:style-name="T4">(self only). Effective caster level 9th. The save DCs are Charisma-based.</text:span></text:p>
      <text:p text:style-name="P3"><text:span text:style-name="T3">Spells:</text:span><text:span text:style-name="T4"> A couatl casts spells as a 9th-level sorcerer.</text:span></text:p>
      <text:p text:style-name="P3"><text:span text:style-name="T4">It can choose its spells known from the sorcerer list, the cleric list, and from the lists for the Air, Good, and Law domains. The cleric spells and domain spells are considered arcane spells for a couatl, meaning that the creature does not need a divine focus to cast them.</text:span></text:p>
      <text:p text:style-name="P3"><text:span text:style-name="T5">Typical Spells Known </text:span><text:span text:style-name="T4">(6/7/7/7/4; save DC 13 + spell level): 0—</text:span><text:span text:style-name="T5">cure minor wounds, daze, disrupt undead, light, obscuring mist, ray of frost, read magic, resistance; </text:span><text:span text:style-name="T4">1st—</text:span><text:span text:style-name="T5">endure elements, mage armor, protection from chaos, true strike, wind wall; </text:span><text:span text:style-name="T4">2nd—</text:span><text:span text:style-name="T5">cure moderate wounds, eagle’s splendor, scorching ray, silence; </text:span><text:span text:style-name="T4">3rd—</text:span><text:span text:style-name="T5">gaseous form, magic circle against evil, summon monster III; </text:span><text:span text:style-name="T4">4th— </text:span><text:span text:style-name="T5">charm monster, freedom of movement.</text:span></text:p>
      <text:p text:style-name="P3"><text:span text:style-name="T3">Ethereal Jaunt (Su):</text:span><text:span text:style-name="T4"> This ability works like the </text:span><text:span text:style-name="T5">ethereal jaunt </text:span><text:span text:style-name="T4">spell (caster level 16th).</text:span></text:p>
      <text:p text:style-name="P3"><text:span text:style-name="T3">Telepathy (Su):</text:span><text:span text:style-name="T4"> A couatl can communicate telepathically with any creature within 90 feet that has an Intelligence score. The creature can respond to the couatl if it wishes—no common language is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RGHEST</dc:title>
    <meta:initial-creator>AKSmith</meta:initial-creator>
    <meta:creation-date>2003-07-01T10:52:00</meta:creation-date>
    <dc:date>2003-10-22T10:38:00</dc:date>
    <meta:editing-cycles>6</meta:editing-cycles>
    <meta:editing-duration>PT8S</meta:editing-duration>
    <meta:document-statistic meta:table-count="19" meta:image-count="0" meta:object-count="0" meta:page-count="26" meta:paragraph-count="1057" meta:word-count="8100" meta:character-count="47806" meta:non-whitespace-character-count="40790"/>
    <meta:generator>LibreOffice/6.1.5.2$Linux_X86_64 LibreOffice_project/10$Build-2</meta:generator>
    <meta:user-defined meta:name="Company">Wizards of the Coast</meta:user-defined>
    <meta:user-defined meta:name="Operator">AKSmith</meta:user-defined>
  </office:meta>
</office:document-meta>
</file>